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101e8e" style:font-name="Arial1" fo:font-size="18pt" style:font-size-asian="18pt" style:font-name-complex="Arial1" style:font-size-complex="18pt"/>
    </style:style>
    <style:style style:name="T10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1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2" style:family="text">
      <style:text-properties fo:color="#000000" style:font-name="Arial1" fo:font-size="10pt" style:font-size-asian="10pt" style:font-name-complex="Arial1" style:font-size-complex="10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4.87cm" svg:height="0.712cm" svg:x="8.066cm" svg:y="2.488cm">
          <draw:text-box>
            <text:p text:style-name="P1"><text:span text:style-name="T2">INTRODUCTION</text:span></text:p>
          </draw:text-box>
        </draw:frame>
        <draw:frame draw:style-name="gr3" draw:text-style-name="P4" draw:layer="layout" svg:width="2.436cm" svg:height="0.628cm" svg:x="2.2cm" svg:y="4.5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42cm" svg:height="0.475cm" svg:x="2.2cm" svg:y="5.442cm">
          <draw:text-box>
            <text:p text:style-name="P1"><text:span text:style-name="T4">Establishing the Inquiry <text:s/>.................................................................................................... 2</text:span></text:p>
          </draw:text-box>
        </draw:frame>
        <draw:frame draw:style-name="gr1" draw:text-style-name="P2" draw:layer="layout" svg:width="16.135cm" svg:height="0.475cm" svg:x="2.94cm" svg:y="6.107cm">
          <draw:text-box>
            <text:p text:style-name="P1"><text:span text:style-name="T4">Purpose of the Inquiry <text:s/>................................................................................................ 2</text:span></text:p>
          </draw:text-box>
        </draw:frame>
        <draw:frame draw:style-name="gr1" draw:text-style-name="P2" draw:layer="layout" svg:width="16.076cm" svg:height="0.475cm" svg:x="2.94cm" svg:y="6.771cm">
          <draw:text-box>
            <text:p text:style-name="P1"><text:span text:style-name="T4">Support to the Inquiry Committee <text:s/>.............................................................................. 3</text:span></text:p>
          </draw:text-box>
        </draw:frame>
        <draw:frame draw:style-name="gr1" draw:text-style-name="P2" draw:layer="layout" svg:width="16.046cm" svg:height="0.475cm" svg:x="2.94cm" svg:y="7.436cm">
          <draw:text-box>
            <text:p text:style-name="P1"><text:span text:style-name="T4">Avoiding conflicts of interest <text:s/>...................................................................................... 4</text:span></text:p>
          </draw:text-box>
        </draw:frame>
        <draw:frame draw:style-name="gr1" draw:text-style-name="P2" draw:layer="layout" svg:width="16.88cm" svg:height="0.475cm" svg:x="2.2cm" svg:y="8.3cm">
          <draw:text-box>
            <text:p text:style-name="P1"><text:span text:style-name="T4">The Inquiry’s approach <text:s/>..................................................................................................... 5</text:span></text:p>
          </draw:text-box>
        </draw:frame>
        <draw:frame draw:style-name="gr1" draw:text-style-name="P2" draw:layer="layout" svg:width="16.11cm" svg:height="0.475cm" svg:x="2.94cm" svg:y="8.964cm">
          <draw:text-box>
            <text:p text:style-name="P1"><text:span text:style-name="T4">Initial meetings <text:s/>........................................................................................................... 5</text:span></text:p>
          </draw:text-box>
        </draw:frame>
        <draw:frame draw:style-name="gr1" draw:text-style-name="P2" draw:layer="layout" svg:width="16.08cm" svg:height="0.475cm" svg:x="2.94cm" svg:y="9.629cm">
          <draw:text-box>
            <text:p text:style-name="P1"><text:span text:style-name="T4">Issues not addressed by the Inquiry <text:s/>.......................................................................... 6</text:span></text:p>
          </draw:text-box>
        </draw:frame>
        <draw:frame draw:style-name="gr1" draw:text-style-name="P2" draw:layer="layout" svg:width="16.042cm" svg:height="0.475cm" svg:x="2.94cm" svg:y="10.293cm">
          <draw:text-box>
            <text:p text:style-name="P1"><text:span text:style-name="T4">Hearings <text:s/>.................................................................................................................... 8</text:span></text:p>
          </draw:text-box>
        </draw:frame>
        <draw:frame draw:style-name="gr1" draw:text-style-name="P2" draw:layer="layout" svg:width="16.076cm" svg:height="0.475cm" svg:x="2.94cm" svg:y="10.958cm">
          <draw:text-box>
            <text:p text:style-name="P1"><text:span text:style-name="T4">Written evidence <text:s/>........................................................................................................ 9</text:span></text:p>
          </draw:text-box>
        </draw:frame>
        <draw:frame draw:style-name="gr1" draw:text-style-name="P2" draw:layer="layout" svg:width="15.263cm" svg:height="0.475cm" svg:x="3.7cm" svg:y="11.622cm">
          <draw:text-box>
            <text:p text:style-name="P1"><text:span text:style-name="T4">Publication of the most sensitive documents <text:s/>.................................................... 10</text:span></text:p>
          </draw:text-box>
        </draw:frame>
        <draw:frame draw:style-name="gr1" draw:text-style-name="P2" draw:layer="layout" svg:width="15.31cm" svg:height="0.475cm" svg:x="3.7cm" svg:y="12.287cm">
          <draw:text-box>
            <text:p text:style-name="P1"><text:span text:style-name="T4">Minutes of Cabinet meetings <text:s/>............................................................................. 11</text:span></text:p>
          </draw:text-box>
        </draw:frame>
        <draw:frame draw:style-name="gr1" draw:text-style-name="P2" draw:layer="layout" svg:width="15.212cm" svg:height="0.475cm" svg:x="3.7cm" svg:y="12.951cm">
          <draw:text-box>
            <text:p text:style-name="P1"><text:span text:style-name="T4">Communication between the UK Prime Minister and US President .................. 12</text:span></text:p>
          </draw:text-box>
        </draw:frame>
        <draw:frame draw:style-name="gr1" draw:text-style-name="P2" draw:layer="layout" svg:width="15.272cm" svg:height="0.475cm" svg:x="3.7cm" svg:y="13.616cm">
          <draw:text-box>
            <text:p text:style-name="P1"><text:span text:style-name="T4">Legal Professional Privilege and the Law Officers’ Convention <text:s/>........................ 13</text:span></text:p>
          </draw:text-box>
        </draw:frame>
        <draw:frame draw:style-name="gr1" draw:text-style-name="P2" draw:layer="layout" svg:width="16.034cm" svg:height="0.475cm" svg:x="2.94cm" svg:y="14.28cm">
          <draw:text-box>
            <text:p text:style-name="P1"><text:span text:style-name="T4">Open source material <text:s/>.............................................................................................. 15</text:span></text:p>
          </draw:text-box>
        </draw:frame>
        <draw:frame draw:style-name="gr1" draw:text-style-name="P2" draw:layer="layout" svg:width="16.127cm" svg:height="0.475cm" svg:x="2.94cm" svg:y="14.944cm">
          <draw:text-box>
            <text:p text:style-name="P1"><text:span text:style-name="T4">Submissions to the Inquiry <text:s/>....................................................................................... 16</text:span></text:p>
          </draw:text-box>
        </draw:frame>
        <draw:frame draw:style-name="gr1" draw:text-style-name="P2" draw:layer="layout" svg:width="15.267cm" svg:height="0.475cm" svg:x="3.7cm" svg:y="15.609cm">
          <draw:text-box>
            <text:p text:style-name="P1"><text:span text:style-name="T4">International law submissions <text:s/>........................................................................... 16</text:span></text:p>
          </draw:text-box>
        </draw:frame>
        <draw:frame draw:style-name="gr1" draw:text-style-name="P2" draw:layer="layout" svg:width="16.055cm" svg:height="0.475cm" svg:x="2.94cm" svg:y="16.273cm">
          <draw:text-box>
            <text:p text:style-name="P1"><text:span text:style-name="T4">The actions of other governments <text:s/>........................................................................... 17</text:span></text:p>
          </draw:text-box>
        </draw:frame>
        <draw:frame draw:style-name="gr1" draw:text-style-name="P2" draw:layer="layout" svg:width="16.046cm" svg:height="0.475cm" svg:x="2.94cm" svg:y="16.938cm">
          <draw:text-box>
            <text:p text:style-name="P1"><text:span text:style-name="T4">The criticism of individuals and “Maxwellisation” <text:s/>..................................................... 18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3" draw:text-style-name="P4" draw:layer="layout" svg:width="6.377cm" svg:height="0.628cm" svg:x="2.2cm" svg:y="2.5cm">
          <draw:text-box>
            <text:p text:style-name="P1"><text:span text:style-name="T3">Establishing the Inquiry</text:span></text:p>
          </draw:text-box>
        </draw:frame>
        <draw:frame draw:style-name="gr5" draw:text-style-name="P6" draw:layer="layout" svg:width="5.256cm" svg:height="0.556cm" svg:x="2.2cm" svg:y="3.599cm">
          <draw:text-box>
            <text:p text:style-name="P1"><text:span text:style-name="T6">Purpose of the Inquiry</text:span></text:p>
          </draw:text-box>
        </draw:frame>
        <draw:frame draw:style-name="gr1" draw:text-style-name="P2" draw:layer="layout" svg:width="16.698cm" svg:height="0.475cm" svg:x="2.2cm" svg:y="4.427cm">
          <draw:text-box>
            <text:p text:style-name="P1"><text:span text:style-name="T7">1. </text:span><text:span text:style-name="T4"><text:s/>On 15 June 2009, Mr Gordon Brown, the Prime Minister, told the House of Commons:</text:span></text:p>
          </draw:text-box>
        </draw:frame>
        <draw:frame draw:style-name="gr6" draw:text-style-name="P7" draw:layer="layout" svg:width="0.246cm" svg:height="0.276cm" svg:x="18.8cm" svg:y="4.4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683cm" svg:height="0.475cm" svg:x="2.95cm" svg:y="5.342cm">
          <draw:text-box>
            <text:p text:style-name="P1"><text:span text:style-name="T4">“</text:span><text:span text:style-name="T4">With the last British combat troops about to return home from Iraq, now is the right </text:span></text:p>
          </draw:text-box>
        </draw:frame>
        <draw:frame draw:style-name="gr1" draw:text-style-name="P2" draw:layer="layout" svg:width="14.92cm" svg:height="0.475cm" svg:x="2.95cm" svg:y="5.906cm">
          <draw:text-box>
            <text:p text:style-name="P1"><text:span text:style-name="T4">time to ensure that we have a proper process in place to enable us to learn the </text:span></text:p>
          </draw:text-box>
        </draw:frame>
        <draw:frame draw:style-name="gr1" draw:text-style-name="P2" draw:layer="layout" svg:width="15.052cm" svg:height="0.475cm" svg:x="2.95cm" svg:y="6.471cm">
          <draw:text-box>
            <text:p text:style-name="P1"><text:span text:style-name="T4">lessons of the complex and often controversial events of the last six years. I am </text:span></text:p>
          </draw:text-box>
        </draw:frame>
        <draw:frame draw:style-name="gr1" draw:text-style-name="P2" draw:layer="layout" svg:width="15.742cm" svg:height="0.475cm" svg:x="2.95cm" svg:y="7.035cm">
          <draw:text-box>
            <text:p text:style-name="P1"><text:span text:style-name="T4">today announcing the establishment of an independent Privy Counsellor committee </text:span></text:p>
          </draw:text-box>
        </draw:frame>
        <draw:frame draw:style-name="gr1" draw:text-style-name="P2" draw:layer="layout" svg:width="14.061cm" svg:height="0.475cm" svg:x="2.95cm" svg:y="7.599cm">
          <draw:text-box>
            <text:p text:style-name="P1"><text:span text:style-name="T4">of inquiry which will consider the period from summer 2001, before military </text:span></text:p>
          </draw:text-box>
        </draw:frame>
        <draw:frame draw:style-name="gr1" draw:text-style-name="P2" draw:layer="layout" svg:width="15.441cm" svg:height="0.475cm" svg:x="2.95cm" svg:y="8.164cm">
          <draw:text-box>
            <text:p text:style-name="P1"><text:span text:style-name="T4">operations began in March 2003, and our subsequent involvement in Iraq right up </text:span></text:p>
          </draw:text-box>
        </draw:frame>
        <draw:frame draw:style-name="gr1" draw:text-style-name="P2" draw:layer="layout" svg:width="15.327cm" svg:height="0.475cm" svg:x="2.95cm" svg:y="8.728cm">
          <draw:text-box>
            <text:p text:style-name="P1"><text:span text:style-name="T4">to the end of July this year. The Inquiry is essential because it will ensure that, by </text:span></text:p>
          </draw:text-box>
        </draw:frame>
        <draw:frame draw:style-name="gr1" draw:text-style-name="P2" draw:layer="layout" svg:width="15.28cm" svg:height="0.475cm" svg:x="2.95cm" svg:y="9.293cm">
          <draw:text-box>
            <text:p text:style-name="P1"><text:span text:style-name="T4">learning lessons, we strengthen the health of our democracy, our diplomacy and <text:s/></text:span></text:p>
          </draw:text-box>
        </draw:frame>
        <draw:frame draw:style-name="gr1" draw:text-style-name="P2" draw:layer="layout" svg:width="2.296cm" svg:height="0.475cm" svg:x="2.95cm" svg:y="9.857cm">
          <draw:text-box>
            <text:p text:style-name="P1"><text:span text:style-name="T4">our military.”</text:span></text:p>
          </draw:text-box>
        </draw:frame>
        <draw:frame draw:style-name="gr6" draw:text-style-name="P7" draw:layer="layout" svg:width="0.246cm" svg:height="0.276cm" svg:x="5.247cm" svg:y="9.876cm">
          <draw:text-box>
            <text:p text:style-name="P1"><text:span text:style-name="T8">1</text:span></text:p>
          </draw:text-box>
        </draw:frame>
        <draw:frame draw:style-name="gr1" draw:text-style-name="P2" draw:layer="layout" svg:width="0.422cm" svg:height="0.475cm" svg:x="5.384cm" svg:y="9.8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386cm" svg:height="0.475cm" svg:x="2.2cm" svg:y="10.772cm">
          <draw:text-box>
            <text:p text:style-name="P1"><text:span text:style-name="T7">2. </text:span><text:span text:style-name="T4"><text:s/>Addressing the scope of the Inquiry, Mr Brown said: </text:span></text:p>
          </draw:text-box>
        </draw:frame>
        <draw:frame draw:style-name="gr1" draw:text-style-name="P2" draw:layer="layout" svg:width="15.746cm" svg:height="0.475cm" svg:x="2.95cm" svg:y="11.686cm">
          <draw:text-box>
            <text:p text:style-name="P1"><text:span text:style-name="T4">“</text:span><text:span text:style-name="T4">No Inquiry has looked at such a long period, and no Inquiry has the powers to look </text:span></text:p>
          </draw:text-box>
        </draw:frame>
        <draw:frame draw:style-name="gr1" draw:text-style-name="P2" draw:layer="layout" svg:width="15.547cm" svg:height="0.475cm" svg:x="2.95cm" svg:y="12.251cm">
          <draw:text-box>
            <text:p text:style-name="P1"><text:span text:style-name="T4">in so much breadth … the Iraq Inquiry will look at the run-up to conflict, the conflict </text:span></text:p>
          </draw:text-box>
        </draw:frame>
        <draw:frame draw:style-name="gr1" draw:text-style-name="P2" draw:layer="layout" svg:width="15.623cm" svg:height="0.475cm" svg:x="2.95cm" svg:y="12.815cm">
          <draw:text-box>
            <text:p text:style-name="P1"><text:span text:style-name="T4">itself and the reconstruction, so that we can learn lessons in each and every area.” </text:span></text:p>
          </draw:text-box>
        </draw:frame>
        <draw:frame draw:style-name="gr1" draw:text-style-name="P2" draw:layer="layout" svg:width="16.685cm" svg:height="0.475cm" svg:x="2.2cm" svg:y="13.729cm">
          <draw:text-box>
            <text:p text:style-name="P1"><text:span text:style-name="T7">3. </text:span><text:span text:style-name="T4"><text:s/>In his statement, Mr Brown announced that the Inquiry Committee would be made up </text:span></text:p>
          </draw:text-box>
        </draw:frame>
        <draw:frame draw:style-name="gr1" draw:text-style-name="P2" draw:layer="layout" svg:width="16.351cm" svg:height="0.475cm" svg:x="2.2cm" svg:y="14.294cm">
          <draw:text-box>
            <text:p text:style-name="P1"><text:span text:style-name="T4">of “non-partisan public figures acknowledged to be experts and leaders in their fields”. <text:s/></text:span></text:p>
          </draw:text-box>
        </draw:frame>
        <draw:frame draw:style-name="gr1" draw:text-style-name="P2" draw:layer="layout" svg:width="15.708cm" svg:height="0.475cm" svg:x="2.2cm" svg:y="14.858cm">
          <draw:text-box>
            <text:p text:style-name="P1"><text:span text:style-name="T4">It would be chaired by Sir John Chilcot and would include Baroness Usha Prashar, <text:s/></text:span></text:p>
          </draw:text-box>
        </draw:frame>
        <draw:frame draw:style-name="gr1" draw:text-style-name="P2" draw:layer="layout" svg:width="16.449cm" svg:height="0.475cm" svg:x="2.2cm" svg:y="15.423cm">
          <draw:text-box>
            <text:p text:style-name="P1"><text:span text:style-name="T4">Sir Roderic Lyne, Sir Lawrence Freedman and Sir Martin Gilbert. Their biographies can </text:span></text:p>
          </draw:text-box>
        </draw:frame>
        <draw:frame draw:style-name="gr1" draw:text-style-name="P2" draw:layer="layout" svg:width="16.465cm" svg:height="0.475cm" svg:x="2.2cm" svg:y="15.987cm">
          <draw:text-box>
            <text:p text:style-name="P1"><text:span text:style-name="T4">be found on the Inquiry’s website. It is a matter of deep regret that Sir Martin was taken </text:span></text:p>
          </draw:text-box>
        </draw:frame>
        <draw:frame draw:style-name="gr1" draw:text-style-name="P2" draw:layer="layout" svg:width="16.355cm" svg:height="0.475cm" svg:x="2.2cm" svg:y="16.552cm">
          <draw:text-box>
            <text:p text:style-name="P1"><text:span text:style-name="T4">ill in April 2012 and was unable thereafter to participate in the Inquiry’s work. Sir Martin </text:span></text:p>
          </draw:text-box>
        </draw:frame>
        <draw:frame draw:style-name="gr1" draw:text-style-name="P2" draw:layer="layout" svg:width="4.875cm" svg:height="0.475cm" svg:x="2.2cm" svg:y="17.116cm">
          <draw:text-box>
            <text:p text:style-name="P1"><text:span text:style-name="T4">died on 3 February 2015. </text:span></text:p>
          </draw:text-box>
        </draw:frame>
        <draw:frame draw:style-name="gr1" draw:text-style-name="P2" draw:layer="layout" svg:width="16.817cm" svg:height="0.475cm" svg:x="2.2cm" svg:y="18.031cm">
          <draw:text-box>
            <text:p text:style-name="P1"><text:span text:style-name="T7">4. </text:span><text:span text:style-name="T4"><text:s/>Prior to 2009, some specific aspects of the UK’s involvement in Iraq had already been </text:span></text:p>
          </draw:text-box>
        </draw:frame>
        <draw:frame draw:style-name="gr1" draw:text-style-name="P2" draw:layer="layout" svg:width="1.962cm" svg:height="0.475cm" svg:x="2.2cm" svg:y="18.595cm">
          <draw:text-box>
            <text:p text:style-name="P1"><text:span text:style-name="T4">examined:</text:span></text:p>
          </draw:text-box>
        </draw:frame>
        <draw:frame draw:style-name="gr2" draw:text-style-name="P3" draw:layer="layout" svg:width="0.634cm" svg:height="0.712cm" svg:x="2.95cm" svg:y="19.353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742cm" svg:height="0.475cm" svg:x="3.7cm" svg:y="19.509cm">
          <draw:text-box>
            <text:p text:style-name="P1"><text:span text:style-name="T4">The House of Commons Foreign Affairs Committee published </text:span><text:span text:style-name="T10">The Decision to </text:span></text:p>
          </draw:text-box>
        </draw:frame>
        <draw:frame draw:style-name="gr1" draw:text-style-name="P2" draw:layer="layout" svg:width="6.259cm" svg:height="0.475cm" svg:x="3.7cm" svg:y="20.074cm">
          <draw:text-box>
            <text:p text:style-name="P1"><text:span text:style-name="T10">go to War in Iraq</text:span><text:span text:style-name="T4"> on 3 July 2003. </text:span></text:p>
          </draw:text-box>
        </draw:frame>
        <draw:frame draw:style-name="gr2" draw:text-style-name="P3" draw:layer="layout" svg:width="0.634cm" svg:height="0.712cm" svg:x="2.95cm" svg:y="20.582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178cm" svg:height="0.475cm" svg:x="3.7cm" svg:y="20.738cm">
          <draw:text-box>
            <text:p text:style-name="P1"><text:span text:style-name="T4">The Intelligence and Security Committee of Parliament published </text:span><text:span text:style-name="T10">Iraqi Weapons </text:span></text:p>
          </draw:text-box>
        </draw:frame>
        <draw:frame draw:style-name="gr1" draw:text-style-name="P2" draw:layer="layout" svg:width="14.518cm" svg:height="0.475cm" svg:x="3.7cm" svg:y="21.303cm">
          <draw:text-box>
            <text:p text:style-name="P1"><text:span text:style-name="T10">of Mass Destruction – Intelligence and Assessments</text:span><text:span text:style-name="T4"> on 10 September 2003. </text:span></text:p>
          </draw:text-box>
        </draw:frame>
        <draw:frame draw:style-name="gr2" draw:text-style-name="P3" draw:layer="layout" svg:width="0.634cm" svg:height="0.712cm" svg:x="2.95cm" svg:y="21.811cm">
          <draw:text-box>
            <text:p text:style-name="P1"><text:span text:style-name="T9">• </text:span></text:p>
          </draw:text-box>
        </draw:frame>
        <draw:frame draw:style-name="gr1" draw:text-style-name="P2" draw:layer="layout" svg:width="13.349cm" svg:height="0.475cm" svg:x="3.7cm" svg:y="21.967cm">
          <draw:text-box>
            <text:p text:style-name="P1"><text:span text:style-name="T4">Lord Hutton published his </text:span><text:span text:style-name="T10">Report of the Inquiry into the Circumstances </text:span></text:p>
          </draw:text-box>
        </draw:frame>
        <draw:frame draw:style-name="gr1" draw:text-style-name="P2" draw:layer="layout" svg:width="12.782cm" svg:height="0.475cm" svg:x="3.7cm" svg:y="22.532cm">
          <draw:text-box>
            <text:p text:style-name="P1"><text:span text:style-name="T10">Surrounding the Death of Dr David Kelly CMG</text:span><text:span text:style-name="T4"> on 28 January 2004. </text:span></text:p>
          </draw:text-box>
        </draw:frame>
        <draw:frame draw:style-name="gr2" draw:text-style-name="P3" draw:layer="layout" svg:width="0.634cm" svg:height="0.712cm" svg:x="2.95cm" svg:y="23.04cm">
          <draw:text-box>
            <text:p text:style-name="P1"><text:span text:style-name="T9">• </text:span></text:p>
          </draw:text-box>
        </draw:frame>
        <draw:frame draw:style-name="gr1" draw:text-style-name="P2" draw:layer="layout" svg:width="13.354cm" svg:height="0.475cm" svg:x="3.7cm" svg:y="23.196cm">
          <draw:text-box>
            <text:p text:style-name="P1"><text:span text:style-name="T4">A Committee of Privy Counsellors, chaired by Lord Butler of Brockwell, </text:span></text:p>
          </draw:text-box>
        </draw:frame>
        <draw:frame draw:style-name="gr1" draw:text-style-name="P2" draw:layer="layout" svg:width="13.693cm" svg:height="0.475cm" svg:x="3.7cm" svg:y="23.761cm">
          <draw:text-box>
            <text:p text:style-name="P1"><text:span text:style-name="T4">published its </text:span><text:span text:style-name="T10">Review of Intelligence on Weapons of Mass Destruction</text:span><text:span text:style-name="T4"> on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3.913cm" svg:height="0.475cm" svg:x="3.7cm" svg:y="24.325cm">
          <draw:text-box>
            <text:p text:style-name="P1"><text:span text:style-name="T4">14 July 2004. Sir John Chilcot was a member of Lord Butler’s Committee. 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1">1 </text:span></text:p>
          </draw:text-box>
        </draw:frame>
        <draw:frame draw:style-name="gr4" draw:text-style-name="P5" draw:layer="layout" svg:width="10.535cm" svg:height="0.395cm" svg:x="2.417cm" svg:y="26.781cm">
          <draw:text-box>
            <text:p text:style-name="P1"><text:span text:style-name="T12">House of Commons, </text:span><text:span text:style-name="T13">Official Report</text:span><text:span text:style-name="T12">, 15 June 2009, columns 23-24.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1.835cm" svg:height="0.395cm" svg:x="16.957cm" svg:y="1.138cm">
          <draw:text-box>
            <text:p text:style-name="P1"><text:span text:style-name="T5">Introduction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814cm" svg:height="0.475cm" svg:x="3.7cm" svg:y="2.525cm">
          <draw:text-box>
            <text:p text:style-name="P1"><text:span text:style-name="T4">The Baha Mousa Inquiry, chaired by Sir William Gage, was established in May </text:span></text:p>
          </draw:text-box>
        </draw:frame>
        <draw:frame draw:style-name="gr1" draw:text-style-name="P2" draw:layer="layout" svg:width="10.894cm" svg:height="0.475cm" svg:x="3.7cm" svg:y="3.09cm">
          <draw:text-box>
            <text:p text:style-name="P1"><text:span text:style-name="T4">2008 and published its conclusions on 8 September 2011.</text:span></text:p>
          </draw:text-box>
        </draw:frame>
        <draw:frame draw:style-name="gr6" draw:text-style-name="P7" draw:layer="layout" svg:width="0.246cm" svg:height="0.276cm" svg:x="14.542cm" svg:y="3.108cm">
          <draw:text-box>
            <text:p text:style-name="P1"><text:span text:style-name="T8">2</text:span></text:p>
          </draw:text-box>
        </draw:frame>
        <draw:frame draw:style-name="gr1" draw:text-style-name="P2" draw:layer="layout" svg:width="0.422cm" svg:height="0.475cm" svg:x="14.67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cm" svg:height="0.475cm" svg:x="2.2cm" svg:y="4.004cm">
          <draw:text-box>
            <text:p text:style-name="P1"><text:span text:style-name="T7">5. </text:span><text:span text:style-name="T4"><text:s/>Before the formal launch of the Iraq Inquiry, Sir John Chilcot met leaders of the </text:span></text:p>
          </draw:text-box>
        </draw:frame>
        <draw:frame draw:style-name="gr1" draw:text-style-name="P2" draw:layer="layout" svg:width="16.055cm" svg:height="0.475cm" svg:x="2.2cm" svg:y="4.568cm">
          <draw:text-box>
            <text:p text:style-name="P1"><text:span text:style-name="T4">main opposition parties and chairs of relevant House of Commons select committees </text:span></text:p>
          </draw:text-box>
        </draw:frame>
        <draw:frame draw:style-name="gr1" draw:text-style-name="P2" draw:layer="layout" svg:width="15.623cm" svg:height="0.475cm" svg:x="2.2cm" svg:y="5.133cm">
          <draw:text-box>
            <text:p text:style-name="P1"><text:span text:style-name="T4">(Defence, Foreign Affairs and Public Administration) as well as the Intelligence and </text:span></text:p>
          </draw:text-box>
        </draw:frame>
        <draw:frame draw:style-name="gr1" draw:text-style-name="P2" draw:layer="layout" svg:width="15.809cm" svg:height="0.475cm" svg:x="2.2cm" svg:y="5.697cm">
          <draw:text-box>
            <text:p text:style-name="P1"><text:span text:style-name="T4">Security Committee. Those discussions helped to shape the Inquiry’s thinking on its </text:span></text:p>
          </draw:text-box>
        </draw:frame>
        <draw:frame draw:style-name="gr1" draw:text-style-name="P2" draw:layer="layout" svg:width="3.901cm" svg:height="0.475cm" svg:x="2.2cm" svg:y="6.262cm">
          <draw:text-box>
            <text:p text:style-name="P1"><text:span text:style-name="T4">remit and approach. </text:span></text:p>
          </draw:text-box>
        </draw:frame>
        <draw:frame draw:style-name="gr1" draw:text-style-name="P2" draw:layer="layout" svg:width="16.457cm" svg:height="0.475cm" svg:x="2.2cm" svg:y="7.176cm">
          <draw:text-box>
            <text:p text:style-name="P1"><text:span text:style-name="T7">6. </text:span><text:span text:style-name="T4"><text:s/>At a news conference to launch the Inquiry on 30 July 2009, Sir John Chilcot set out </text:span></text:p>
          </draw:text-box>
        </draw:frame>
        <draw:frame draw:style-name="gr1" draw:text-style-name="P2" draw:layer="layout" svg:width="12.829cm" svg:height="0.475cm" svg:x="2.2cm" svg:y="7.741cm">
          <draw:text-box>
            <text:p text:style-name="P1"><text:span text:style-name="T4">the Terms of Reference to which the Inquiry Committee would work: </text:span></text:p>
          </draw:text-box>
        </draw:frame>
        <draw:frame draw:style-name="gr1" draw:text-style-name="P2" draw:layer="layout" svg:width="14.413cm" svg:height="0.475cm" svg:x="2.95cm" svg:y="8.655cm">
          <draw:text-box>
            <text:p text:style-name="P1"><text:span text:style-name="T4">“</text:span><text:span text:style-name="T4">[The Inquiry] will consider the period from the summer of 2001 to the end of </text:span></text:p>
          </draw:text-box>
        </draw:frame>
        <draw:frame draw:style-name="gr1" draw:text-style-name="P2" draw:layer="layout" svg:width="15.052cm" svg:height="0.475cm" svg:x="2.95cm" svg:y="9.22cm">
          <draw:text-box>
            <text:p text:style-name="P1"><text:span text:style-name="T4">July 2009, embracing the run-up to the conflict in Iraq, the military action and its </text:span></text:p>
          </draw:text-box>
        </draw:frame>
        <draw:frame draw:style-name="gr1" draw:text-style-name="P2" draw:layer="layout" svg:width="14.954cm" svg:height="0.475cm" svg:x="2.95cm" svg:y="9.784cm">
          <draw:text-box>
            <text:p text:style-name="P1"><text:span text:style-name="T4">aftermath. We will, therefore, be considering the United Kingdom’s involvement </text:span></text:p>
          </draw:text-box>
        </draw:frame>
        <draw:frame draw:style-name="gr1" draw:text-style-name="P2" draw:layer="layout" svg:width="15.314cm" svg:height="0.475cm" svg:x="2.95cm" svg:y="10.348cm">
          <draw:text-box>
            <text:p text:style-name="P1"><text:span text:style-name="T4">in Iraq, including the way decisions were made and actions taken, to establish as </text:span></text:p>
          </draw:text-box>
        </draw:frame>
        <draw:frame draw:style-name="gr1" draw:text-style-name="P2" draw:layer="layout" svg:width="15.606cm" svg:height="0.475cm" svg:x="2.95cm" svg:y="10.913cm">
          <draw:text-box>
            <text:p text:style-name="P1"><text:span text:style-name="T4">accurately and reliably as possible what happened, and to identify the lessons that </text:span></text:p>
          </draw:text-box>
        </draw:frame>
        <draw:frame draw:style-name="gr1" draw:text-style-name="P2" draw:layer="layout" svg:width="3.075cm" svg:height="0.475cm" svg:x="2.95cm" svg:y="11.477cm">
          <draw:text-box>
            <text:p text:style-name="P1"><text:span text:style-name="T4">can be learned.”</text:span></text:p>
          </draw:text-box>
        </draw:frame>
        <draw:frame draw:style-name="gr6" draw:text-style-name="P7" draw:layer="layout" svg:width="0.246cm" svg:height="0.276cm" svg:x="6.009cm" svg:y="11.496cm">
          <draw:text-box>
            <text:p text:style-name="P1"><text:span text:style-name="T8">3</text:span></text:p>
          </draw:text-box>
        </draw:frame>
        <draw:frame draw:style-name="gr1" draw:text-style-name="P2" draw:layer="layout" svg:width="0.422cm" svg:height="0.475cm" svg:x="6.147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086cm" svg:height="0.475cm" svg:x="2.2cm" svg:y="12.392cm">
          <draw:text-box>
            <text:p text:style-name="P1"><text:span text:style-name="T7">7. </text:span><text:span text:style-name="T4"><text:s/>Describing how the Inquiry intended to go about its work, Sir John said: </text:span></text:p>
          </draw:text-box>
        </draw:frame>
        <draw:frame draw:style-name="gr1" draw:text-style-name="P2" draw:layer="layout" svg:width="15.374cm" svg:height="0.475cm" svg:x="2.95cm" svg:y="13.306cm">
          <draw:text-box>
            <text:p text:style-name="P1"><text:span text:style-name="T4">“… </text:span><text:span text:style-name="T4">we will adopt an inquisitorial approach to our task, taking evidence direct from </text:span></text:p>
          </draw:text-box>
        </draw:frame>
        <draw:frame draw:style-name="gr1" draw:text-style-name="P2" draw:layer="layout" svg:width="15.585cm" svg:height="0.475cm" svg:x="2.95cm" svg:y="13.871cm">
          <draw:text-box>
            <text:p text:style-name="P1"><text:span text:style-name="T4">witnesses, rather than conducting our business through lawyers. The Inquiry is not </text:span></text:p>
          </draw:text-box>
        </draw:frame>
        <draw:frame draw:style-name="gr1" draw:text-style-name="P2" draw:layer="layout" svg:width="15.555cm" svg:height="0.475cm" svg:x="2.95cm" svg:y="14.435cm">
          <draw:text-box>
            <text:p text:style-name="P1"><text:span text:style-name="T4">a court of law and nobody is on trial, but I want to make one thing absolutely clear. </text:span></text:p>
          </draw:text-box>
        </draw:frame>
        <draw:frame draw:style-name="gr1" draw:text-style-name="P2" draw:layer="layout" svg:width="15.255cm" svg:height="0.475cm" svg:x="2.95cm" svg:y="15cm">
          <draw:text-box>
            <text:p text:style-name="P1"><text:span text:style-name="T4">This Committee will not shy away from making criticisms. If we find that mistakes </text:span></text:p>
          </draw:text-box>
        </draw:frame>
        <draw:frame draw:style-name="gr1" draw:text-style-name="P2" draw:layer="layout" svg:width="15.636cm" svg:height="0.475cm" svg:x="2.95cm" svg:y="15.564cm">
          <draw:text-box>
            <text:p text:style-name="P1"><text:span text:style-name="T4">were made, that there were issues which could have been dealt with better, we will </text:span></text:p>
          </draw:text-box>
        </draw:frame>
        <draw:frame draw:style-name="gr1" draw:text-style-name="P2" draw:layer="layout" svg:width="2.94cm" svg:height="0.475cm" svg:x="2.95cm" svg:y="16.128cm">
          <draw:text-box>
            <text:p text:style-name="P1"><text:span text:style-name="T4">say so frankly.” </text:span></text:p>
          </draw:text-box>
        </draw:frame>
        <draw:frame draw:style-name="gr1" draw:text-style-name="P2" draw:layer="layout" svg:width="16.609cm" svg:height="0.475cm" svg:x="2.2cm" svg:y="17.043cm">
          <draw:text-box>
            <text:p text:style-name="P1"><text:span text:style-name="T7">8. </text:span><text:span text:style-name="T4"><text:s/>From the outset, the Inquiry Committee took the view that it was in the public interest </text:span></text:p>
          </draw:text-box>
        </draw:frame>
        <draw:frame draw:style-name="gr1" draw:text-style-name="P2" draw:layer="layout" svg:width="16.465cm" svg:height="0.475cm" svg:x="2.2cm" svg:y="17.607cm">
          <draw:text-box>
            <text:p text:style-name="P1"><text:span text:style-name="T4">for its work to be conducted with the greatest possible openness. This included hearing </text:span></text:p>
          </draw:text-box>
        </draw:frame>
        <draw:frame draw:style-name="gr1" draw:text-style-name="P2" draw:layer="layout" svg:width="15.97cm" svg:height="0.475cm" svg:x="2.2cm" svg:y="18.172cm">
          <draw:text-box>
            <text:p text:style-name="P1"><text:span text:style-name="T4">witnesses in public whenever that was not precluded by security considerations, and </text:span></text:p>
          </draw:text-box>
        </draw:frame>
        <draw:frame draw:style-name="gr1" draw:text-style-name="P2" draw:layer="layout" svg:width="16.745cm" svg:height="0.475cm" svg:x="2.2cm" svg:y="18.736cm">
          <draw:text-box>
            <text:p text:style-name="P1"><text:span text:style-name="T4">publishing as much evidence as possible alongside the Inquiry’s Report. Sir John set out </text:span></text:p>
          </draw:text-box>
        </draw:frame>
        <draw:frame draw:style-name="gr1" draw:text-style-name="P2" draw:layer="layout" svg:width="14.057cm" svg:height="0.475cm" svg:x="2.2cm" svg:y="19.301cm">
          <draw:text-box>
            <text:p text:style-name="P1"><text:span text:style-name="T4">the Inquiry’s approach in a letter to the Prime Minister dated 21 June 2009.</text:span></text:p>
          </draw:text-box>
        </draw:frame>
        <draw:frame draw:style-name="gr6" draw:text-style-name="P7" draw:layer="layout" svg:width="0.246cm" svg:height="0.276cm" svg:x="16.194cm" svg:y="19.319cm">
          <draw:text-box>
            <text:p text:style-name="P1"><text:span text:style-name="T8">4</text:span></text:p>
          </draw:text-box>
        </draw:frame>
        <draw:frame draw:style-name="gr1" draw:text-style-name="P2" draw:layer="layout" svg:width="0.422cm" svg:height="0.475cm" svg:x="16.331cm" svg:y="19.30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7.872cm" svg:height="0.556cm" svg:x="2.2cm" svg:y="20.422cm">
          <draw:text-box>
            <text:p text:style-name="P1"><text:span text:style-name="T6">Support to the Inquiry Committee</text:span></text:p>
          </draw:text-box>
        </draw:frame>
        <draw:frame draw:style-name="gr1" draw:text-style-name="P2" draw:layer="layout" svg:width="15.678cm" svg:height="0.475cm" svg:x="2.2cm" svg:y="21.25cm">
          <draw:text-box>
            <text:p text:style-name="P1"><text:span text:style-name="T7">9. </text:span><text:span text:style-name="T4"><text:s/>In October 2009, the Inquiry announced the appointment of Sir Roger Wheeler, <text:s/></text:span></text:p>
          </draw:text-box>
        </draw:frame>
        <draw:frame draw:style-name="gr1" draw:text-style-name="P2" draw:layer="layout" svg:width="15.898cm" svg:height="0.475cm" svg:x="2.2cm" svg:y="21.815cm">
          <draw:text-box>
            <text:p text:style-name="P1"><text:span text:style-name="T4">Chief of the General Staff from 1997 to 2000, and Dame Rosalyn Higgins, President </text:span></text:p>
          </draw:text-box>
        </draw:frame>
        <draw:frame draw:style-name="gr1" draw:text-style-name="P2" draw:layer="layout" svg:width="15.272cm" svg:height="0.475cm" svg:x="2.2cm" svg:y="22.379cm">
          <draw:text-box>
            <text:p text:style-name="P1"><text:span text:style-name="T4">of the International Court of Justice from 2006 to 2009, as Advisers to the Inquiry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2.211cm" svg:height="0.475cm" svg:x="2.2cm" svg:y="22.943cm">
          <draw:text-box>
            <text:p text:style-name="P1"><text:span text:style-name="T4">Committee on military matters and international law respectively. </text:span></text:p>
          </draw:text-box>
        </draw:frame>
        <draw:frame draw:style-name="gr8" draw:text-style-name="P9" draw:layer="layout" svg:width="0.205cm" svg:height="0.23cm" svg:x="2.2cm" svg:y="24.68cm">
          <draw:text-box>
            <text:p text:style-name="P1"><text:span text:style-name="T11">2 </text:span></text:p>
          </draw:text-box>
        </draw:frame>
        <draw:frame draw:style-name="gr4" draw:text-style-name="P5" draw:layer="layout" svg:width="14.967cm" svg:height="0.395cm" svg:x="2.406cm" svg:y="24.664cm">
          <draw:text-box>
            <text:p text:style-name="P1"><text:span text:style-name="T12">A number of other relevant inquiries or investigations were subsequently launched, including the </text:span></text:p>
          </draw:text-box>
        </draw:frame>
        <draw:frame draw:style-name="gr4" draw:text-style-name="P5" draw:layer="layout" svg:width="16.381cm" svg:height="0.395cm" svg:x="2.2cm" svg:y="25.087cm">
          <draw:text-box>
            <text:p text:style-name="P1"><text:span text:style-name="T12">Al-Sweady Public Inquiry (which took place between November 2009 and December 2014), the Detainee </text:span></text:p>
          </draw:text-box>
        </draw:frame>
        <draw:frame draw:style-name="gr4" draw:text-style-name="P5" draw:layer="layout" svg:width="16.601cm" svg:height="0.395cm" svg:x="2.2cm" svg:y="25.511cm">
          <draw:text-box>
            <text:p text:style-name="P1"><text:span text:style-name="T12">Inquiry (which ran from July 2010 to December 2013) and the MOD’s Iraq Historic Allegations Team, which </text:span></text:p>
          </draw:text-box>
        </draw:frame>
        <draw:frame draw:style-name="gr4" draw:text-style-name="P5" draw:layer="layout" svg:width="5.014cm" svg:height="0.395cm" svg:x="2.2cm" svg:y="25.934cm">
          <draw:text-box>
            <text:p text:style-name="P1"><text:span text:style-name="T12">was established in March 2010. </text:span></text:p>
          </draw:text-box>
        </draw:frame>
        <draw:frame draw:style-name="gr8" draw:text-style-name="P9" draw:layer="layout" svg:width="0.205cm" svg:height="0.23cm" svg:x="2.2cm" svg:y="26.373cm">
          <draw:text-box>
            <text:p text:style-name="P1"><text:span text:style-name="T11">3 </text:span></text:p>
          </draw:text-box>
        </draw:frame>
        <draw:frame draw:style-name="gr4" draw:text-style-name="P5" draw:layer="layout" svg:width="13.197cm" svg:height="0.395cm" svg:x="2.417cm" svg:y="26.357cm">
          <draw:text-box>
            <text:p text:style-name="P1"><text:span text:style-name="T12">Iraq Inquiry website, Transcript of Iraq Inquiry launch news conference, 30 July 2009.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1">4 </text:span></text:p>
          </draw:text-box>
        </draw:frame>
        <draw:frame draw:style-name="gr4" draw:text-style-name="P5" draw:layer="layout" svg:width="8.773cm" svg:height="0.395cm" svg:x="2.417cm" svg:y="26.781cm">
          <draw:text-box>
            <text:p text:style-name="P1"><text:span text:style-name="T12">Letter, Chilcot to Prime Minister, 21 June 2009, [untitled]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1" draw:text-style-name="P2" draw:layer="layout" svg:width="16.766cm" svg:height="0.475cm" svg:x="2.2cm" svg:y="2.525cm">
          <draw:text-box>
            <text:p text:style-name="P1"><text:span text:style-name="T7">10. </text:span><text:span text:style-name="T4"><text:s/>Sir Roger and Dame Rosalyn provided advice to the Committee in areas where their </text:span></text:p>
          </draw:text-box>
        </draw:frame>
        <draw:frame draw:style-name="gr1" draw:text-style-name="P2" draw:layer="layout" svg:width="16.393cm" svg:height="0.475cm" svg:x="2.2cm" svg:y="3.09cm">
          <draw:text-box>
            <text:p text:style-name="P1"><text:span text:style-name="T4">specialist professional knowledge was required to understand fully the issues involved. </text:span></text:p>
          </draw:text-box>
        </draw:frame>
        <draw:frame draw:style-name="gr1" draw:text-style-name="P2" draw:layer="layout" svg:width="15.873cm" svg:height="0.475cm" svg:x="2.2cm" svg:y="3.654cm">
          <draw:text-box>
            <text:p text:style-name="P1"><text:span text:style-name="T4">They contributed to the development of detailed lines of questioning ahead of public </text:span></text:p>
          </draw:text-box>
        </draw:frame>
        <draw:frame draw:style-name="gr1" draw:text-style-name="P2" draw:layer="layout" svg:width="16.237cm" svg:height="0.475cm" svg:x="2.2cm" svg:y="4.218cm">
          <draw:text-box>
            <text:p text:style-name="P1"><text:span text:style-name="T4">hearings and offered expert advice on the interpretation of evidence in relevant areas <text:s/></text:span></text:p>
          </draw:text-box>
        </draw:frame>
        <draw:frame draw:style-name="gr1" draw:text-style-name="P2" draw:layer="layout" svg:width="13.849cm" svg:height="0.475cm" svg:x="2.2cm" svg:y="4.783cm">
          <draw:text-box>
            <text:p text:style-name="P1"><text:span text:style-name="T4">of the Inquiry’s work as the Inquiry Committee formulated its conclusions. </text:span></text:p>
          </draw:text-box>
        </draw:frame>
        <draw:frame draw:style-name="gr1" draw:text-style-name="P2" draw:layer="layout" svg:width="15.069cm" svg:height="0.475cm" svg:x="2.2cm" svg:y="5.697cm">
          <draw:text-box>
            <text:p text:style-name="P1"><text:span text:style-name="T7">11. </text:span><text:span text:style-name="T4"><text:s/>Throughout its work, the Inquiry has been supported by a small Secretariat. </text:span></text:p>
          </draw:text-box>
        </draw:frame>
        <draw:frame draw:style-name="gr1" draw:text-style-name="P2" draw:layer="layout" svg:width="16.415cm" svg:height="0.475cm" svg:x="2.2cm" svg:y="6.262cm">
          <draw:text-box>
            <text:p text:style-name="P1"><text:span text:style-name="T4">Members of staff have been drawn from a range of government departments, including </text:span></text:p>
          </draw:text-box>
        </draw:frame>
        <draw:frame draw:style-name="gr1" draw:text-style-name="P2" draw:layer="layout" svg:width="16.148cm" svg:height="0.475cm" svg:x="2.2cm" svg:y="6.826cm">
          <draw:text-box>
            <text:p text:style-name="P1"><text:span text:style-name="T4">the Cabinet Office, the Department for International Development (DFID), the Foreign </text:span></text:p>
          </draw:text-box>
        </draw:frame>
        <draw:frame draw:style-name="gr1" draw:text-style-name="P2" draw:layer="layout" svg:width="15.788cm" svg:height="0.475cm" svg:x="2.2cm" svg:y="7.391cm">
          <draw:text-box>
            <text:p text:style-name="P1"><text:span text:style-name="T4">and Commonwealth Office (FCO), the Home Office, the Ministry of Defence (MOD), </text:span></text:p>
          </draw:text-box>
        </draw:frame>
        <draw:frame draw:style-name="gr1" draw:text-style-name="P2" draw:layer="layout" svg:width="16.326cm" svg:height="0.475cm" svg:x="2.2cm" svg:y="7.955cm">
          <draw:text-box>
            <text:p text:style-name="P1"><text:span text:style-name="T4">the Ministry of Justice and the Serious Fraud Office. The Inquiry has employed a small </text:span></text:p>
          </draw:text-box>
        </draw:frame>
        <draw:frame draw:style-name="gr1" draw:text-style-name="P2" draw:layer="layout" svg:width="16.385cm" svg:height="0.475cm" svg:x="2.2cm" svg:y="8.52cm">
          <draw:text-box>
            <text:p text:style-name="P1"><text:span text:style-name="T4">number of support staff from outside government and from time to time has also drawn </text:span></text:p>
          </draw:text-box>
        </draw:frame>
        <draw:frame draw:style-name="gr1" draw:text-style-name="P2" draw:layer="layout" svg:width="13.218cm" svg:height="0.475cm" svg:x="2.2cm" svg:y="9.084cm">
          <draw:text-box>
            <text:p text:style-name="P1"><text:span text:style-name="T4">on a small amount of additional resource from within the Civil Service. </text:span></text:p>
          </draw:text-box>
        </draw:frame>
        <draw:frame draw:style-name="gr1" draw:text-style-name="P2" draw:layer="layout" svg:width="16.453cm" svg:height="0.475cm" svg:x="2.2cm" svg:y="9.998cm">
          <draw:text-box>
            <text:p text:style-name="P1"><text:span text:style-name="T7">12. </text:span><text:span text:style-name="T4"><text:s/>The Secretariat was headed by Ms Margaret Aldred, who was named as Secretary </text:span></text:p>
          </draw:text-box>
        </draw:frame>
        <draw:frame draw:style-name="gr1" draw:text-style-name="P2" draw:layer="layout" svg:width="16.372cm" svg:height="0.475cm" svg:x="2.2cm" svg:y="10.563cm">
          <draw:text-box>
            <text:p text:style-name="P1"><text:span text:style-name="T4">to the Inquiry in July 2009. The Inquiry had three Deputy Secretaries during the course </text:span></text:p>
          </draw:text-box>
        </draw:frame>
        <draw:frame draw:style-name="gr1" draw:text-style-name="P2" draw:layer="layout" svg:width="15.856cm" svg:height="0.475cm" svg:x="2.2cm" svg:y="11.127cm">
          <draw:text-box>
            <text:p text:style-name="P1"><text:span text:style-name="T4">of its work – Ms Alicia Forsyth (2009 to 2011), Ms Claire Salters (2009 to 2012) and <text:s/></text:span></text:p>
          </draw:text-box>
        </draw:frame>
        <draw:frame draw:style-name="gr1" draw:text-style-name="P2" draw:layer="layout" svg:width="15.991cm" svg:height="0.475cm" svg:x="2.2cm" svg:y="11.692cm">
          <draw:text-box>
            <text:p text:style-name="P1"><text:span text:style-name="T4">Ms Katharine Hammond (2012 to 2016) – and two Legal Advisers – Ms Sarah Goom </text:span></text:p>
          </draw:text-box>
        </draw:frame>
        <draw:frame draw:style-name="gr1" draw:text-style-name="P2" draw:layer="layout" svg:width="10.276cm" svg:height="0.475cm" svg:x="2.2cm" svg:y="12.256cm">
          <draw:text-box>
            <text:p text:style-name="P1"><text:span text:style-name="T4">(2009 to 2012) and Mr Stephen Myers (2011 to 2016). </text:span></text:p>
          </draw:text-box>
        </draw:frame>
        <draw:frame draw:style-name="gr1" draw:text-style-name="P2" draw:layer="layout" svg:width="15.39cm" svg:height="0.475cm" svg:x="2.2cm" svg:y="13.171cm">
          <draw:text-box>
            <text:p text:style-name="P1"><text:span text:style-name="T7">13. </text:span><text:span text:style-name="T4"><text:s/>The Secretariat has provided essential administrative, logistical and research </text:span></text:p>
          </draw:text-box>
        </draw:frame>
        <draw:frame draw:style-name="gr1" draw:text-style-name="P2" draw:layer="layout" svg:width="15.272cm" svg:height="0.475cm" svg:x="2.2cm" svg:y="13.735cm">
          <draw:text-box>
            <text:p text:style-name="P1"><text:span text:style-name="T4">assistance to the Inquiry in arranging and managing hearing sessions; obtaining, </text:span></text:p>
          </draw:text-box>
        </draw:frame>
        <draw:frame draw:style-name="gr1" draw:text-style-name="P2" draw:layer="layout" svg:width="15.805cm" svg:height="0.475cm" svg:x="2.2cm" svg:y="14.3cm">
          <draw:text-box>
            <text:p text:style-name="P1"><text:span text:style-name="T4">processing and declassifying evidence; and preparing material for consideration by <text:s/></text:span></text:p>
          </draw:text-box>
        </draw:frame>
        <draw:frame draw:style-name="gr1" draw:text-style-name="P2" draw:layer="layout" svg:width="4.392cm" svg:height="0.475cm" svg:x="2.2cm" svg:y="14.864cm">
          <draw:text-box>
            <text:p text:style-name="P1"><text:span text:style-name="T4">the Inquiry Committee. </text:span></text:p>
          </draw:text-box>
        </draw:frame>
        <draw:frame draw:style-name="gr5" draw:text-style-name="P6" draw:layer="layout" svg:width="6.813cm" svg:height="0.556cm" svg:x="2.2cm" svg:y="15.985cm">
          <draw:text-box>
            <text:p text:style-name="P1"><text:span text:style-name="T6">Avoiding conflicts of interest</text:span></text:p>
          </draw:text-box>
        </draw:frame>
        <draw:frame draw:style-name="gr1" draw:text-style-name="P2" draw:layer="layout" svg:width="16.033cm" svg:height="0.475cm" svg:x="2.2cm" svg:y="16.813cm">
          <draw:text-box>
            <text:p text:style-name="P1"><text:span text:style-name="T7">14. </text:span><text:span text:style-name="T4"><text:s/>From the start, the Inquiry has sought to be transparent about potential conflicts <text:s/></text:span></text:p>
          </draw:text-box>
        </draw:frame>
        <draw:frame draw:style-name="gr1" draw:text-style-name="P2" draw:layer="layout" svg:width="16.101cm" svg:height="0.475cm" svg:x="2.2cm" svg:y="17.378cm">
          <draw:text-box>
            <text:p text:style-name="P1"><text:span text:style-name="T4">of interest and has taken steps to ensure that they have not affected its work. In this, <text:s/></text:span></text:p>
          </draw:text-box>
        </draw:frame>
        <draw:frame draw:style-name="gr1" draw:text-style-name="P2" draw:layer="layout" svg:width="16.038cm" svg:height="0.475cm" svg:x="2.2cm" svg:y="17.942cm">
          <draw:text-box>
            <text:p text:style-name="P1"><text:span text:style-name="T4">the Committee and Secretariat have been conscious of the Civil Service core values <text:s/></text:span></text:p>
          </draw:text-box>
        </draw:frame>
        <draw:frame draw:style-name="gr1" draw:text-style-name="P2" draw:layer="layout" svg:width="8.778cm" svg:height="0.475cm" svg:x="2.2cm" svg:y="18.507cm">
          <draw:text-box>
            <text:p text:style-name="P1"><text:span text:style-name="T4">of integrity, honesty, objectivity and impartiality.</text:span></text:p>
          </draw:text-box>
        </draw:frame>
        <draw:frame draw:style-name="gr1" draw:text-style-name="P2" draw:layer="layout" svg:width="16.177cm" svg:height="0.475cm" svg:x="2.2cm" svg:y="19.421cm">
          <draw:text-box>
            <text:p text:style-name="P1"><text:span text:style-name="T7">15. </text:span><text:span text:style-name="T4"><text:s/>All members of the Committee have had long careers in which they have at times </text:span></text:p>
          </draw:text-box>
        </draw:frame>
        <draw:frame draw:style-name="gr1" draw:text-style-name="P2" draw:layer="layout" svg:width="15.572cm" svg:height="0.475cm" svg:x="2.2cm" svg:y="19.986cm">
          <draw:text-box>
            <text:p text:style-name="P1"><text:span text:style-name="T4">worked in or with government and in other areas of public affairs. Their experience </text:span></text:p>
          </draw:text-box>
        </draw:frame>
        <draw:frame draw:style-name="gr1" draw:text-style-name="P2" draw:layer="layout" svg:width="15.949cm" svg:height="0.475cm" svg:x="2.2cm" svg:y="20.55cm">
          <draw:text-box>
            <text:p text:style-name="P1"><text:span text:style-name="T4">means that many of the witnesses who gave evidence to the Inquiry were previously </text:span></text:p>
          </draw:text-box>
        </draw:frame>
        <draw:frame draw:style-name="gr1" draw:text-style-name="P2" draw:layer="layout" svg:width="15.344cm" svg:height="0.475cm" svg:x="2.2cm" svg:y="21.115cm">
          <draw:text-box>
            <text:p text:style-name="P1"><text:span text:style-name="T4">known to members of the Committee as colleagues or professional contacts. The </text:span></text:p>
          </draw:text-box>
        </draw:frame>
        <draw:frame draw:style-name="gr1" draw:text-style-name="P2" draw:layer="layout" svg:width="16.516cm" svg:height="0.475cm" svg:x="2.2cm" svg:y="21.679cm">
          <draw:text-box>
            <text:p text:style-name="P1"><text:span text:style-name="T4">Inquiry has been scrupulous to ensure that no-one has received different or preferential </text:span></text:p>
          </draw:text-box>
        </draw:frame>
        <draw:frame draw:style-name="gr1" draw:text-style-name="P2" draw:layer="layout" svg:width="4.113cm" svg:height="0.475cm" svg:x="2.2cm" svg:y="22.243cm">
          <draw:text-box>
            <text:p text:style-name="P1"><text:span text:style-name="T4">treatment as a result. </text:span></text:p>
          </draw:text-box>
        </draw:frame>
        <draw:frame draw:style-name="gr1" draw:text-style-name="P2" draw:layer="layout" svg:width="16.516cm" svg:height="0.475cm" svg:x="2.2cm" svg:y="23.158cm">
          <draw:text-box>
            <text:p text:style-name="P1"><text:span text:style-name="T7">16. </text:span><text:span text:style-name="T4"><text:s/>Sir Roderic Lyne served as British Ambassador to the Russian Federation between </text:span></text:p>
          </draw:text-box>
        </draw:frame>
        <draw:frame draw:style-name="gr1" draw:text-style-name="P2" draw:layer="layout" svg:width="16.355cm" svg:height="0.475cm" svg:x="2.2cm" svg:y="23.722cm">
          <draw:text-box>
            <text:p text:style-name="P1"><text:span text:style-name="T4">2000 and 2004, during which time he acted on UK Government instructions in relation <text:s/></text:span></text:p>
          </draw:text-box>
        </draw:frame>
        <draw:frame draw:style-name="gr1" draw:text-style-name="P2" draw:layer="layout" svg:width="15.61cm" svg:height="0.475cm" svg:x="2.2cm" svg:y="24.287cm">
          <draw:text-box>
            <text:p text:style-name="P1"><text:span text:style-name="T4">to Iraq and reported in several telegrams on the Russian Government’s approach. <text:s/></text:span></text:p>
          </draw:text-box>
        </draw:frame>
        <draw:frame draw:style-name="gr1" draw:text-style-name="P2" draw:layer="layout" svg:width="15.272cm" svg:height="0.475cm" svg:x="2.2cm" svg:y="24.851cm">
          <draw:text-box>
            <text:p text:style-name="P1"><text:span text:style-name="T4">Those telegrams have been declassified and are published alongside the Report.</text:span></text:p>
          </draw:text-box>
        </draw:frame>
        <draw:frame draw:style-name="gr1" draw:text-style-name="P2" draw:layer="layout" svg:width="16.639cm" svg:height="0.475cm" svg:x="2.2cm" svg:y="25.766cm">
          <draw:text-box>
            <text:p text:style-name="P1"><text:span text:style-name="T7">17. </text:span><text:span text:style-name="T4"><text:s/>On 18 January 2010, the Inquiry published a letter on its website from Sir Lawrence </text:span></text:p>
          </draw:text-box>
        </draw:frame>
        <draw:frame draw:style-name="gr1" draw:text-style-name="P2" draw:layer="layout" svg:width="15.386cm" svg:height="0.475cm" svg:x="2.2cm" svg:y="26.33cm">
          <draw:text-box>
            <text:p text:style-name="P1"><text:span text:style-name="T4">Freedman to Sir John Chilcot outlining the advice he provided ahead of Mr Blair’s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1.835cm" svg:height="0.395cm" svg:x="16.957cm" svg:y="1.138cm">
          <draw:text-box>
            <text:p text:style-name="P1"><text:span text:style-name="T5">Introduction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1" draw:text-style-name="P2" draw:layer="layout" svg:width="16.245cm" svg:height="0.475cm" svg:x="2.2cm" svg:y="2.525cm">
          <draw:text-box>
            <text:p text:style-name="P1"><text:span text:style-name="T4">1999 Chicago speech (see Section 1.1). That advice is also published on the Inquiry’s </text:span></text:p>
          </draw:text-box>
        </draw:frame>
        <draw:frame draw:style-name="gr1" draw:text-style-name="P2" draw:layer="layout" svg:width="16.228cm" svg:height="0.475cm" svg:x="2.2cm" svg:y="3.09cm">
          <draw:text-box>
            <text:p text:style-name="P1"><text:span text:style-name="T4">website. Sir Lawrence also participated in expert seminars before the invasion of Iraq. </text:span></text:p>
          </draw:text-box>
        </draw:frame>
        <draw:frame draw:style-name="gr1" draw:text-style-name="P2" draw:layer="layout" svg:width="16.317cm" svg:height="0.475cm" svg:x="2.2cm" svg:y="3.654cm">
          <draw:text-box>
            <text:p text:style-name="P1"><text:span text:style-name="T4">Other than as the official historian of the Falklands Campaign, Sir Lawrence has never </text:span></text:p>
          </draw:text-box>
        </draw:frame>
        <draw:frame draw:style-name="gr1" draw:text-style-name="P2" draw:layer="layout" svg:width="9.62cm" svg:height="0.475cm" svg:x="2.2cm" svg:y="4.218cm">
          <draw:text-box>
            <text:p text:style-name="P1"><text:span text:style-name="T4">held a position of paid employment in government. </text:span></text:p>
          </draw:text-box>
        </draw:frame>
        <draw:frame draw:style-name="gr1" draw:text-style-name="P2" draw:layer="layout" svg:width="15.928cm" svg:height="0.475cm" svg:x="2.2cm" svg:y="5.133cm">
          <draw:text-box>
            <text:p text:style-name="P1"><text:span text:style-name="T7">18. </text:span><text:span text:style-name="T4"><text:s/>When Sir Gus O’Donnell, the Cabinet Secretary, nominated Ms Margaret Aldred </text:span></text:p>
          </draw:text-box>
        </draw:frame>
        <draw:frame draw:style-name="gr1" draw:text-style-name="P2" draw:layer="layout" svg:width="16.317cm" svg:height="0.475cm" svg:x="2.2cm" svg:y="5.697cm">
          <draw:text-box>
            <text:p text:style-name="P1"><text:span text:style-name="T4">to be Secretary to the Inquiry he did so in full knowledge of Ms Aldred’s role as Deputy </text:span></text:p>
          </draw:text-box>
        </draw:frame>
        <draw:frame draw:style-name="gr1" draw:text-style-name="P2" draw:layer="layout" svg:width="15.716cm" svg:height="0.475cm" svg:x="2.2cm" svg:y="6.262cm">
          <draw:text-box>
            <text:p text:style-name="P1"><text:span text:style-name="T4">Head of the Overseas and Defence Secretariat in the Cabinet Office between 2004 </text:span></text:p>
          </draw:text-box>
        </draw:frame>
        <draw:frame draw:style-name="gr1" draw:text-style-name="P2" draw:layer="layout" svg:width="1.899cm" svg:height="0.475cm" svg:x="2.2cm" svg:y="6.826cm">
          <draw:text-box>
            <text:p text:style-name="P1"><text:span text:style-name="T4">and 2009.</text:span></text:p>
          </draw:text-box>
        </draw:frame>
        <draw:frame draw:style-name="gr6" draw:text-style-name="P7" draw:layer="layout" svg:width="0.246cm" svg:height="0.276cm" svg:x="4.083cm" svg:y="6.845cm">
          <draw:text-box>
            <text:p text:style-name="P1"><text:span text:style-name="T8">5</text:span></text:p>
          </draw:text-box>
        </draw:frame>
        <draw:frame draw:style-name="gr1" draw:text-style-name="P2" draw:layer="layout" svg:width="14.028cm" svg:height="0.475cm" svg:x="4.221cm" svg:y="6.826cm">
          <draw:text-box>
            <text:p text:style-name="P1"><text:span text:style-name="T4"><text:s/></text:span><text:span text:style-name="T4">Given the values of the Civil Service, Sir Gus saw no conflict of interest in </text:span></text:p>
          </draw:text-box>
        </draw:frame>
        <draw:frame draw:style-name="gr1" draw:text-style-name="P2" draw:layer="layout" svg:width="15.847cm" svg:height="0.475cm" svg:x="2.2cm" svg:y="7.391cm">
          <draw:text-box>
            <text:p text:style-name="P1"><text:span text:style-name="T4">Ms Aldred’s appointment, a point repeated by Sir John Chilcot in his evidence to the </text:span></text:p>
          </draw:text-box>
        </draw:frame>
        <draw:frame draw:style-name="gr1" draw:text-style-name="P2" draw:layer="layout" svg:width="10.145cm" svg:height="0.475cm" svg:x="2.2cm" svg:y="7.955cm">
          <draw:text-box>
            <text:p text:style-name="P1"><text:span text:style-name="T4">Foreign Affairs Select Committee on 4 February 2015.</text:span></text:p>
          </draw:text-box>
        </draw:frame>
        <draw:frame draw:style-name="gr6" draw:text-style-name="P7" draw:layer="layout" svg:width="0.246cm" svg:height="0.276cm" svg:x="12.31cm" svg:y="7.974cm">
          <draw:text-box>
            <text:p text:style-name="P1"><text:span text:style-name="T8">6</text:span></text:p>
          </draw:text-box>
        </draw:frame>
        <draw:frame draw:style-name="gr1" draw:text-style-name="P2" draw:layer="layout" svg:width="15.758cm" svg:height="0.475cm" svg:x="2.2cm" svg:y="8.87cm">
          <draw:text-box>
            <text:p text:style-name="P1"><text:span text:style-name="T7">19. </text:span><text:span text:style-name="T4"><text:s/>The Inquiry has considered a number of documents produced by the Overseas </text:span></text:p>
          </draw:text-box>
        </draw:frame>
        <draw:frame draw:style-name="gr1" draw:text-style-name="P2" draw:layer="layout" svg:width="15.924cm" svg:height="0.475cm" svg:x="2.2cm" svg:y="9.434cm">
          <draw:text-box>
            <text:p text:style-name="P1"><text:span text:style-name="T4">and Defence Secretariat during Ms Aldred’s tenure as Deputy Head. The Committee </text:span></text:p>
          </draw:text-box>
        </draw:frame>
        <draw:frame draw:style-name="gr1" draw:text-style-name="P2" draw:layer="layout" svg:width="16.491cm" svg:height="0.475cm" svg:x="2.2cm" svg:y="9.998cm">
          <draw:text-box>
            <text:p text:style-name="P1"><text:span text:style-name="T4">has had full access to these papers, including minutes written by Ms Aldred and papers </text:span></text:p>
          </draw:text-box>
        </draw:frame>
        <draw:frame draw:style-name="gr1" draw:text-style-name="P2" draw:layer="layout" svg:width="16.567cm" svg:height="0.475cm" svg:x="2.2cm" svg:y="10.563cm">
          <draw:text-box>
            <text:p text:style-name="P1"><text:span text:style-name="T4">she approved. Ms Aldred’s name is clearly identifiable where any such evidence is cited </text:span></text:p>
          </draw:text-box>
        </draw:frame>
        <draw:frame draw:style-name="gr1" draw:text-style-name="P2" draw:layer="layout" svg:width="2.673cm" svg:height="0.475cm" svg:x="2.2cm" svg:y="11.127cm">
          <draw:text-box>
            <text:p text:style-name="P1"><text:span text:style-name="T4">in the Report. </text:span></text:p>
          </draw:text-box>
        </draw:frame>
        <draw:frame draw:style-name="gr3" draw:text-style-name="P4" draw:layer="layout" svg:width="6.166cm" svg:height="0.628cm" svg:x="2.2cm" svg:y="12.155cm">
          <draw:text-box>
            <text:p text:style-name="P1"><text:span text:style-name="T3">The Inquiry’s approach</text:span></text:p>
          </draw:text-box>
        </draw:frame>
        <draw:frame draw:style-name="gr5" draw:text-style-name="P6" draw:layer="layout" svg:width="3.613cm" svg:height="0.556cm" svg:x="2.2cm" svg:y="13.254cm">
          <draw:text-box>
            <text:p text:style-name="P1"><text:span text:style-name="T6">Initial meetings</text:span></text:p>
          </draw:text-box>
        </draw:frame>
        <draw:frame draw:style-name="gr1" draw:text-style-name="P2" draw:layer="layout" svg:width="15.572cm" svg:height="0.475cm" svg:x="2.2cm" svg:y="14.082cm">
          <draw:text-box>
            <text:p text:style-name="P1"><text:span text:style-name="T7">20. </text:span><text:span text:style-name="T4"><text:s/>At the start of its work, the Inquiry held meetings in Belfast, Bristol, Edinburgh, </text:span></text:p>
          </draw:text-box>
        </draw:frame>
        <draw:frame draw:style-name="gr1" draw:text-style-name="P2" draw:layer="layout" svg:width="15.775cm" svg:height="0.475cm" svg:x="2.2cm" svg:y="14.647cm">
          <draw:text-box>
            <text:p text:style-name="P1"><text:span text:style-name="T4">London and Manchester with some of the families of members of the Armed Forces </text:span></text:p>
          </draw:text-box>
        </draw:frame>
        <draw:frame draw:style-name="gr1" draw:text-style-name="P2" draw:layer="layout" svg:width="16.123cm" svg:height="0.475cm" svg:x="2.2cm" svg:y="15.211cm">
          <draw:text-box>
            <text:p text:style-name="P1"><text:span text:style-name="T4">who died on, or as a result of, military operations in Iraq. The Inquiry also met serving </text:span></text:p>
          </draw:text-box>
        </draw:frame>
        <draw:frame draw:style-name="gr1" draw:text-style-name="P2" draw:layer="layout" svg:width="16.038cm" svg:height="0.475cm" svg:x="2.2cm" svg:y="15.776cm">
          <draw:text-box>
            <text:p text:style-name="P1"><text:span text:style-name="T4">and former Service Personnel in London, Manchester, Shrivenham and Tidworth and </text:span></text:p>
          </draw:text-box>
        </draw:frame>
        <draw:frame draw:style-name="gr1" draw:text-style-name="P2" draw:layer="layout" svg:width="15.517cm" svg:height="0.475cm" svg:x="2.2cm" svg:y="16.34cm">
          <draw:text-box>
            <text:p text:style-name="P1"><text:span text:style-name="T4">at Headley Court. The Inquiry wanted to hear directly from both groups about their </text:span></text:p>
          </draw:text-box>
        </draw:frame>
        <draw:frame draw:style-name="gr1" draw:text-style-name="P2" draw:layer="layout" svg:width="15.907cm" svg:height="0.475cm" svg:x="2.2cm" svg:y="16.905cm">
          <draw:text-box>
            <text:p text:style-name="P1"><text:span text:style-name="T4">experiences, and in particular about the issues on which they considered the Inquiry </text:span></text:p>
          </draw:text-box>
        </draw:frame>
        <draw:frame draw:style-name="gr1" draw:text-style-name="P2" draw:layer="layout" svg:width="2.627cm" svg:height="0.475cm" svg:x="2.2cm" svg:y="17.469cm">
          <draw:text-box>
            <text:p text:style-name="P1"><text:span text:style-name="T4">should focus. </text:span></text:p>
          </draw:text-box>
        </draw:frame>
        <draw:frame draw:style-name="gr1" draw:text-style-name="P2" draw:layer="layout" svg:width="16.258cm" svg:height="0.475cm" svg:x="2.2cm" svg:y="18.383cm">
          <draw:text-box>
            <text:p text:style-name="P1"><text:span text:style-name="T7">21. </text:span><text:span text:style-name="T4"><text:s/>Those discussions were extremely valuable in shaping the Inquiry’s work, and the </text:span></text:p>
          </draw:text-box>
        </draw:frame>
        <draw:frame draw:style-name="gr1" draw:text-style-name="P2" draw:layer="layout" svg:width="16.631cm" svg:height="0.475cm" svg:x="2.2cm" svg:y="18.948cm">
          <draw:text-box>
            <text:p text:style-name="P1"><text:span text:style-name="T4">Inquiry is grateful to all those who took part for their contribution. The Inquiry has sought </text:span></text:p>
          </draw:text-box>
        </draw:frame>
        <draw:frame draw:style-name="gr1" draw:text-style-name="P2" draw:layer="layout" svg:width="16.258cm" svg:height="0.475cm" svg:x="2.2cm" svg:y="19.512cm">
          <draw:text-box>
            <text:p text:style-name="P1"><text:span text:style-name="T4">to address in its Report many of the points that were raised in the meetings and which </text:span></text:p>
          </draw:text-box>
        </draw:frame>
        <draw:frame draw:style-name="gr1" draw:text-style-name="P2" draw:layer="layout" svg:width="16.309cm" svg:height="0.475cm" svg:x="2.2cm" svg:y="20.077cm">
          <draw:text-box>
            <text:p text:style-name="P1"><text:span text:style-name="T4">fell within its Terms of Reference. Where the Inquiry’s Report makes specific reference </text:span></text:p>
          </draw:text-box>
        </draw:frame>
        <draw:frame draw:style-name="gr1" draw:text-style-name="P2" draw:layer="layout" svg:width="12.109cm" svg:height="0.475cm" svg:x="2.2cm" svg:y="20.641cm">
          <draw:text-box>
            <text:p text:style-name="P1"><text:span text:style-name="T4">to a point that was raised, it has not attributed it to an individual. </text:span></text:p>
          </draw:text-box>
        </draw:frame>
        <draw:frame draw:style-name="gr1" draw:text-style-name="P2" draw:layer="layout" svg:width="16.546cm" svg:height="0.475cm" svg:x="2.2cm" svg:y="21.556cm">
          <draw:text-box>
            <text:p text:style-name="P1"><text:span text:style-name="T7">22. </text:span><text:span text:style-name="T4"><text:s/>In November 2009, the Inquiry held two seminars with a range of experts on Iraq to </text:span></text:p>
          </draw:text-box>
        </draw:frame>
        <draw:frame draw:style-name="gr1" draw:text-style-name="P2" draw:layer="layout" svg:width="16.52cm" svg:height="0.475cm" svg:x="2.2cm" svg:y="22.12cm">
          <draw:text-box>
            <text:p text:style-name="P1"><text:span text:style-name="T4">inform the Inquiry’s approach to its task ahead of witness hearings. The first considered </text:span></text:p>
          </draw:text-box>
        </draw:frame>
        <draw:frame draw:style-name="gr1" draw:text-style-name="P2" draw:layer="layout" svg:width="16.482cm" svg:height="0.475cm" svg:x="2.2cm" svg:y="22.685cm">
          <draw:text-box>
            <text:p text:style-name="P1"><text:span text:style-name="T4">the evolution of international policy towards Iraq between 1990 and 2003 as well as the </text:span></text:p>
          </draw:text-box>
        </draw:frame>
        <draw:frame draw:style-name="gr1" draw:text-style-name="P2" draw:layer="layout" svg:width="16.237cm" svg:height="0.475cm" svg:x="2.2cm" svg:y="23.249cm">
          <draw:text-box>
            <text:p text:style-name="P1"><text:span text:style-name="T4">state of Iraq and the region on the eve of the invasion, and the second considered the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4.226cm" svg:height="0.475cm" svg:x="2.2cm" svg:y="23.813cm">
          <draw:text-box>
            <text:p text:style-name="P1"><text:span text:style-name="T4">causes and consequences of Iraq’s descent into violence after the invasion.</text:span></text:p>
          </draw:text-box>
        </draw:frame>
        <draw:frame draw:style-name="gr8" draw:text-style-name="P9" draw:layer="layout" svg:width="0.205cm" svg:height="0.23cm" svg:x="2.2cm" svg:y="25.95cm">
          <draw:text-box>
            <text:p text:style-name="P1"><text:span text:style-name="T11">5 </text:span></text:p>
          </draw:text-box>
        </draw:frame>
        <draw:frame draw:style-name="gr4" draw:text-style-name="P5" draw:layer="layout" svg:width="16.127cm" svg:height="0.395cm" svg:x="2.417cm" svg:y="25.934cm">
          <draw:text-box>
            <text:p text:style-name="P1"><text:span text:style-name="T12">From June 2007, the Overseas and Defence Secretariat was known as the Foreign and Defence Policy </text:span></text:p>
          </draw:text-box>
        </draw:frame>
        <draw:frame draw:style-name="gr4" draw:text-style-name="P5" draw:layer="layout" svg:width="1.797cm" svg:height="0.395cm" svg:x="2.2cm" svg:y="26.357cm">
          <draw:text-box>
            <text:p text:style-name="P1"><text:span text:style-name="T12">Secretariat.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1">6 </text:span></text:p>
          </draw:text-box>
        </draw:frame>
        <draw:frame draw:style-name="gr4" draw:text-style-name="P5" draw:layer="layout" svg:width="15.322cm" svg:height="0.395cm" svg:x="2.417cm" svg:y="26.781cm">
          <draw:text-box>
            <text:p text:style-name="P1"><text:span text:style-name="T12">Foreign Affairs Committee, 4 February 2015, </text:span><text:span text:style-name="T13">Oral Evidence: Progress of the Iraq Inquiry</text:span><text:span text:style-name="T12">, HC 1027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1" draw:text-style-name="P2" draw:layer="layout" svg:width="15.271cm" svg:height="0.475cm" svg:x="2.2cm" svg:y="2.525cm">
          <draw:text-box>
            <text:p text:style-name="P1"><text:span text:style-name="T7">23. </text:span><text:span text:style-name="T4"><text:s/>The papers produced to inform those seminars are available on the Inquiry’s </text:span></text:p>
          </draw:text-box>
        </draw:frame>
        <draw:frame draw:style-name="gr1" draw:text-style-name="P2" draw:layer="layout" svg:width="1.678cm" svg:height="0.475cm" svg:x="2.2cm" svg:y="3.09cm">
          <draw:text-box>
            <text:p text:style-name="P1"><text:span text:style-name="T4">website. </text:span></text:p>
          </draw:text-box>
        </draw:frame>
        <draw:frame draw:style-name="gr1" draw:text-style-name="P2" draw:layer="layout" svg:width="14.831cm" svg:height="0.475cm" svg:x="2.2cm" svg:y="4.004cm">
          <draw:text-box>
            <text:p text:style-name="P1"><text:span text:style-name="T7">24. </text:span><text:span text:style-name="T4"><text:s/>The foundation for the Inquiry’s conclusions is an account of the decisions </text:span></text:p>
          </draw:text-box>
        </draw:frame>
        <draw:frame draw:style-name="gr1" draw:text-style-name="P2" draw:layer="layout" svg:width="15.403cm" svg:height="0.475cm" svg:x="2.2cm" svg:y="4.568cm">
          <draw:text-box>
            <text:p text:style-name="P1"><text:span text:style-name="T4">and actions that were taken by the UK between 2001 and 2009 in relation to Iraq. </text:span></text:p>
          </draw:text-box>
        </draw:frame>
        <draw:frame draw:style-name="gr1" draw:text-style-name="P2" draw:layer="layout" svg:width="14.391cm" svg:height="0.475cm" svg:x="2.2cm" svg:y="5.133cm">
          <draw:text-box>
            <text:p text:style-name="P1"><text:span text:style-name="T4">As Mr Brown told the House of Commons in 2009, the scope of this account </text:span></text:p>
          </draw:text-box>
        </draw:frame>
        <draw:frame draw:style-name="gr1" draw:text-style-name="P2" draw:layer="layout" svg:width="14.315cm" svg:height="0.475cm" svg:x="2.2cm" svg:y="5.697cm">
          <draw:text-box>
            <text:p text:style-name="P1"><text:span text:style-name="T4">is unprecedented in duration and breadth and constitutes a large part of the </text:span></text:p>
          </draw:text-box>
        </draw:frame>
        <draw:frame draw:style-name="gr1" draw:text-style-name="P2" draw:layer="layout" svg:width="3.084cm" svg:height="0.475cm" svg:x="2.2cm" svg:y="6.262cm">
          <draw:text-box>
            <text:p text:style-name="P1"><text:span text:style-name="T4">Inquiry’s Report.</text:span></text:p>
          </draw:text-box>
        </draw:frame>
        <draw:frame draw:style-name="gr5" draw:text-style-name="P6" draw:layer="layout" svg:width="8.448cm" svg:height="0.556cm" svg:x="2.2cm" svg:y="7.383cm">
          <draw:text-box>
            <text:p text:style-name="P1"><text:span text:style-name="T6">Issues not addressed by the Inquiry</text:span></text:p>
          </draw:text-box>
        </draw:frame>
        <draw:frame draw:style-name="gr1" draw:text-style-name="P2" draw:layer="layout" svg:width="16.525cm" svg:height="0.475cm" svg:x="2.2cm" svg:y="8.211cm">
          <draw:text-box>
            <text:p text:style-name="P1"><text:span text:style-name="T7">25. </text:span><text:span text:style-name="T4"><text:s/>There are a number of issues that have not been addressed in the Report because </text:span></text:p>
          </draw:text-box>
        </draw:frame>
        <draw:frame draw:style-name="gr1" draw:text-style-name="P2" draw:layer="layout" svg:width="15.204cm" svg:height="0.475cm" svg:x="2.2cm" svg:y="8.776cm">
          <draw:text-box>
            <text:p text:style-name="P1"><text:span text:style-name="T4">they lie outside the scope of the Inquiry or are subject to continuing investigation </text:span></text:p>
          </draw:text-box>
        </draw:frame>
        <draw:frame draw:style-name="gr1" draw:text-style-name="P2" draw:layer="layout" svg:width="4.811cm" svg:height="0.475cm" svg:x="2.2cm" svg:y="9.34cm">
          <draw:text-box>
            <text:p text:style-name="P1"><text:span text:style-name="T4">elsewhere. They include: </text:span></text:p>
          </draw:text-box>
        </draw:frame>
        <draw:frame draw:style-name="gr2" draw:text-style-name="P3" draw:layer="layout" svg:width="0.634cm" svg:height="0.712cm" svg:x="2.95cm" svg:y="10.098cm">
          <draw:text-box>
            <text:p text:style-name="P1"><text:span text:style-name="T9">• </text:span></text:p>
          </draw:text-box>
        </draw:frame>
        <draw:frame draw:style-name="gr1" draw:text-style-name="P2" draw:layer="layout" svg:width="9.73cm" svg:height="0.475cm" svg:x="3.7cm" svg:y="10.255cm">
          <draw:text-box>
            <text:p text:style-name="P1"><text:span text:style-name="T4">Responsibility for the events of 11 September 2001.</text:span></text:p>
          </draw:text-box>
        </draw:frame>
        <draw:frame draw:style-name="gr2" draw:text-style-name="P3" draw:layer="layout" svg:width="0.634cm" svg:height="0.712cm" svg:x="2.95cm" svg:y="10.763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48cm" svg:height="0.475cm" svg:x="3.7cm" svg:y="10.919cm">
          <draw:text-box>
            <text:p text:style-name="P1"><text:span text:style-name="T4">The UK’s role in Afghanistan, except where decisions on Afghanistan had an </text:span></text:p>
          </draw:text-box>
        </draw:frame>
        <draw:frame draw:style-name="gr1" draw:text-style-name="P2" draw:layer="layout" svg:width="14.607cm" svg:height="0.475cm" svg:x="3.7cm" svg:y="11.483cm">
          <draw:text-box>
            <text:p text:style-name="P1"><text:span text:style-name="T4">impact on options available in Iraq, or where the Government sought to apply </text:span></text:p>
          </draw:text-box>
        </draw:frame>
        <draw:frame draw:style-name="gr1" draw:text-style-name="P2" draw:layer="layout" svg:width="6.166cm" svg:height="0.475cm" svg:x="3.7cm" svg:y="12.048cm">
          <draw:text-box>
            <text:p text:style-name="P1"><text:span text:style-name="T4">lessons from Afghanistan in Iraq.</text:span></text:p>
          </draw:text-box>
        </draw:frame>
        <draw:frame draw:style-name="gr2" draw:text-style-name="P3" draw:layer="layout" svg:width="0.634cm" svg:height="0.712cm" svg:x="2.95cm" svg:y="12.556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933cm" svg:height="0.475cm" svg:x="3.7cm" svg:y="12.712cm">
          <draw:text-box>
            <text:p text:style-name="P1"><text:span text:style-name="T4">The circumstances surrounding the death of Dr David Kelly. The Inquiry has no </text:span></text:p>
          </draw:text-box>
        </draw:frame>
        <draw:frame draw:style-name="gr1" draw:text-style-name="P2" draw:layer="layout" svg:width="12.571cm" svg:height="0.475cm" svg:x="3.7cm" svg:y="13.277cm">
          <draw:text-box>
            <text:p text:style-name="P1"><text:span text:style-name="T4">statutory powers and is not qualified to decide on Coronial matters.</text:span></text:p>
          </draw:text-box>
        </draw:frame>
        <draw:frame draw:style-name="gr2" draw:text-style-name="P3" draw:layer="layout" svg:width="0.634cm" svg:height="0.712cm" svg:x="2.95cm" svg:y="13.785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078cm" svg:height="0.475cm" svg:x="3.7cm" svg:y="13.941cm">
          <draw:text-box>
            <text:p text:style-name="P1"><text:span text:style-name="T4">The circumstances surrounding the deaths of individual Service Personnel.</text:span></text:p>
          </draw:text-box>
        </draw:frame>
        <draw:frame draw:style-name="gr2" draw:text-style-name="P3" draw:layer="layout" svg:width="0.634cm" svg:height="0.712cm" svg:x="2.95cm" svg:y="14.449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107cm" svg:height="0.475cm" svg:x="3.7cm" svg:y="14.606cm">
          <draw:text-box>
            <text:p text:style-name="P1"><text:span text:style-name="T4">The effect of the sanctions regime on the civilian population of Iraq, except </text:span></text:p>
          </draw:text-box>
        </draw:frame>
        <draw:frame draw:style-name="gr1" draw:text-style-name="P2" draw:layer="layout" svg:width="14.514cm" svg:height="0.475cm" svg:x="3.7cm" svg:y="15.17cm">
          <draw:text-box>
            <text:p text:style-name="P1"><text:span text:style-name="T4">where it had an impact on UK policy on Iraq in the period before the invasion.</text:span></text:p>
          </draw:text-box>
        </draw:frame>
        <draw:frame draw:style-name="gr2" draw:text-style-name="P3" draw:layer="layout" svg:width="0.634cm" svg:height="0.712cm" svg:x="2.95cm" svg:y="15.678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501cm" svg:height="0.475cm" svg:x="3.7cm" svg:y="15.835cm">
          <draw:text-box>
            <text:p text:style-name="P1"><text:span text:style-name="T4">The compulsory return of asylum seekers from the UK to Iraq is touched on, <text:s/></text:span></text:p>
          </draw:text-box>
        </draw:frame>
        <draw:frame draw:style-name="gr1" draw:text-style-name="P2" draw:layer="layout" svg:width="5.086cm" svg:height="0.475cm" svg:x="3.7cm" svg:y="16.399cm">
          <draw:text-box>
            <text:p text:style-name="P1"><text:span text:style-name="T4">but not examined in detail. </text:span></text:p>
          </draw:text-box>
        </draw:frame>
        <draw:frame draw:style-name="gr2" draw:text-style-name="P3" draw:layer="layout" svg:width="0.634cm" svg:height="0.712cm" svg:x="2.95cm" svg:y="16.907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768cm" svg:height="0.475cm" svg:x="3.7cm" svg:y="17.063cm">
          <draw:text-box>
            <text:p text:style-name="P1"><text:span text:style-name="T4">The details of the Government’s operational response to the kidnapping of UK </text:span></text:p>
          </draw:text-box>
        </draw:frame>
        <draw:frame draw:style-name="gr1" draw:text-style-name="P2" draw:layer="layout" svg:width="1.653cm" svg:height="0.475cm" svg:x="3.7cm" svg:y="17.628cm">
          <draw:text-box>
            <text:p text:style-name="P1"><text:span text:style-name="T4">citizens. </text:span></text:p>
          </draw:text-box>
        </draw:frame>
        <draw:frame draw:style-name="gr1" draw:text-style-name="P2" draw:layer="layout" svg:width="16.753cm" svg:height="0.475cm" svg:x="2.2cm" svg:y="18.542cm">
          <draw:text-box>
            <text:p text:style-name="P1"><text:span text:style-name="T7">26. </text:span><text:span text:style-name="T4"><text:s/>One further aspect of the UK’s involvement in Iraq which has generated a great deal </text:span></text:p>
          </draw:text-box>
        </draw:frame>
        <draw:frame draw:style-name="gr1" draw:text-style-name="P2" draw:layer="layout" svg:width="16.195cm" svg:height="0.475cm" svg:x="2.2cm" svg:y="19.107cm">
          <draw:text-box>
            <text:p text:style-name="P1"><text:span text:style-name="T4">of public concern has been the alleged, and in some instances proven, ill treatment of </text:span></text:p>
          </draw:text-box>
        </draw:frame>
        <draw:frame draw:style-name="gr1" draw:text-style-name="P2" draw:layer="layout" svg:width="1.966cm" svg:height="0.475cm" svg:x="2.2cm" svg:y="19.671cm">
          <draw:text-box>
            <text:p text:style-name="P1"><text:span text:style-name="T4">detainees.</text:span></text:p>
          </draw:text-box>
        </draw:frame>
        <draw:frame draw:style-name="gr1" draw:text-style-name="P2" draw:layer="layout" svg:width="16.127cm" svg:height="0.475cm" svg:x="2.2cm" svg:y="20.586cm">
          <draw:text-box>
            <text:p text:style-name="P1"><text:span text:style-name="T7">27. </text:span><text:span text:style-name="T4"><text:s/>The Inquiry’s Terms of Reference did not require it to examine individual cases of </text:span></text:p>
          </draw:text-box>
        </draw:frame>
        <draw:frame draw:style-name="gr1" draw:text-style-name="P2" draw:layer="layout" svg:width="16.516cm" svg:height="0.475cm" svg:x="2.2cm" svg:y="21.15cm">
          <draw:text-box>
            <text:p text:style-name="P1"><text:span text:style-name="T4">detention; nor, as a non-statutory public inquiry, was it constituted or equipped to do so. </text:span></text:p>
          </draw:text-box>
        </draw:frame>
        <draw:frame draw:style-name="gr1" draw:text-style-name="P2" draw:layer="layout" svg:width="16.3cm" svg:height="0.475cm" svg:x="2.2cm" svg:y="21.715cm">
          <draw:text-box>
            <text:p text:style-name="P1"><text:span text:style-name="T4">The Inquiry took the view, moreover, that its role was to consider the development and </text:span></text:p>
          </draw:text-box>
        </draw:frame>
        <draw:frame draw:style-name="gr1" draw:text-style-name="P2" draw:layer="layout" svg:width="16.436cm" svg:height="0.475cm" svg:x="2.2cm" svg:y="22.279cm">
          <draw:text-box>
            <text:p text:style-name="P1"><text:span text:style-name="T4">implementation of government policy, rather than to examine operational decisions and </text:span></text:p>
          </draw:text-box>
        </draw:frame>
        <draw:frame draw:style-name="gr1" draw:text-style-name="P2" draw:layer="layout" svg:width="6.42cm" svg:height="0.475cm" svg:x="2.2cm" svg:y="22.843cm">
          <draw:text-box>
            <text:p text:style-name="P1"><text:span text:style-name="T4">actions affecting individual cases. </text:span></text:p>
          </draw:text-box>
        </draw:frame>
        <draw:frame draw:style-name="gr1" draw:text-style-name="P2" draw:layer="layout" svg:width="16.097cm" svg:height="0.475cm" svg:x="2.2cm" svg:y="23.758cm">
          <draw:text-box>
            <text:p text:style-name="P1"><text:span text:style-name="T7">28. </text:span><text:span text:style-name="T4"><text:s/>The Inquiry did consider whether it might examine systemic issues relating to the </text:span></text:p>
          </draw:text-box>
        </draw:frame>
        <draw:frame draw:style-name="gr1" draw:text-style-name="P2" draw:layer="layout" svg:width="16.559cm" svg:height="0.475cm" svg:x="2.2cm" svg:y="24.322cm">
          <draw:text-box>
            <text:p text:style-name="P1"><text:span text:style-name="T4">detention and treatment of military and civilian prisoners. For the reasons set out below, </text:span></text:p>
          </draw:text-box>
        </draw:frame>
        <draw:frame draw:style-name="gr1" draw:text-style-name="P2" draw:layer="layout" svg:width="5.158cm" svg:height="0.475cm" svg:x="2.2cm" svg:y="24.887cm">
          <draw:text-box>
            <text:p text:style-name="P1"><text:span text:style-name="T4">it was decided not to do so.</text:span></text:p>
          </draw:text-box>
        </draw:frame>
        <draw:frame draw:style-name="gr1" draw:text-style-name="P2" draw:layer="layout" svg:width="15.318cm" svg:height="0.475cm" svg:x="2.2cm" svg:y="25.801cm">
          <draw:text-box>
            <text:p text:style-name="P1"><text:span text:style-name="T7">29. </text:span><text:span text:style-name="T4"><text:s/>When the Inquiry was established in July 2009, the Government had already </text:span></text:p>
          </draw:text-box>
        </draw:frame>
        <draw:frame draw:style-name="gr1" draw:text-style-name="P2" draw:layer="layout" svg:width="15.052cm" svg:height="0.475cm" svg:x="2.2cm" svg:y="26.366cm">
          <draw:text-box>
            <text:p text:style-name="P1"><text:span text:style-name="T4">established a Public Inquiry led by Sir William Gage to investigate the death, on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1.835cm" svg:height="0.395cm" svg:x="16.957cm" svg:y="1.138cm">
          <draw:text-box>
            <text:p text:style-name="P1"><text:span text:style-name="T5">Introduction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frame draw:style-name="gr1" draw:text-style-name="P2" draw:layer="layout" svg:width="16.715cm" svg:height="0.475cm" svg:x="2.2cm" svg:y="2.525cm">
          <draw:text-box>
            <text:p text:style-name="P1"><text:span text:style-name="T4">15 September 2003, of Mr Baha Mousa, an Iraqi citizen who had been held in the British </text:span></text:p>
          </draw:text-box>
        </draw:frame>
        <draw:frame draw:style-name="gr1" draw:text-style-name="P2" draw:layer="layout" svg:width="7.169cm" svg:height="0.475cm" svg:x="2.2cm" svg:y="3.09cm">
          <draw:text-box>
            <text:p text:style-name="P1"><text:span text:style-name="T4">Temporary Detention Facility in Basra.</text:span></text:p>
          </draw:text-box>
        </draw:frame>
        <draw:frame draw:style-name="gr6" draw:text-style-name="P7" draw:layer="layout" svg:width="0.246cm" svg:height="0.276cm" svg:x="9.352cm" svg:y="3.108cm">
          <draw:text-box>
            <text:p text:style-name="P1"><text:span text:style-name="T8">7</text:span></text:p>
          </draw:text-box>
        </draw:frame>
        <draw:frame draw:style-name="gr1" draw:text-style-name="P2" draw:layer="layout" svg:width="16.567cm" svg:height="0.475cm" svg:x="2.2cm" svg:y="4.004cm">
          <draw:text-box>
            <text:p text:style-name="P1"><text:span text:style-name="T7">30. </text:span><text:span text:style-name="T4"><text:s/>Although the purpose of that Inquiry was to examine a specific incident, it was clear </text:span></text:p>
          </draw:text-box>
        </draw:frame>
        <draw:frame draw:style-name="gr1" draw:text-style-name="P2" draw:layer="layout" svg:width="16.461cm" svg:height="0.475cm" svg:x="2.2cm" svg:y="4.568cm">
          <draw:text-box>
            <text:p text:style-name="P1"><text:span text:style-name="T4">that in doing so, and in order to report as required, Sir William would examine the basis </text:span></text:p>
          </draw:text-box>
        </draw:frame>
        <draw:frame draw:style-name="gr1" draw:text-style-name="P2" draw:layer="layout" svg:width="16.372cm" svg:height="0.475cm" svg:x="2.2cm" svg:y="5.133cm">
          <draw:text-box>
            <text:p text:style-name="P1"><text:span text:style-name="T4">and framework for detention in Iraq and would, if appropriate, make recommendations <text:s/></text:span></text:p>
          </draw:text-box>
        </draw:frame>
        <draw:frame draw:style-name="gr1" draw:text-style-name="P2" draw:layer="layout" svg:width="4.79cm" svg:height="0.475cm" svg:x="2.2cm" svg:y="5.697cm">
          <draw:text-box>
            <text:p text:style-name="P1"><text:span text:style-name="T4">to the Defence Secretary.</text:span></text:p>
          </draw:text-box>
        </draw:frame>
        <draw:frame draw:style-name="gr1" draw:text-style-name="P2" draw:layer="layout" svg:width="16.436cm" svg:height="0.475cm" svg:x="2.2cm" svg:y="6.612cm">
          <draw:text-box>
            <text:p text:style-name="P1"><text:span text:style-name="T7">31. </text:span><text:span text:style-name="T4"><text:s/>Mr Mousa’s relatives had been party to proceedings which, in due course, resulted </text:span></text:p>
          </draw:text-box>
        </draw:frame>
        <draw:frame draw:style-name="gr1" draw:text-style-name="P2" draw:layer="layout" svg:width="16.453cm" svg:height="0.475cm" svg:x="2.2cm" svg:y="7.176cm">
          <draw:text-box>
            <text:p text:style-name="P1"><text:span text:style-name="T4">in appeals to the Court of Appeal and House of Lords and, on 7 July 2011, in a ruling in </text:span></text:p>
          </draw:text-box>
        </draw:frame>
        <draw:frame draw:style-name="gr1" draw:text-style-name="P2" draw:layer="layout" svg:width="7.114cm" svg:height="0.475cm" svg:x="2.2cm" svg:y="7.741cm">
          <draw:text-box>
            <text:p text:style-name="P1"><text:span text:style-name="T4">the European Court of Human Rights.</text:span></text:p>
          </draw:text-box>
        </draw:frame>
        <draw:frame draw:style-name="gr6" draw:text-style-name="P7" draw:layer="layout" svg:width="0.246cm" svg:height="0.276cm" svg:x="9.283cm" svg:y="7.759cm">
          <draw:text-box>
            <text:p text:style-name="P1"><text:span text:style-name="T8">8</text:span></text:p>
          </draw:text-box>
        </draw:frame>
        <draw:frame draw:style-name="gr1" draw:text-style-name="P2" draw:layer="layout" svg:width="0.422cm" svg:height="0.475cm" svg:x="9.42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35cm" svg:height="0.475cm" svg:x="2.2cm" svg:y="8.655cm">
          <draw:text-box>
            <text:p text:style-name="P1"><text:span text:style-name="T7">32. </text:span><text:span text:style-name="T4"><text:s/>A Public Inquiry was also sought by a separate group of claimants in proceedings in </text:span></text:p>
          </draw:text-box>
        </draw:frame>
        <draw:frame draw:style-name="gr1" draw:text-style-name="P2" draw:layer="layout" svg:width="16.732cm" svg:height="0.475cm" svg:x="2.2cm" svg:y="9.22cm">
          <draw:text-box>
            <text:p text:style-name="P1"><text:span text:style-name="T4">the High Court during April, May and July 2009. In these proceedings, it was alleged that </text:span></text:p>
          </draw:text-box>
        </draw:frame>
        <draw:frame draw:style-name="gr1" draw:text-style-name="P2" draw:layer="layout" svg:width="16.089cm" svg:height="0.475cm" svg:x="2.2cm" svg:y="9.784cm">
          <draw:text-box>
            <text:p text:style-name="P1"><text:span text:style-name="T4">UK forces murdered Iraqi detainees at Camp Abu Naji in southern Iraq and subjected </text:span></text:p>
          </draw:text-box>
        </draw:frame>
        <draw:frame draw:style-name="gr1" draw:text-style-name="P2" draw:layer="layout" svg:width="16.449cm" svg:height="0.475cm" svg:x="2.2cm" svg:y="10.348cm">
          <draw:text-box>
            <text:p text:style-name="P1"><text:span text:style-name="T4">others to ill treatment both at Camp Abu Naji and at the Divisional Temporary Detention </text:span></text:p>
          </draw:text-box>
        </draw:frame>
        <draw:frame draw:style-name="gr1" draw:text-style-name="P2" draw:layer="layout" svg:width="8.185cm" svg:height="0.475cm" svg:x="2.2cm" svg:y="10.913cm">
          <draw:text-box>
            <text:p text:style-name="P1"><text:span text:style-name="T4">Facility at Shaibah on 14 and 15 May 2004.</text:span></text:p>
          </draw:text-box>
        </draw:frame>
        <draw:frame draw:style-name="gr6" draw:text-style-name="P7" draw:layer="layout" svg:width="0.246cm" svg:height="0.276cm" svg:x="10.343cm" svg:y="10.932cm">
          <draw:text-box>
            <text:p text:style-name="P1"><text:span text:style-name="T8">9</text:span></text:p>
          </draw:text-box>
        </draw:frame>
        <draw:frame draw:style-name="gr1" draw:text-style-name="P2" draw:layer="layout" svg:width="15.123cm" svg:height="0.475cm" svg:x="2.2cm" svg:y="11.827cm">
          <draw:text-box>
            <text:p text:style-name="P1"><text:span text:style-name="T7">33. </text:span><text:span text:style-name="T4"><text:s/>The Inquiry was also aware in 2009 that a number of other cases of alleged </text:span></text:p>
          </draw:text-box>
        </draw:frame>
        <draw:frame draw:style-name="gr1" draw:text-style-name="P2" draw:layer="layout" svg:width="15.636cm" svg:height="0.475cm" svg:x="2.2cm" svg:y="12.392cm">
          <draw:text-box>
            <text:p text:style-name="P1"><text:span text:style-name="T4">mistreatment of detainees had been brought to the attention of the MOD. Some of <text:s/></text:span></text:p>
          </draw:text-box>
        </draw:frame>
        <draw:frame draw:style-name="gr1" draw:text-style-name="P2" draw:layer="layout" svg:width="16.152cm" svg:height="0.475cm" svg:x="2.2cm" svg:y="12.956cm">
          <draw:text-box>
            <text:p text:style-name="P1"><text:span text:style-name="T4">these had been the subject of civil claims and had been settled; others were pending. </text:span></text:p>
          </draw:text-box>
        </draw:frame>
        <draw:frame draw:style-name="gr1" draw:text-style-name="P2" draw:layer="layout" svg:width="15.716cm" svg:height="0.475cm" svg:x="2.2cm" svg:y="13.871cm">
          <draw:text-box>
            <text:p text:style-name="P1"><text:span text:style-name="T7">34. </text:span><text:span text:style-name="T4"><text:s/>On 1 March 2010, Mr Bill Rammell, Minister of State for the Armed Forces, laid </text:span></text:p>
          </draw:text-box>
        </draw:frame>
        <draw:frame draw:style-name="gr1" draw:text-style-name="P2" draw:layer="layout" svg:width="15.225cm" svg:height="0.475cm" svg:x="2.2cm" svg:y="14.435cm">
          <draw:text-box>
            <text:p text:style-name="P1"><text:span text:style-name="T4">a Written Ministerial Statement announcing the establishment of the Iraq Historic </text:span></text:p>
          </draw:text-box>
        </draw:frame>
        <draw:frame draw:style-name="gr1" draw:text-style-name="P2" draw:layer="layout" svg:width="16.419cm" svg:height="0.475cm" svg:x="2.2cm" svg:y="15cm">
          <draw:text-box>
            <text:p text:style-name="P1"><text:span text:style-name="T4">Allegations Team (IHAT). Its purpose was to ensure that these cases were investigated </text:span></text:p>
          </draw:text-box>
        </draw:frame>
        <draw:frame draw:style-name="gr1" draw:text-style-name="P2" draw:layer="layout" svg:width="15.86cm" svg:height="0.475cm" svg:x="2.2cm" svg:y="15.564cm">
          <draw:text-box>
            <text:p text:style-name="P1"><text:span text:style-name="T4">“</text:span><text:span text:style-name="T4">thoroughly and expeditiously, so that – one way or another – the truth behind them <text:s/></text:span></text:p>
          </draw:text-box>
        </draw:frame>
        <draw:frame draw:style-name="gr1" draw:text-style-name="P2" draw:layer="layout" svg:width="2.834cm" svg:height="0.475cm" svg:x="2.2cm" svg:y="16.128cm">
          <draw:text-box>
            <text:p text:style-name="P1"><text:span text:style-name="T4">is established”.</text:span></text:p>
          </draw:text-box>
        </draw:frame>
        <draw:frame draw:style-name="gr6" draw:text-style-name="P7" draw:layer="layout" svg:width="0.273cm" svg:height="0.276cm" svg:x="5.024cm" svg:y="16.147cm">
          <draw:text-box>
            <text:p text:style-name="P1"><text:span text:style-name="T8">10</text:span></text:p>
          </draw:text-box>
        </draw:frame>
        <draw:frame draw:style-name="gr1" draw:text-style-name="P2" draw:layer="layout" svg:width="15.597cm" svg:height="0.475cm" svg:x="2.2cm" svg:y="17.043cm">
          <draw:text-box>
            <text:p text:style-name="P1"><text:span text:style-name="T7">35. </text:span><text:span text:style-name="T4"><text:s/>In view of these continuing Inquiries and investigations, the Inquiry Committee </text:span></text:p>
          </draw:text-box>
        </draw:frame>
        <draw:frame draw:style-name="gr1" draw:text-style-name="P2" draw:layer="layout" svg:width="15.14cm" svg:height="0.475cm" svg:x="2.2cm" svg:y="17.607cm">
          <draw:text-box>
            <text:p text:style-name="P1"><text:span text:style-name="T4">decided that it should not examine issues relating to the question of detention. It </text:span></text:p>
          </draw:text-box>
        </draw:frame>
        <draw:frame draw:style-name="gr1" draw:text-style-name="P2" draw:layer="layout" svg:width="15.581cm" svg:height="0.475cm" svg:x="2.2cm" svg:y="18.172cm">
          <draw:text-box>
            <text:p text:style-name="P1"><text:span text:style-name="T4">appeared to the Committee that, if it was to do so, there was a danger that it might </text:span></text:p>
          </draw:text-box>
        </draw:frame>
        <draw:frame draw:style-name="gr1" draw:text-style-name="P2" draw:layer="layout" svg:width="15.572cm" svg:height="0.475cm" svg:x="2.2cm" svg:y="18.736cm">
          <draw:text-box>
            <text:p text:style-name="P1"><text:span text:style-name="T4">duplicate the work of these other Inquiries and investigations or otherwise impede <text:s/></text:span></text:p>
          </draw:text-box>
        </draw:frame>
        <draw:frame draw:style-name="gr1" draw:text-style-name="P2" draw:layer="layout" svg:width="5.573cm" svg:height="0.475cm" svg:x="2.2cm" svg:y="19.301cm">
          <draw:text-box>
            <text:p text:style-name="P1"><text:span text:style-name="T4">their progress, or the reverse.</text:span></text:p>
          </draw:text-box>
        </draw:frame>
        <draw:frame draw:style-name="gr1" draw:text-style-name="P2" draw:layer="layout" svg:width="15.149cm" svg:height="0.475cm" svg:x="2.2cm" svg:y="20.215cm">
          <draw:text-box>
            <text:p text:style-name="P1"><text:span text:style-name="T7">36. </text:span><text:span text:style-name="T10"><text:s/>The Report of the Baha Mousa Inquiry</text:span><text:span text:style-name="T4"> was published on 8 September 2011.</text:span></text:p>
          </draw:text-box>
        </draw:frame>
        <draw:frame draw:style-name="gr6" draw:text-style-name="P7" draw:layer="layout" svg:width="0.256cm" svg:height="0.276cm" svg:x="17.253cm" svg:y="20.234cm">
          <draw:text-box>
            <text:p text:style-name="P1"><text:span text:style-name="T8">11</text:span></text:p>
          </draw:text-box>
        </draw:frame>
        <draw:frame draw:style-name="gr1" draw:text-style-name="P2" draw:layer="layout" svg:width="0.422cm" svg:height="0.475cm" svg:x="17.51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25cm" svg:height="0.475cm" svg:x="2.2cm" svg:y="20.78cm">
          <draw:text-box>
            <text:p text:style-name="P1"><text:span text:style-name="T4">It examined the events which resulted in Mr Mousa’s death but also wider issues </text:span></text:p>
          </draw:text-box>
        </draw:frame>
        <draw:frame draw:style-name="gr1" draw:text-style-name="P2" draw:layer="layout" svg:width="16.317cm" svg:height="0.475cm" svg:x="2.2cm" svg:y="21.344cm">
          <draw:text-box>
            <text:p text:style-name="P1"><text:span text:style-name="T4">concerning the detention and treatment of individuals, including training and the chain <text:s/>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8.316cm" svg:height="0.475cm" svg:x="2.2cm" svg:y="21.908cm">
          <draw:text-box>
            <text:p text:style-name="P1"><text:span text:style-name="T4">of command. It made 73 recommendations. </text:span></text:p>
          </draw:text-box>
        </draw:frame>
        <draw:frame draw:style-name="gr8" draw:text-style-name="P9" draw:layer="layout" svg:width="0.205cm" svg:height="0.23cm" svg:x="2.2cm" svg:y="24.256cm">
          <draw:text-box>
            <text:p text:style-name="P1"><text:span text:style-name="T11">7 </text:span></text:p>
          </draw:text-box>
        </draw:frame>
        <draw:frame draw:style-name="gr4" draw:text-style-name="P5" draw:layer="layout" svg:width="3.897cm" svg:height="0.395cm" svg:x="2.414cm" svg:y="24.241cm">
          <draw:text-box>
            <text:p text:style-name="P1"><text:span text:style-name="T12">The Baha Mousa Inquiry.</text:span></text:p>
          </draw:text-box>
        </draw:frame>
        <draw:frame draw:style-name="gr8" draw:text-style-name="P9" draw:layer="layout" svg:width="0.205cm" svg:height="0.23cm" svg:x="2.2cm" svg:y="24.68cm">
          <draw:text-box>
            <text:p text:style-name="P1"><text:span text:style-name="T11">8 </text:span></text:p>
          </draw:text-box>
        </draw:frame>
        <draw:frame draw:style-name="gr4" draw:text-style-name="P5" draw:layer="layout" svg:width="9.256cm" svg:height="0.395cm" svg:x="2.406cm" svg:y="24.664cm">
          <draw:text-box>
            <text:p text:style-name="P1"><text:span text:style-name="T12">Al Skeini and others v United Kingdom (2012) 53 EHRR 18.</text:span></text:p>
          </draw:text-box>
        </draw:frame>
        <draw:frame draw:style-name="gr8" draw:text-style-name="P9" draw:layer="layout" svg:width="0.205cm" svg:height="0.23cm" svg:x="2.2cm" svg:y="25.103cm">
          <draw:text-box>
            <text:p text:style-name="P1"><text:span text:style-name="T11">9 </text:span></text:p>
          </draw:text-box>
        </draw:frame>
        <draw:frame draw:style-name="gr4" draw:text-style-name="P5" draw:layer="layout" svg:width="15.479cm" svg:height="0.395cm" svg:x="2.417cm" svg:y="25.087cm">
          <draw:text-box>
            <text:p text:style-name="P1"><text:span text:style-name="T12">It was announced on 25 November 2009 that a Public Inquiry would be established, led by Sir John </text:span></text:p>
          </draw:text-box>
        </draw:frame>
        <draw:frame draw:style-name="gr4" draw:text-style-name="P5" draw:layer="layout" svg:width="15.911cm" svg:height="0.395cm" svg:x="2.2cm" svg:y="25.511cm">
          <draw:text-box>
            <text:p text:style-name="P1"><text:span text:style-name="T12">Thayne Forbes, to examine these allegations. Named after the First Claimant in the civil proceedings, <text:s/></text:span></text:p>
          </draw:text-box>
        </draw:frame>
        <draw:frame draw:style-name="gr4" draw:text-style-name="P5" draw:layer="layout" svg:width="6.399cm" svg:height="0.395cm" svg:x="2.2cm" svg:y="25.934cm">
          <draw:text-box>
            <text:p text:style-name="P1"><text:span text:style-name="T12">it was known as “The Al Sweady Inquiry”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10 </text:span></text:p>
          </draw:text-box>
        </draw:frame>
        <draw:frame draw:style-name="gr4" draw:text-style-name="P5" draw:layer="layout" svg:width="10.336cm" svg:height="0.395cm" svg:x="2.532cm" svg:y="26.357cm">
          <draw:text-box>
            <text:p text:style-name="P1"><text:span text:style-name="T12">House of Commons, </text:span><text:span text:style-name="T13">Official Report</text:span><text:span text:style-name="T12">, 1 March 2010, column 93WS.</text:span></text:p>
          </draw:text-box>
        </draw:frame>
        <draw:frame draw:style-name="gr8" draw:text-style-name="P9" draw:layer="layout" svg:width="0.273cm" svg:height="0.23cm" svg:x="2.2cm" svg:y="26.796cm">
          <draw:text-box>
            <text:p text:style-name="P1"><text:span text:style-name="T11">11 </text:span></text:p>
          </draw:text-box>
        </draw:frame>
        <draw:frame draw:style-name="gr4" draw:text-style-name="P5" draw:layer="layout" svg:width="11.381cm" svg:height="0.395cm" svg:x="2.516cm" svg:y="26.781cm">
          <draw:text-box>
            <text:p text:style-name="P1"><text:span text:style-name="T13">The Report of the Baha Mousa Inquiry, </text:span><text:span text:style-name="T12">8 September 2011, HC 1452-1-IV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1" draw:text-style-name="P2" draw:layer="layout" svg:width="14.899cm" svg:height="0.475cm" svg:x="2.2cm" svg:y="2.525cm">
          <draw:text-box>
            <text:p text:style-name="P1"><text:span text:style-name="T7">37. </text:span><text:span text:style-name="T10"><text:s/>The Report of the Al Sweady Inquiry</text:span><text:span text:style-name="T4"> was published on 17 December 2014.</text:span></text:p>
          </draw:text-box>
        </draw:frame>
        <draw:frame draw:style-name="gr6" draw:text-style-name="P7" draw:layer="layout" svg:width="0.273cm" svg:height="0.276cm" svg:x="17.01cm" svg:y="2.544cm">
          <draw:text-box>
            <text:p text:style-name="P1"><text:span text:style-name="T8">12</text:span></text:p>
          </draw:text-box>
        </draw:frame>
        <draw:frame draw:style-name="gr1" draw:text-style-name="P2" draw:layer="layout" svg:width="0.422cm" svg:height="0.475cm" svg:x="17.284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5cm" svg:height="0.475cm" svg:x="2.2cm" svg:y="3.09cm">
          <draw:text-box>
            <text:p text:style-name="P1"><text:span text:style-name="T4">It examined in detail (and rejected) the allegations of ill treatment at Camp Abu Naji. <text:s/></text:span></text:p>
          </draw:text-box>
        </draw:frame>
        <draw:frame draw:style-name="gr1" draw:text-style-name="P2" draw:layer="layout" svg:width="14.98cm" svg:height="0.475cm" svg:x="2.2cm" svg:y="3.654cm">
          <draw:text-box>
            <text:p text:style-name="P1"><text:span text:style-name="T4">It made a limited number of further recommendations, noting that the MOD had </text:span></text:p>
          </draw:text-box>
        </draw:frame>
        <draw:frame draw:style-name="gr1" draw:text-style-name="P2" draw:layer="layout" svg:width="15.001cm" svg:height="0.475cm" svg:x="2.2cm" svg:y="4.218cm">
          <draw:text-box>
            <text:p text:style-name="P1"><text:span text:style-name="T4">accepted 72 of the recommendations made by Sir William Gage and was in the </text:span></text:p>
          </draw:text-box>
        </draw:frame>
        <draw:frame draw:style-name="gr1" draw:text-style-name="P2" draw:layer="layout" svg:width="5.785cm" svg:height="0.475cm" svg:x="2.2cm" svg:y="4.783cm">
          <draw:text-box>
            <text:p text:style-name="P1"><text:span text:style-name="T4">process of implementing them.</text:span></text:p>
          </draw:text-box>
        </draw:frame>
        <draw:frame draw:style-name="gr1" draw:text-style-name="P2" draw:layer="layout" svg:width="7.393cm" svg:height="0.475cm" svg:x="2.2cm" svg:y="5.697cm">
          <draw:text-box>
            <text:p text:style-name="P1"><text:span text:style-name="T7">38. </text:span><text:span text:style-name="T4"><text:s/>The work of the IHAT is continuing.</text:span></text:p>
          </draw:text-box>
        </draw:frame>
        <draw:frame draw:style-name="gr5" draw:text-style-name="P6" draw:layer="layout" svg:width="2.123cm" svg:height="0.556cm" svg:x="2.2cm" svg:y="6.818cm">
          <draw:text-box>
            <text:p text:style-name="P1"><text:span text:style-name="T6">Hearings</text:span></text:p>
          </draw:text-box>
        </draw:frame>
        <draw:frame draw:style-name="gr1" draw:text-style-name="P2" draw:layer="layout" svg:width="14.62cm" svg:height="0.475cm" svg:x="2.2cm" svg:y="7.647cm">
          <draw:text-box>
            <text:p text:style-name="P1"><text:span text:style-name="T7">39. </text:span><text:span text:style-name="T4"><text:s/>The Inquiry took evidence from more than 150 witnesses from a range of </text:span></text:p>
          </draw:text-box>
        </draw:frame>
        <draw:frame draw:style-name="gr1" draw:text-style-name="P2" draw:layer="layout" svg:width="16.588cm" svg:height="0.475cm" svg:x="2.2cm" svg:y="8.211cm">
          <draw:text-box>
            <text:p text:style-name="P1"><text:span text:style-name="T4">backgrounds, in more than 130 sessions of oral evidence, in order to assist it in building </text:span></text:p>
          </draw:text-box>
        </draw:frame>
        <draw:frame draw:style-name="gr1" draw:text-style-name="P2" draw:layer="layout" svg:width="8.354cm" svg:height="0.475cm" svg:x="2.2cm" svg:y="8.776cm">
          <draw:text-box>
            <text:p text:style-name="P1"><text:span text:style-name="T4">a balanced and accurate account of events. </text:span></text:p>
          </draw:text-box>
        </draw:frame>
        <draw:frame draw:style-name="gr1" draw:text-style-name="P2" draw:layer="layout" svg:width="15.038cm" svg:height="0.475cm" svg:x="2.2cm" svg:y="9.69cm">
          <draw:text-box>
            <text:p text:style-name="P1"><text:span text:style-name="T7">40. </text:span><text:span text:style-name="T4"><text:s/>The principles on which hearings were run are described in the </text:span><text:span text:style-name="T10">Protocol for </text:span></text:p>
          </draw:text-box>
        </draw:frame>
        <draw:frame draw:style-name="gr1" draw:text-style-name="P2" draw:layer="layout" svg:width="16.071cm" svg:height="0.475cm" svg:x="2.2cm" svg:y="10.255cm">
          <draw:text-box>
            <text:p text:style-name="P1"><text:span text:style-name="T10">Witnesses giving evidence to the Iraq Inquiry</text:span><text:span text:style-name="T4"> (hereafter, the Witness Protocol) which <text:s/></text:span></text:p>
          </draw:text-box>
        </draw:frame>
        <draw:frame draw:style-name="gr1" draw:text-style-name="P2" draw:layer="layout" svg:width="6.89cm" svg:height="0.475cm" svg:x="2.2cm" svg:y="10.819cm">
          <draw:text-box>
            <text:p text:style-name="P1"><text:span text:style-name="T4">is available on the Inquiry’s website. </text:span></text:p>
          </draw:text-box>
        </draw:frame>
        <draw:frame draw:style-name="gr1" draw:text-style-name="P2" draw:layer="layout" svg:width="15.225cm" svg:height="0.475cm" svg:x="2.2cm" svg:y="11.733cm">
          <draw:text-box>
            <text:p text:style-name="P1"><text:span text:style-name="T7">41. </text:span><text:span text:style-name="T4"><text:s/>Hearings began in November 2009, and were conducted in four tranches, in </text:span></text:p>
          </draw:text-box>
        </draw:frame>
        <draw:frame draw:style-name="gr1" draw:text-style-name="P2" draw:layer="layout" svg:width="15.5cm" svg:height="0.475cm" svg:x="2.2cm" svg:y="12.298cm">
          <draw:text-box>
            <text:p text:style-name="P1"><text:span text:style-name="T4">between which the Committee received and assessed other sources of evidence. <text:s/></text:span></text:p>
          </draw:text-box>
        </draw:frame>
        <draw:frame draw:style-name="gr1" draw:text-style-name="P2" draw:layer="layout" svg:width="3.308cm" svg:height="0.475cm" svg:x="2.2cm" svg:y="12.862cm">
          <draw:text-box>
            <text:p text:style-name="P1"><text:span text:style-name="T4">The rounds were:</text:span></text:p>
          </draw:text-box>
        </draw:frame>
        <draw:frame draw:style-name="gr2" draw:text-style-name="P3" draw:layer="layout" svg:width="0.634cm" svg:height="0.712cm" svg:x="2.95cm" svg:y="13.62cm">
          <draw:text-box>
            <text:p text:style-name="P1"><text:span text:style-name="T9">• </text:span></text:p>
          </draw:text-box>
        </draw:frame>
        <draw:frame draw:style-name="gr1" draw:text-style-name="P2" draw:layer="layout" svg:width="7.448cm" svg:height="0.475cm" svg:x="3.7cm" svg:y="13.777cm">
          <draw:text-box>
            <text:p text:style-name="P1"><text:span text:style-name="T4">13 November 2009 to 8 February 2010;</text:span></text:p>
          </draw:text-box>
        </draw:frame>
        <draw:frame draw:style-name="gr2" draw:text-style-name="P3" draw:layer="layout" svg:width="0.634cm" svg:height="0.712cm" svg:x="2.95cm" svg:y="14.285cm">
          <draw:text-box>
            <text:p text:style-name="P1"><text:span text:style-name="T9">• </text:span></text:p>
          </draw:text-box>
        </draw:frame>
        <draw:frame draw:style-name="gr1" draw:text-style-name="P2" draw:layer="layout" svg:width="5.912cm" svg:height="0.475cm" svg:x="3.7cm" svg:y="14.441cm">
          <draw:text-box>
            <text:p text:style-name="P1"><text:span text:style-name="T4">5 March 2010 to 8 March 2010;</text:span></text:p>
          </draw:text-box>
        </draw:frame>
        <draw:frame draw:style-name="gr2" draw:text-style-name="P3" draw:layer="layout" svg:width="0.634cm" svg:height="0.712cm" svg:x="2.95cm" svg:y="14.949cm">
          <draw:text-box>
            <text:p text:style-name="P1"><text:span text:style-name="T9">• </text:span></text:p>
          </draw:text-box>
        </draw:frame>
        <draw:frame draw:style-name="gr1" draw:text-style-name="P2" draw:layer="layout" svg:width="6.538cm" svg:height="0.475cm" svg:x="3.7cm" svg:y="15.106cm">
          <draw:text-box>
            <text:p text:style-name="P1"><text:span text:style-name="T4">29 June 2010 to 30 July 2010; and</text:span></text:p>
          </draw:text-box>
        </draw:frame>
        <draw:frame draw:style-name="gr2" draw:text-style-name="P3" draw:layer="layout" svg:width="0.634cm" svg:height="0.712cm" svg:x="2.95cm" svg:y="15.614cm">
          <draw:text-box>
            <text:p text:style-name="P1"><text:span text:style-name="T9">• </text:span></text:p>
          </draw:text-box>
        </draw:frame>
        <draw:frame draw:style-name="gr1" draw:text-style-name="P2" draw:layer="layout" svg:width="6.936cm" svg:height="0.475cm" svg:x="3.7cm" svg:y="15.77cm">
          <draw:text-box>
            <text:p text:style-name="P1"><text:span text:style-name="T4">18 January 2011 to 4 February 2011.</text:span></text:p>
          </draw:text-box>
        </draw:frame>
        <draw:frame draw:style-name="gr1" draw:text-style-name="P2" draw:layer="layout" svg:width="16.601cm" svg:height="0.475cm" svg:x="2.2cm" svg:y="16.685cm">
          <draw:text-box>
            <text:p text:style-name="P1"><text:span text:style-name="T7">42. </text:span><text:span text:style-name="T4"><text:s/>In his opening statement on 13 November 2009, Sir John Chilcot explained that the </text:span></text:p>
          </draw:text-box>
        </draw:frame>
        <draw:frame draw:style-name="gr1" draw:text-style-name="P2" draw:layer="layout" svg:width="15.894cm" svg:height="0.475cm" svg:x="2.2cm" svg:y="17.249cm">
          <draw:text-box>
            <text:p text:style-name="P1"><text:span text:style-name="T4">first five weeks of hearings would be used to establish, from those who were directly </text:span></text:p>
          </draw:text-box>
        </draw:frame>
        <draw:frame draw:style-name="gr1" draw:text-style-name="P2" draw:layer="layout" svg:width="16.681cm" svg:height="0.475cm" svg:x="2.2cm" svg:y="17.813cm">
          <draw:text-box>
            <text:p text:style-name="P1"><text:span text:style-name="T4">involved, the essential features of the UK’s involvement in Iraq and how they developed. </text:span></text:p>
          </draw:text-box>
        </draw:frame>
        <draw:frame draw:style-name="gr1" draw:text-style-name="P2" draw:layer="layout" svg:width="16.364cm" svg:height="0.475cm" svg:x="2.2cm" svg:y="18.378cm">
          <draw:text-box>
            <text:p text:style-name="P1"><text:span text:style-name="T4">Future sessions would probe matters in further detail, or re-examine issues in the light <text:s/></text:span></text:p>
          </draw:text-box>
        </draw:frame>
        <draw:frame draw:style-name="gr1" draw:text-style-name="P2" draw:layer="layout" svg:width="9.104cm" svg:height="0.475cm" svg:x="2.2cm" svg:y="18.942cm">
          <draw:text-box>
            <text:p text:style-name="P1"><text:span text:style-name="T4">of subsequent evidence seen by the Committee.</text:span></text:p>
          </draw:text-box>
        </draw:frame>
        <draw:frame draw:style-name="gr1" draw:text-style-name="P2" draw:layer="layout" svg:width="16.025cm" svg:height="0.475cm" svg:x="2.2cm" svg:y="19.857cm">
          <draw:text-box>
            <text:p text:style-name="P1"><text:span text:style-name="T7">43. </text:span><text:span text:style-name="T4"><text:s/>The majority of witnesses gave evidence in a public session. The Inquiry wanted </text:span></text:p>
          </draw:text-box>
        </draw:frame>
        <draw:frame draw:style-name="gr1" draw:text-style-name="P2" draw:layer="layout" svg:width="16.313cm" svg:height="0.475cm" svg:x="2.2cm" svg:y="20.421cm">
          <draw:text-box>
            <text:p text:style-name="P1"><text:span text:style-name="T4">hearings to be as accessible to the public as possible, so in addition to having ticketed </text:span></text:p>
          </draw:text-box>
        </draw:frame>
        <draw:frame draw:style-name="gr1" draw:text-style-name="P2" draw:layer="layout" svg:width="16.271cm" svg:height="0.475cm" svg:x="2.2cm" svg:y="20.986cm">
          <draw:text-box>
            <text:p text:style-name="P1"><text:span text:style-name="T4">(free) public access, sessions were also available for broadcast on television and over </text:span></text:p>
          </draw:text-box>
        </draw:frame>
        <draw:frame draw:style-name="gr1" draw:text-style-name="P2" draw:layer="layout" svg:width="16.415cm" svg:height="0.475cm" svg:x="2.2cm" svg:y="21.55cm">
          <draw:text-box>
            <text:p text:style-name="P1"><text:span text:style-name="T4">the internet. The recordings can still be viewed on the Inquiry’s website. The first public </text:span></text:p>
          </draw:text-box>
        </draw:frame>
        <draw:frame draw:style-name="gr1" draw:text-style-name="P2" draw:layer="layout" svg:width="13.777cm" svg:height="0.475cm" svg:x="2.2cm" svg:y="22.115cm">
          <draw:text-box>
            <text:p text:style-name="P1"><text:span text:style-name="T4">hearing was held on 24 November 2009 and the last on 2 February 2011.</text:span></text:p>
          </draw:text-box>
        </draw:frame>
        <draw:frame draw:style-name="gr1" draw:text-style-name="P2" draw:layer="layout" svg:width="15.081cm" svg:height="0.475cm" svg:x="2.2cm" svg:y="23.029cm">
          <draw:text-box>
            <text:p text:style-name="P1"><text:span text:style-name="T7">44. </text:span><text:span text:style-name="T4"><text:s/>Sir John made clear at the start of each hearing that the witness was giving </text:span></text:p>
          </draw:text-box>
        </draw:frame>
        <draw:frame draw:style-name="gr1" draw:text-style-name="P2" draw:layer="layout" svg:width="15.293cm" svg:height="0.475cm" svg:x="2.2cm" svg:y="23.593cm">
          <draw:text-box>
            <text:p text:style-name="P1"><text:span text:style-name="T4">evidence based on his or her recollection of events, which the Inquiry would then </text:span></text:p>
          </draw:text-box>
        </draw:frame>
        <draw:frame draw:style-name="gr1" draw:text-style-name="P2" draw:layer="layout" svg:width="15.538cm" svg:height="0.475cm" svg:x="2.2cm" svg:y="24.158cm">
          <draw:text-box>
            <text:p text:style-name="P1"><text:span text:style-name="T4">compare with the contemporary documentary record. After the hearing, witnesses <text:s/></text:span></text:p>
          </draw:text-box>
        </draw:frame>
        <draw:frame draw:style-name="gr1" draw:text-style-name="P2" draw:layer="layout" svg:width="15.598cm" svg:height="0.475cm" svg:x="2.2cm" svg:y="24.722cm">
          <draw:text-box>
            <text:p text:style-name="P1"><text:span text:style-name="T4">were asked to review the transcript of their evidence, and certify that the evidence <text:s/>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6.427cm" svg:height="0.475cm" svg:x="2.2cm" svg:y="25.287cm">
          <draw:text-box>
            <text:p text:style-name="P1"><text:span text:style-name="T4">given was truthful, fair and accurate. Those transcripts appear on the Inquiry’s website. 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12 </text:span></text:p>
          </draw:text-box>
        </draw:frame>
        <draw:frame draw:style-name="gr4" draw:text-style-name="P5" draw:layer="layout" svg:width="10.886cm" svg:height="0.395cm" svg:x="2.532cm" svg:y="26.781cm">
          <draw:text-box>
            <text:p text:style-name="P1"><text:span text:style-name="T13">The Report of the Al Sweady Inquiry</text:span><text:span text:style-name="T12">,</text:span><text:span text:style-name="T13"> </text:span><text:span text:style-name="T12">17 December 2014, HC 818 1-II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1.835cm" svg:height="0.395cm" svg:x="16.957cm" svg:y="1.138cm">
          <draw:text-box>
            <text:p text:style-name="P1"><text:span text:style-name="T5">Introduction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1" draw:text-style-name="P2" draw:layer="layout" svg:width="15.805cm" svg:height="0.475cm" svg:x="2.2cm" svg:y="2.525cm">
          <draw:text-box>
            <text:p text:style-name="P1"><text:span text:style-name="T7">45. </text:span><text:span text:style-name="T4"><text:s/>The Inquiry heard from 35 witnesses in private. The circumstances in which the </text:span></text:p>
          </draw:text-box>
        </draw:frame>
        <draw:frame draw:style-name="gr1" draw:text-style-name="P2" draw:layer="layout" svg:width="15.809cm" svg:height="0.475cm" svg:x="2.2cm" svg:y="3.09cm">
          <draw:text-box>
            <text:p text:style-name="P1"><text:span text:style-name="T4">Inquiry agreed to hold private hearings are laid out in the Witness Protocol. In some </text:span></text:p>
          </draw:text-box>
        </draw:frame>
        <draw:frame draw:style-name="gr1" draw:text-style-name="P2" draw:layer="layout" svg:width="16.33cm" svg:height="0.475cm" svg:x="2.2cm" svg:y="3.654cm">
          <draw:text-box>
            <text:p text:style-name="P1"><text:span text:style-name="T4">cases, evidence was heard in private because of a risk of damage to national security <text:s/></text:span></text:p>
          </draw:text-box>
        </draw:frame>
        <draw:frame draw:style-name="gr1" draw:text-style-name="P2" draw:layer="layout" svg:width="16.068cm" svg:height="0.475cm" svg:x="2.2cm" svg:y="4.218cm">
          <draw:text-box>
            <text:p text:style-name="P1"><text:span text:style-name="T4">or other vital national interests. In others, it was due to the personal circumstances of </text:span></text:p>
          </draw:text-box>
        </draw:frame>
        <draw:frame draw:style-name="gr1" draw:text-style-name="P2" draw:layer="layout" svg:width="15.919cm" svg:height="0.475cm" svg:x="2.2cm" svg:y="4.783cm">
          <draw:text-box>
            <text:p text:style-name="P1"><text:span text:style-name="T4">the witnesses, or because of the organisations for which they worked. The names of </text:span></text:p>
          </draw:text-box>
        </draw:frame>
        <draw:frame draw:style-name="gr1" draw:text-style-name="P2" draw:layer="layout" svg:width="17.105cm" svg:height="0.475cm" svg:x="2.2cm" svg:y="5.347cm">
          <draw:text-box>
            <text:p text:style-name="P1"><text:span text:style-name="T4">some witnesses therefore do not appear, and are replaced by ciphers. Transcripts of these </text:span></text:p>
          </draw:text-box>
        </draw:frame>
        <draw:frame draw:style-name="gr1" draw:text-style-name="P2" draw:layer="layout" svg:width="16.609cm" svg:height="0.475cm" svg:x="2.2cm" svg:y="5.912cm">
          <draw:text-box>
            <text:p text:style-name="P1"><text:span text:style-name="T4">sessions, reviewed and certified by the witnesses as truthful, fair and accurate, can also </text:span></text:p>
          </draw:text-box>
        </draw:frame>
        <draw:frame draw:style-name="gr1" draw:text-style-name="P2" draw:layer="layout" svg:width="17.012cm" svg:height="0.475cm" svg:x="2.2cm" svg:y="6.476cm">
          <draw:text-box>
            <text:p text:style-name="P1"><text:span text:style-name="T4">be found on the Inquiry’s website. In many cases some material has been redacted by the </text:span></text:p>
          </draw:text-box>
        </draw:frame>
        <draw:frame draw:style-name="gr1" draw:text-style-name="P2" draw:layer="layout" svg:width="17.27cm" svg:height="0.475cm" svg:x="2.2cm" svg:y="7.041cm">
          <draw:text-box>
            <text:p text:style-name="P1"><text:span text:style-name="T4">Government in order to prevent potential harm to national security or international relations. </text:span></text:p>
          </draw:text-box>
        </draw:frame>
        <draw:frame draw:style-name="gr1" draw:text-style-name="P2" draw:layer="layout" svg:width="16.414cm" svg:height="0.475cm" svg:x="2.2cm" svg:y="7.955cm">
          <draw:text-box>
            <text:p text:style-name="P1"><text:span text:style-name="T7">46. </text:span><text:span text:style-name="T4"><text:s/>In order to hear the experiences of more junior civilian staff who had served in Iraq </text:span></text:p>
          </draw:text-box>
        </draw:frame>
        <draw:frame draw:style-name="gr1" draw:text-style-name="P2" draw:layer="layout" svg:width="15.987cm" svg:height="0.475cm" svg:x="2.2cm" svg:y="8.52cm">
          <draw:text-box>
            <text:p text:style-name="P1"><text:span text:style-name="T4">between 2003 and 2009, the Inquiry issued invitations to a series of group meetings. </text:span></text:p>
          </draw:text-box>
        </draw:frame>
        <draw:frame draw:style-name="gr1" draw:text-style-name="P2" draw:layer="layout" svg:width="15.648cm" svg:height="0.475cm" svg:x="2.2cm" svg:y="9.084cm">
          <draw:text-box>
            <text:p text:style-name="P1"><text:span text:style-name="T4">A total of 48 people from a range of departments, including the FCO, the MOD and </text:span></text:p>
          </draw:text-box>
        </draw:frame>
        <draw:frame draw:style-name="gr1" draw:text-style-name="P2" draw:layer="layout" svg:width="15.771cm" svg:height="0.475cm" svg:x="2.2cm" svg:y="9.648cm">
          <draw:text-box>
            <text:p text:style-name="P1"><text:span text:style-name="T4">DFID, attended. No contractors responded to the Inquiry’s invitation. Discussions at </text:span></text:p>
          </draw:text-box>
        </draw:frame>
        <draw:frame draw:style-name="gr1" draw:text-style-name="P2" draw:layer="layout" svg:width="16.482cm" svg:height="0.475cm" svg:x="2.2cm" svg:y="10.213cm">
          <draw:text-box>
            <text:p text:style-name="P1"><text:span text:style-name="T4">the meetings focused on strategy and delivery, and the support provided to civilian staff </text:span></text:p>
          </draw:text-box>
        </draw:frame>
        <draw:frame draw:style-name="gr1" draw:text-style-name="P2" draw:layer="layout" svg:width="2.881cm" svg:height="0.475cm" svg:x="2.2cm" svg:y="10.777cm">
          <draw:text-box>
            <text:p text:style-name="P1"><text:span text:style-name="T4">working in Iraq.</text:span></text:p>
          </draw:text-box>
        </draw:frame>
        <draw:frame draw:style-name="gr1" draw:text-style-name="P2" draw:layer="layout" svg:width="15.077cm" svg:height="0.475cm" svg:x="2.2cm" svg:y="11.692cm">
          <draw:text-box>
            <text:p text:style-name="P1"><text:span text:style-name="T7">47. </text:span><text:span text:style-name="T4"><text:s/>The Inquiry has addressed a number of the points that were raised in these </text:span></text:p>
          </draw:text-box>
        </draw:frame>
        <draw:frame draw:style-name="gr1" draw:text-style-name="P2" draw:layer="layout" svg:width="11.779cm" svg:height="0.475cm" svg:x="2.2cm" svg:y="12.256cm">
          <draw:text-box>
            <text:p text:style-name="P1"><text:span text:style-name="T4">meetings, but has not attributed those points to any individual. </text:span></text:p>
          </draw:text-box>
        </draw:frame>
        <draw:frame draw:style-name="gr5" draw:text-style-name="P6" draw:layer="layout" svg:width="3.956cm" svg:height="0.556cm" svg:x="2.2cm" svg:y="13.377cm">
          <draw:text-box>
            <text:p text:style-name="P1"><text:span text:style-name="T6">Written evidence</text:span></text:p>
          </draw:text-box>
        </draw:frame>
        <draw:frame draw:style-name="gr1" draw:text-style-name="P2" draw:layer="layout" svg:width="16.287cm" svg:height="0.475cm" svg:x="2.2cm" svg:y="14.206cm">
          <draw:text-box>
            <text:p text:style-name="P1"><text:span text:style-name="T7">48. </text:span><text:span text:style-name="T4"><text:s/>In identifying areas to explore with witnesses and in drafting its account of events, </text:span></text:p>
          </draw:text-box>
        </draw:frame>
        <draw:frame draw:style-name="gr1" draw:text-style-name="P2" draw:layer="layout" svg:width="15.648cm" svg:height="0.475cm" svg:x="2.2cm" svg:y="14.77cm">
          <draw:text-box>
            <text:p text:style-name="P1"><text:span text:style-name="T4">the Inquiry has necessarily relied heavily on official documents as the most reliable </text:span></text:p>
          </draw:text-box>
        </draw:frame>
        <draw:frame draw:style-name="gr1" draw:text-style-name="P2" draw:layer="layout" svg:width="15.145cm" svg:height="0.475cm" svg:x="2.2cm" svg:y="15.335cm">
          <draw:text-box>
            <text:p text:style-name="P1"><text:span text:style-name="T4">record of government business, the factors which led to major decisions and the </text:span></text:p>
          </draw:text-box>
        </draw:frame>
        <draw:frame draw:style-name="gr1" draw:text-style-name="P2" draw:layer="layout" svg:width="5.7cm" svg:height="0.475cm" svg:x="2.2cm" svg:y="15.899cm">
          <draw:text-box>
            <text:p text:style-name="P1"><text:span text:style-name="T4">substance of those decisions. </text:span></text:p>
          </draw:text-box>
        </draw:frame>
        <draw:frame draw:style-name="gr1" draw:text-style-name="P2" draw:layer="layout" svg:width="15.259cm" svg:height="0.475cm" svg:x="2.2cm" svg:y="16.813cm">
          <draw:text-box>
            <text:p text:style-name="P1"><text:span text:style-name="T7">49. </text:span><text:span text:style-name="T4"><text:s/>The Inquiry recognises that the documentary record cannot by itself provide <text:s/></text:span></text:p>
          </draw:text-box>
        </draw:frame>
        <draw:frame draw:style-name="gr1" draw:text-style-name="P2" draw:layer="layout" svg:width="15.606cm" svg:height="0.475cm" svg:x="2.2cm" svg:y="17.378cm">
          <draw:text-box>
            <text:p text:style-name="P1"><text:span text:style-name="T4">a comprehensive account of all that happened, but contemporary documents have </text:span></text:p>
          </draw:text-box>
        </draw:frame>
        <draw:frame draw:style-name="gr1" draw:text-style-name="P2" draw:layer="layout" svg:width="16.741cm" svg:height="0.475cm" svg:x="2.2cm" svg:y="17.942cm">
          <draw:text-box>
            <text:p text:style-name="P1"><text:span text:style-name="T4">particular weight when their explicit purpose was to provide a formal record: for instance, </text:span></text:p>
          </draw:text-box>
        </draw:frame>
        <draw:frame draw:style-name="gr1" draw:text-style-name="P2" draw:layer="layout" svg:width="15.297cm" svg:height="0.475cm" svg:x="2.2cm" svg:y="18.507cm">
          <draw:text-box>
            <text:p text:style-name="P1"><text:span text:style-name="T4">minutes of formal meetings or papers and submissions to Ministers which sought </text:span></text:p>
          </draw:text-box>
        </draw:frame>
        <draw:frame draw:style-name="gr1" draw:text-style-name="P2" draw:layer="layout" svg:width="6.047cm" svg:height="0.475cm" svg:x="2.2cm" svg:y="19.071cm">
          <draw:text-box>
            <text:p text:style-name="P1"><text:span text:style-name="T4">approval for a specific decision. </text:span></text:p>
          </draw:text-box>
        </draw:frame>
        <draw:frame draw:style-name="gr1" draw:text-style-name="P2" draw:layer="layout" svg:width="16.491cm" svg:height="0.475cm" svg:x="2.2cm" svg:y="19.986cm">
          <draw:text-box>
            <text:p text:style-name="P1"><text:span text:style-name="T7">50. </text:span><text:span text:style-name="T4"><text:s/>Individual documents necessarily reflect the purpose for which they were produced </text:span></text:p>
          </draw:text-box>
        </draw:frame>
        <draw:frame draw:style-name="gr1" draw:text-style-name="P2" draw:layer="layout" svg:width="16.779cm" svg:height="0.475cm" svg:x="2.2cm" svg:y="20.55cm">
          <draw:text-box>
            <text:p text:style-name="P1"><text:span text:style-name="T4">and the knowledge and perspective of their authors. Minutes of meetings are necessarily </text:span></text:p>
          </draw:text-box>
        </draw:frame>
        <draw:frame draw:style-name="gr1" draw:text-style-name="P2" draw:layer="layout" svg:width="16.042cm" svg:height="0.475cm" svg:x="2.2cm" svg:y="21.115cm">
          <draw:text-box>
            <text:p text:style-name="P1"><text:span text:style-name="T4">selective and depend on judgements about what needs to be recorded and what can </text:span></text:p>
          </draw:text-box>
        </draw:frame>
        <draw:frame draw:style-name="gr1" draw:text-style-name="P2" draw:layer="layout" svg:width="16.258cm" svg:height="0.475cm" svg:x="2.2cm" svg:y="21.679cm">
          <draw:text-box>
            <text:p text:style-name="P1"><text:span text:style-name="T4">be omitted. Dissenting views are likely to be under-represented, not least because the </text:span></text:p>
          </draw:text-box>
        </draw:frame>
        <draw:frame draw:style-name="gr1" draw:text-style-name="P2" draw:layer="layout" svg:width="16.038cm" svg:height="0.475cm" svg:x="2.2cm" svg:y="22.243cm">
          <draw:text-box>
            <text:p text:style-name="P1"><text:span text:style-name="T4">focus may be on recording conclusions rather than the discussion. Records of formal </text:span></text:p>
          </draw:text-box>
        </draw:frame>
        <draw:frame draw:style-name="gr1" draw:text-style-name="P2" draw:layer="layout" svg:width="15.856cm" svg:height="0.475cm" svg:x="2.2cm" svg:y="22.808cm">
          <draw:text-box>
            <text:p text:style-name="P1"><text:span text:style-name="T4">meetings would, however, have been circulated to the participants who were able to </text:span></text:p>
          </draw:text-box>
        </draw:frame>
        <draw:frame draw:style-name="gr1" draw:text-style-name="P2" draw:layer="layout" svg:width="6.403cm" svg:height="0.475cm" svg:x="2.2cm" svg:y="23.372cm">
          <draw:text-box>
            <text:p text:style-name="P1"><text:span text:style-name="T4">seek amendments if they wished. </text:span></text:p>
          </draw:text-box>
        </draw:frame>
        <draw:frame draw:style-name="gr1" draw:text-style-name="P2" draw:layer="layout" svg:width="16.16cm" svg:height="0.475cm" svg:x="2.2cm" svg:y="24.287cm">
          <draw:text-box>
            <text:p text:style-name="P1"><text:span text:style-name="T7">51. </text:span><text:span text:style-name="T4"><text:s/>Each document has been considered and interpreted in the context of the events </text:span></text:p>
          </draw:text-box>
        </draw:frame>
        <draw:frame draw:style-name="gr1" draw:text-style-name="P2" draw:layer="layout" svg:width="16.66cm" svg:height="0.475cm" svg:x="2.2cm" svg:y="24.851cm">
          <draw:text-box>
            <text:p text:style-name="P1"><text:span text:style-name="T4">and issues being addressed, its relationship to other contemporary documents, and with </text:span></text:p>
          </draw:text-box>
        </draw:frame>
        <draw:frame draw:style-name="gr1" draw:text-style-name="P2" draw:layer="layout" svg:width="16.364cm" svg:height="0.475cm" svg:x="2.2cm" svg:y="25.416cm">
          <draw:text-box>
            <text:p text:style-name="P1"><text:span text:style-name="T4">an understanding of the language and professional background of the author. Different </text:span></text:p>
          </draw:text-box>
        </draw:frame>
        <draw:frame draw:style-name="gr1" draw:text-style-name="P2" draw:layer="layout" svg:width="12.101cm" svg:height="0.475cm" svg:x="2.2cm" svg:y="25.98cm">
          <draw:text-box>
            <text:p text:style-name="P1"><text:span text:style-name="T4">government departments have their own styles and approaches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1" draw:text-style-name="P2" draw:layer="layout" svg:width="16.203cm" svg:height="0.475cm" svg:x="2.2cm" svg:y="2.525cm">
          <draw:text-box>
            <text:p text:style-name="P1"><text:span text:style-name="T7">52. </text:span><text:span text:style-name="T4"><text:s/>When he established the Inquiry, Mr Brown stated that it would have access to all </text:span></text:p>
          </draw:text-box>
        </draw:frame>
        <draw:frame draw:style-name="gr1" draw:text-style-name="P2" draw:layer="layout" svg:width="15.682cm" svg:height="0.475cm" svg:x="2.2cm" svg:y="3.09cm">
          <draw:text-box>
            <text:p text:style-name="P1"><text:span text:style-name="T4">government records. The Inquiry has received more than 150,000 such documents </text:span></text:p>
          </draw:text-box>
        </draw:frame>
        <draw:frame draw:style-name="gr1" draw:text-style-name="P2" draw:layer="layout" svg:width="16.732cm" svg:height="0.475cm" svg:x="2.2cm" svg:y="3.654cm">
          <draw:text-box>
            <text:p text:style-name="P1"><text:span text:style-name="T4">during the course of its work. Where it has not been possible for the relevant department </text:span></text:p>
          </draw:text-box>
        </draw:frame>
        <draw:frame draw:style-name="gr1" draw:text-style-name="P2" draw:layer="layout" svg:width="15.631cm" svg:height="0.475cm" svg:x="2.2cm" svg:y="4.218cm">
          <draw:text-box>
            <text:p text:style-name="P1"><text:span text:style-name="T4">to supply a document that the Inquiry believes existed, that is indicated in the text. <text:s/></text:span></text:p>
          </draw:text-box>
        </draw:frame>
        <draw:frame draw:style-name="gr1" draw:text-style-name="P2" draw:layer="layout" svg:width="16.576cm" svg:height="0.475cm" svg:x="2.2cm" svg:y="4.783cm">
          <draw:text-box>
            <text:p text:style-name="P1"><text:span text:style-name="T4">The Inquiry has no reason to believe that any document has been deliberately withheld. </text:span></text:p>
          </draw:text-box>
        </draw:frame>
        <draw:frame draw:style-name="gr1" draw:text-style-name="P2" draw:layer="layout" svg:width="16.059cm" svg:height="0.475cm" svg:x="2.2cm" svg:y="5.697cm">
          <draw:text-box>
            <text:p text:style-name="P1"><text:span text:style-name="T7">53. </text:span><text:span text:style-name="T4"><text:s/>The Inquiry has examined material produced before summer 2001 and after July </text:span></text:p>
          </draw:text-box>
        </draw:frame>
        <draw:frame draw:style-name="gr1" draw:text-style-name="P2" draw:layer="layout" svg:width="16.017cm" svg:height="0.475cm" svg:x="2.2cm" svg:y="6.262cm">
          <draw:text-box>
            <text:p text:style-name="P1"><text:span text:style-name="T4">2009 where that is necessary for a full understanding of the Government’s response <text:s/></text:span></text:p>
          </draw:text-box>
        </draw:frame>
        <draw:frame draw:style-name="gr1" draw:text-style-name="P2" draw:layer="layout" svg:width="6.013cm" svg:height="0.475cm" svg:x="2.2cm" svg:y="6.826cm">
          <draw:text-box>
            <text:p text:style-name="P1"><text:span text:style-name="T4">to events between those dates. </text:span></text:p>
          </draw:text-box>
        </draw:frame>
        <draw:frame draw:style-name="gr1" draw:text-style-name="P2" draw:layer="layout" svg:width="16.165cm" svg:height="0.475cm" svg:x="2.2cm" svg:y="7.741cm">
          <draw:text-box>
            <text:p text:style-name="P1"><text:span text:style-name="T7">54. </text:span><text:span text:style-name="T4"><text:s/>The Inquiry’s access to, and ability to publish material from, documents produced </text:span></text:p>
          </draw:text-box>
        </draw:frame>
        <draw:frame draw:style-name="gr1" draw:text-style-name="P2" draw:layer="layout" svg:width="15.843cm" svg:height="0.475cm" svg:x="2.2cm" svg:y="8.305cm">
          <draw:text-box>
            <text:p text:style-name="P1"><text:span text:style-name="T4">by the UK Government has been governed by the </text:span><text:span text:style-name="T10">Protocol between the Iraq Inquiry </text:span></text:p>
          </draw:text-box>
        </draw:frame>
        <draw:frame draw:style-name="gr1" draw:text-style-name="P2" draw:layer="layout" svg:width="16.423cm" svg:height="0.475cm" svg:x="2.2cm" svg:y="8.87cm">
          <draw:text-box>
            <text:p text:style-name="P1"><text:span text:style-name="T10">and Her Majesty’s Government regarding Documents and Other Written and Electronic </text:span></text:p>
          </draw:text-box>
        </draw:frame>
        <draw:frame draw:style-name="gr1" draw:text-style-name="P2" draw:layer="layout" svg:width="16.021cm" svg:height="0.475cm" svg:x="2.2cm" svg:y="9.434cm">
          <draw:text-box>
            <text:p text:style-name="P1"><text:span text:style-name="T10">Information</text:span><text:span text:style-name="T4">. The Protocol can be found on the Inquiry’s website and on www.gov.uk. <text:s/></text:span></text:p>
          </draw:text-box>
        </draw:frame>
        <draw:frame draw:style-name="gr1" draw:text-style-name="P2" draw:layer="layout" svg:width="16.313cm" svg:height="0.475cm" svg:x="2.2cm" svg:y="9.998cm">
          <draw:text-box>
            <text:p text:style-name="P1"><text:span text:style-name="T4">It applies a test to determine when material may be disclosed publicly which is specific </text:span></text:p>
          </draw:text-box>
        </draw:frame>
        <draw:frame draw:style-name="gr1" draw:text-style-name="P2" draw:layer="layout" svg:width="16.3cm" svg:height="0.475cm" svg:x="2.2cm" svg:y="10.563cm">
          <draw:text-box>
            <text:p text:style-name="P1"><text:span text:style-name="T4">to this Inquiry, and which differs from the criteria set by the Freedom of Information Act </text:span></text:p>
          </draw:text-box>
        </draw:frame>
        <draw:frame draw:style-name="gr1" draw:text-style-name="P2" draw:layer="layout" svg:width="1.187cm" svg:height="0.475cm" svg:x="2.2cm" svg:y="11.127cm">
          <draw:text-box>
            <text:p text:style-name="P1"><text:span text:style-name="T4">2000. </text:span></text:p>
          </draw:text-box>
        </draw:frame>
        <draw:frame draw:style-name="gr1" draw:text-style-name="P2" draw:layer="layout" svg:width="15.843cm" svg:height="0.475cm" svg:x="2.2cm" svg:y="12.042cm">
          <draw:text-box>
            <text:p text:style-name="P1"><text:span text:style-name="T7">55. </text:span><text:span text:style-name="T4"><text:s/>Throughout its duration, the Inquiry has sought the Government’s permission to </text:span></text:p>
          </draw:text-box>
        </draw:frame>
        <draw:frame draw:style-name="gr1" draw:text-style-name="P2" draw:layer="layout" svg:width="12.528cm" svg:height="0.475cm" svg:x="2.2cm" svg:y="12.606cm">
          <draw:text-box>
            <text:p text:style-name="P1"><text:span text:style-name="T4">publish material under the terms of the Protocol. It has done so by:</text:span></text:p>
          </draw:text-box>
        </draw:frame>
        <draw:frame draw:style-name="gr2" draw:text-style-name="P3" draw:layer="layout" svg:width="0.634cm" svg:height="0.712cm" svg:x="2.95cm" svg:y="13.364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742cm" svg:height="0.475cm" svg:x="3.7cm" svg:y="13.521cm">
          <draw:text-box>
            <text:p text:style-name="P1"><text:span text:style-name="T4">Asking for the declassification of whole documents where they are considered </text:span></text:p>
          </draw:text-box>
        </draw:frame>
        <draw:frame draw:style-name="gr1" draw:text-style-name="P2" draw:layer="layout" svg:width="13.756cm" svg:height="0.475cm" svg:x="3.7cm" svg:y="14.085cm">
          <draw:text-box>
            <text:p text:style-name="P1"><text:span text:style-name="T4">to be particularly significant. Around 1,800 of these documents, including </text:span></text:p>
          </draw:text-box>
        </draw:frame>
        <draw:frame draw:style-name="gr1" draw:text-style-name="P2" draw:layer="layout" svg:width="14.408cm" svg:height="0.475cm" svg:x="3.7cm" svg:y="14.65cm">
          <draw:text-box>
            <text:p text:style-name="P1"><text:span text:style-name="T4">any redactions required by the Government, appear on the Inquiry’s website </text:span></text:p>
          </draw:text-box>
        </draw:frame>
        <draw:frame draw:style-name="gr1" draw:text-style-name="P2" draw:layer="layout" svg:width="14.488cm" svg:height="0.475cm" svg:x="3.7cm" svg:y="15.214cm">
          <draw:text-box>
            <text:p text:style-name="P1"><text:span text:style-name="T4">alongside this Report. Redactions appear as blank white space, not as black </text:span></text:p>
          </draw:text-box>
        </draw:frame>
        <draw:frame draw:style-name="gr1" draw:text-style-name="P2" draw:layer="layout" svg:width="0.993cm" svg:height="0.475cm" svg:x="3.7cm" svg:y="15.778cm">
          <draw:text-box>
            <text:p text:style-name="P1"><text:span text:style-name="T4">lines.</text:span></text:p>
          </draw:text-box>
        </draw:frame>
        <draw:frame draw:style-name="gr6" draw:text-style-name="P7" draw:layer="layout" svg:width="0.273cm" svg:height="0.276cm" svg:x="4.688cm" svg:y="15.797cm">
          <draw:text-box>
            <text:p text:style-name="P1"><text:span text:style-name="T8">13</text:span></text:p>
          </draw:text-box>
        </draw:frame>
        <draw:frame draw:style-name="gr1" draw:text-style-name="P2" draw:layer="layout" svg:width="0.422cm" svg:height="0.475cm" svg:x="4.963cm" svg:y="15.77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34cm" svg:height="0.712cm" svg:x="2.95cm" svg:y="16.287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899cm" svg:height="0.475cm" svg:x="3.7cm" svg:y="16.443cm">
          <draw:text-box>
            <text:p text:style-name="P1"><text:span text:style-name="T4">Asking for agreement to disclose a limited amount of material from documents, </text:span></text:p>
          </draw:text-box>
        </draw:frame>
        <draw:frame draw:style-name="gr1" draw:text-style-name="P2" draw:layer="layout" svg:width="14.213cm" svg:height="0.475cm" svg:x="3.7cm" svg:y="17.007cm">
          <draw:text-box>
            <text:p text:style-name="P1"><text:span text:style-name="T4">either in the form of a directly quoted extract, a summary of the document’s </text:span></text:p>
          </draw:text-box>
        </draw:frame>
        <draw:frame draw:style-name="gr1" draw:text-style-name="P2" draw:layer="layout" svg:width="14.662cm" svg:height="0.475cm" svg:x="3.7cm" svg:y="17.572cm">
          <draw:text-box>
            <text:p text:style-name="P1"><text:span text:style-name="T4">contents (known as a “gist”) or a mixture of the two. The source for a quote or </text:span></text:p>
          </draw:text-box>
        </draw:frame>
        <draw:frame draw:style-name="gr1" draw:text-style-name="P2" draw:layer="layout" svg:width="14.831cm" svg:height="0.475cm" svg:x="3.7cm" svg:y="18.136cm">
          <draw:text-box>
            <text:p text:style-name="P1"><text:span text:style-name="T4">gist is included as a footnote in the Report. The Inquiry has used material from </text:span></text:p>
          </draw:text-box>
        </draw:frame>
        <draw:frame draw:style-name="gr1" draw:text-style-name="P2" draw:layer="layout" svg:width="7.012cm" svg:height="0.475cm" svg:x="3.7cm" svg:y="18.701cm">
          <draw:text-box>
            <text:p text:style-name="P1"><text:span text:style-name="T4">around 7,000 documents in this way. </text:span></text:p>
          </draw:text-box>
        </draw:frame>
        <draw:frame draw:style-name="gr1" draw:text-style-name="P2" draw:layer="layout" svg:width="15.441cm" svg:height="0.475cm" svg:x="2.2cm" svg:y="19.615cm">
          <draw:text-box>
            <text:p text:style-name="P1"><text:span text:style-name="T7">56. </text:span><text:span text:style-name="T4"><text:s/>The material agreed by the Government for disclosure by the Inquiry is highly </text:span></text:p>
          </draw:text-box>
        </draw:frame>
        <draw:frame draw:style-name="gr1" draw:text-style-name="P2" draw:layer="layout" svg:width="6.462cm" svg:height="0.475cm" svg:x="2.2cm" svg:y="20.18cm">
          <draw:text-box>
            <text:p text:style-name="P1"><text:span text:style-name="T4">unusual in its scale and sensitivity.</text:span></text:p>
          </draw:text-box>
        </draw:frame>
        <draw:frame draw:style-name="gr1" draw:text-style-name="P2" draw:layer="layout" svg:width="10.975cm" svg:height="0.475cm" svg:x="2.2cm" svg:y="21.294cm">
          <draw:text-box>
            <text:p text:style-name="P1"><text:span text:style-name="T1">PUBLICATION OF THE MOST SENSITIVE DOCUMENTS</text:span></text:p>
          </draw:text-box>
        </draw:frame>
        <draw:frame draw:style-name="gr1" draw:text-style-name="P2" draw:layer="layout" svg:width="16.423cm" svg:height="0.475cm" svg:x="2.2cm" svg:y="22.058cm">
          <draw:text-box>
            <text:p text:style-name="P1"><text:span text:style-name="T7">57. </text:span><text:span text:style-name="T4"><text:s/>Some categories of document to which the Inquiry considered it necessary to refer </text:span></text:p>
          </draw:text-box>
        </draw:frame>
        <draw:frame draw:style-name="gr1" draw:text-style-name="P2" draw:layer="layout" svg:width="9.861cm" svg:height="0.475cm" svg:x="2.2cm" svg:y="22.623cm">
          <draw:text-box>
            <text:p text:style-name="P1"><text:span text:style-name="T4">raise difficult issues of principle for the Government. </text:span></text:p>
          </draw:text-box>
        </draw:frame>
        <draw:frame draw:style-name="gr1" draw:text-style-name="P2" draw:layer="layout" svg:width="15.216cm" svg:height="0.475cm" svg:x="2.2cm" svg:y="23.537cm">
          <draw:text-box>
            <text:p text:style-name="P1"><text:span text:style-name="T7">58. </text:span><text:span text:style-name="T4"><text:s/>This Report therefore contains, exceptionally, material of a kind which would </text:span></text:p>
          </draw:text-box>
        </draw:frame>
        <draw:frame draw:style-name="gr1" draw:text-style-name="P2" draw:layer="layout" svg:width="12.71cm" svg:height="0.475cm" svg:x="2.2cm" svg:y="24.102cm">
          <draw:text-box>
            <text:p text:style-name="P1"><text:span text:style-name="T4">normally be regarded as highly sensitive and confidential, including:</text:span></text:p>
          </draw:text-box>
        </draw:frame>
        <draw:frame draw:style-name="gr2" draw:text-style-name="P3" draw:layer="layout" svg:width="0.634cm" svg:height="0.712cm" svg:x="2.95cm" svg:y="24.86cm">
          <draw:text-box>
            <text:p text:style-name="P1"><text:span text:style-name="T9">•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5.759cm" svg:height="0.475cm" svg:x="3.7cm" svg:y="25.016cm">
          <draw:text-box>
            <text:p text:style-name="P1"><text:span text:style-name="T4">extracts from Cabinet minutes;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13 </text:span></text:p>
          </draw:text-box>
        </draw:frame>
        <draw:frame draw:style-name="gr4" draw:text-style-name="P5" draw:layer="layout" svg:width="15.826cm" svg:height="0.395cm" svg:x="2.532cm" svg:y="26.357cm">
          <draw:text-box>
            <text:p text:style-name="P1"><text:span text:style-name="T12">In JIC Assessments, which have been retyped by the Inquiry at the Government’s request, redactions </text:span></text:p>
          </draw:text-box>
        </draw:frame>
        <draw:frame draw:style-name="gr4" draw:text-style-name="P5" draw:layer="layout" svg:width="2.542cm" svg:height="0.395cm" svg:x="2.2cm" svg:y="26.781cm">
          <draw:text-box>
            <text:p text:style-name="P1"><text:span text:style-name="T12">appear as “[…]”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1.835cm" svg:height="0.395cm" svg:x="16.957cm" svg:y="1.138cm">
          <draw:text-box>
            <text:p text:style-name="P1"><text:span text:style-name="T5">Introduction</text:span></text:p>
          </draw:text-box>
        </draw:frame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077cm" svg:height="0.475cm" svg:x="3.7cm" svg:y="2.525cm">
          <draw:text-box>
            <text:p text:style-name="P1"><text:span text:style-name="T4">extracts from, or summaries of, exchanges between former Prime Ministers and </text:span></text:p>
          </draw:text-box>
        </draw:frame>
        <draw:frame draw:style-name="gr1" draw:text-style-name="P2" draw:layer="layout" svg:width="5.505cm" svg:height="0.475cm" svg:x="3.7cm" svg:y="3.09cm">
          <draw:text-box>
            <text:p text:style-name="P1"><text:span text:style-name="T4">the former US President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9">• </text:span></text:p>
          </draw:text-box>
        </draw:frame>
        <draw:frame draw:style-name="gr1" draw:text-style-name="P2" draw:layer="layout" svg:width="13.379cm" svg:height="0.475cm" svg:x="3.7cm" svg:y="3.754cm">
          <draw:text-box>
            <text:p text:style-name="P1"><text:span text:style-name="T4">material drawn from or otherwise relating to very sensitive security and </text:span></text:p>
          </draw:text-box>
        </draw:frame>
        <draw:frame draw:style-name="gr1" draw:text-style-name="P2" draw:layer="layout" svg:width="14.124cm" svg:height="0.475cm" svg:x="3.7cm" svg:y="4.318cm">
          <draw:text-box>
            <text:p text:style-name="P1"><text:span text:style-name="T4">intelligence sources, including a large number of Assessments by the Joint </text:span></text:p>
          </draw:text-box>
        </draw:frame>
        <draw:frame draw:style-name="gr1" draw:text-style-name="P2" draw:layer="layout" svg:width="5.59cm" svg:height="0.475cm" svg:x="3.7cm" svg:y="4.883cm">
          <draw:text-box>
            <text:p text:style-name="P1"><text:span text:style-name="T4">Intelligence Committee (JIC). </text:span></text:p>
          </draw:text-box>
        </draw:frame>
        <draw:frame draw:style-name="gr1" draw:text-style-name="P2" draw:layer="layout" svg:width="15.077cm" svg:height="0.475cm" svg:x="2.2cm" svg:y="5.797cm">
          <draw:text-box>
            <text:p text:style-name="P1"><text:span text:style-name="T7">59. </text:span><text:span text:style-name="T4"><text:s/>This information is central to understanding the UK Government’s strategic <text:s/></text:span></text:p>
          </draw:text-box>
        </draw:frame>
        <draw:frame draw:style-name="gr1" draw:text-style-name="P2" draw:layer="layout" svg:width="15.691cm" svg:height="0.475cm" svg:x="2.2cm" svg:y="6.362cm">
          <draw:text-box>
            <text:p text:style-name="P1"><text:span text:style-name="T4">decision-making in Iraq, and is therefore essential to the Inquiry’s work. Disclosure <text:s/></text:span></text:p>
          </draw:text-box>
        </draw:frame>
        <draw:frame draw:style-name="gr1" draw:text-style-name="P2" draw:layer="layout" svg:width="16.22cm" svg:height="0.475cm" svg:x="2.2cm" svg:y="6.926cm">
          <draw:text-box>
            <text:p text:style-name="P1"><text:span text:style-name="T4">of such information is undertaken under the terms of the Protocol agreed between the </text:span></text:p>
          </draw:text-box>
        </draw:frame>
        <draw:frame draw:style-name="gr1" draw:text-style-name="P2" draw:layer="layout" svg:width="15.839cm" svg:height="0.475cm" svg:x="2.2cm" svg:y="7.491cm">
          <draw:text-box>
            <text:p text:style-name="P1"><text:span text:style-name="T4">Government and the Inquiry at the outset of the Inquiry. In agreeing to the inclusion <text:s/></text:span></text:p>
          </draw:text-box>
        </draw:frame>
        <draw:frame draw:style-name="gr1" draw:text-style-name="P2" draw:layer="layout" svg:width="9.62cm" svg:height="0.475cm" svg:x="2.2cm" svg:y="8.055cm">
          <draw:text-box>
            <text:p text:style-name="P1"><text:span text:style-name="T4">of this material, the Government has had regard to: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276cm" svg:height="0.475cm" svg:x="3.7cm" svg:y="8.97cm">
          <draw:text-box>
            <text:p text:style-name="P1"><text:span text:style-name="T4">the exceptional nature of the Inquiry (a once in a generation Public Inquiry that is </text:span></text:p>
          </draw:text-box>
        </draw:frame>
        <draw:frame draw:style-name="gr1" draw:text-style-name="P2" draw:layer="layout" svg:width="7.046cm" svg:height="0.475cm" svg:x="3.7cm" svg:y="9.534cm">
          <draw:text-box>
            <text:p text:style-name="P1"><text:span text:style-name="T4">entirely independent of government); </text:span></text:p>
          </draw:text-box>
        </draw:frame>
        <draw:frame draw:style-name="gr2" draw:text-style-name="P3" draw:layer="layout" svg:width="0.634cm" svg:height="0.712cm" svg:x="2.95cm" svg:y="10.042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861cm" svg:height="0.475cm" svg:x="3.7cm" svg:y="10.198cm">
          <draw:text-box>
            <text:p text:style-name="P1"><text:span text:style-name="T4">the exceptional public interest in the matters which the Inquiry was established </text:span></text:p>
          </draw:text-box>
        </draw:frame>
        <draw:frame draw:style-name="gr1" draw:text-style-name="P2" draw:layer="layout" svg:width="2.199cm" svg:height="0.475cm" svg:x="3.7cm" svg:y="10.763cm">
          <draw:text-box>
            <text:p text:style-name="P1"><text:span text:style-name="T4">to examine;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848cm" svg:height="0.475cm" svg:x="3.7cm" svg:y="11.427cm">
          <draw:text-box>
            <text:p text:style-name="P1"><text:span text:style-name="T4">the importance of the Inquiry being able to consider these matters in the round </text:span></text:p>
          </draw:text-box>
        </draw:frame>
        <draw:frame draw:style-name="gr1" draw:text-style-name="P2" draw:layer="layout" svg:width="12.88cm" svg:height="0.475cm" svg:x="3.7cm" svg:y="11.992cm">
          <draw:text-box>
            <text:p text:style-name="P1"><text:span text:style-name="T4">and to give a proper and sufficient account of them in its Report; and</text:span></text:p>
          </draw:text-box>
        </draw:frame>
        <draw:frame draw:style-name="gr2" draw:text-style-name="P3" draw:layer="layout" svg:width="0.634cm" svg:height="0.712cm" svg:x="2.95cm" svg:y="12.5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06cm" svg:height="0.475cm" svg:x="3.7cm" svg:y="12.656cm">
          <draw:text-box>
            <text:p text:style-name="P1"><text:span text:style-name="T4">the consequent justification of the inclusion of such material in the Report to the </text:span></text:p>
          </draw:text-box>
        </draw:frame>
        <draw:frame draw:style-name="gr1" draw:text-style-name="P2" draw:layer="layout" svg:width="11.529cm" svg:height="0.475cm" svg:x="3.7cm" svg:y="13.221cm">
          <draw:text-box>
            <text:p text:style-name="P1"><text:span text:style-name="T4">extent strictly necessary to enable the Inquiry to fulfil its task. </text:span></text:p>
          </draw:text-box>
        </draw:frame>
        <draw:frame draw:style-name="gr1" draw:text-style-name="P2" draw:layer="layout" svg:width="16.359cm" svg:height="0.475cm" svg:x="2.2cm" svg:y="14.135cm">
          <draw:text-box>
            <text:p text:style-name="P1"><text:span text:style-name="T7">60. </text:span><text:span text:style-name="T4"><text:s/>In reaching agreement to the publication of material necessary for the purposes of </text:span></text:p>
          </draw:text-box>
        </draw:frame>
        <draw:frame draw:style-name="gr1" draw:text-style-name="P2" draw:layer="layout" svg:width="16.559cm" svg:height="0.475cm" svg:x="2.2cm" svg:y="14.7cm">
          <draw:text-box>
            <text:p text:style-name="P1"><text:span text:style-name="T4">the Inquiry, the Government has made clear that the publication of this material in these </text:span></text:p>
          </draw:text-box>
        </draw:frame>
        <draw:frame draw:style-name="gr1" draw:text-style-name="P2" draw:layer="layout" svg:width="16.622cm" svg:height="0.475cm" svg:x="2.2cm" svg:y="15.264cm">
          <draw:text-box>
            <text:p text:style-name="P1"><text:span text:style-name="T4">exceptional circumstances does not involve the setting of any precedent, that any future </text:span></text:p>
          </draw:text-box>
        </draw:frame>
        <draw:frame draw:style-name="gr1" draw:text-style-name="P2" draw:layer="layout" svg:width="16.393cm" svg:height="0.475cm" svg:x="2.2cm" svg:y="15.828cm">
          <draw:text-box>
            <text:p text:style-name="P1"><text:span text:style-name="T4">decisions about the disclosure of comparable material (including under the Freedom of </text:span></text:p>
          </draw:text-box>
        </draw:frame>
        <draw:frame draw:style-name="gr1" draw:text-style-name="P2" draw:layer="layout" svg:width="16.338cm" svg:height="0.475cm" svg:x="2.2cm" svg:y="16.393cm">
          <draw:text-box>
            <text:p text:style-name="P1"><text:span text:style-name="T4">Information Act 2000) must be taken on their merits, and that the concept of precedent </text:span></text:p>
          </draw:text-box>
        </draw:frame>
        <draw:frame draw:style-name="gr1" draw:text-style-name="P2" draw:layer="layout" svg:width="8.884cm" svg:height="0.475cm" svg:x="2.2cm" svg:y="16.957cm">
          <draw:text-box>
            <text:p text:style-name="P1"><text:span text:style-name="T4">has no place in relation to disclosure decisions.</text:span></text:p>
          </draw:text-box>
        </draw:frame>
        <draw:frame draw:style-name="gr1" draw:text-style-name="P2" draw:layer="layout" svg:width="16.245cm" svg:height="0.475cm" svg:x="2.2cm" svg:y="17.872cm">
          <draw:text-box>
            <text:p text:style-name="P1"><text:span text:style-name="T7">61. </text:span><text:span text:style-name="T4"><text:s/>Sir Jeremy Heywood’s letters of 21 January 2014 and 22 May 2014, which record </text:span></text:p>
          </draw:text-box>
        </draw:frame>
        <draw:frame draw:style-name="gr1" draw:text-style-name="P2" draw:layer="layout" svg:width="16.415cm" svg:height="0.475cm" svg:x="2.2cm" svg:y="18.436cm">
          <draw:text-box>
            <text:p text:style-name="P1"><text:span text:style-name="T4">his agreement to the publication of material from Cabinet minutes and communications </text:span></text:p>
          </draw:text-box>
        </draw:frame>
        <draw:frame draw:style-name="gr1" draw:text-style-name="P2" draw:layer="layout" svg:width="15.28cm" svg:height="0.475cm" svg:x="2.2cm" svg:y="19.001cm">
          <draw:text-box>
            <text:p text:style-name="P1"><text:span text:style-name="T4">between Mr Blair and President Bush, can be read in full on the Inquiry’s website.</text:span></text:p>
          </draw:text-box>
        </draw:frame>
        <draw:frame draw:style-name="gr6" draw:text-style-name="P7" draw:layer="layout" svg:width="0.273cm" svg:height="0.276cm" svg:x="17.417cm" svg:y="19.019cm">
          <draw:text-box>
            <text:p text:style-name="P1"><text:span text:style-name="T8">14</text:span></text:p>
          </draw:text-box>
        </draw:frame>
        <draw:frame draw:style-name="gr1" draw:text-style-name="P2" draw:layer="layout" svg:width="0.422cm" svg:height="0.475cm" svg:x="17.692cm" svg:y="19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894cm" svg:height="0.475cm" svg:x="2.2cm" svg:y="20.115cm">
          <draw:text-box>
            <text:p text:style-name="P1"><text:span text:style-name="T1">MINUTES OF CABINET MEETINGS</text:span></text:p>
          </draw:text-box>
        </draw:frame>
        <draw:frame draw:style-name="gr1" draw:text-style-name="P2" draw:layer="layout" svg:width="14.222cm" svg:height="0.475cm" svg:x="2.2cm" svg:y="20.88cm">
          <draw:text-box>
            <text:p text:style-name="P1"><text:span text:style-name="T7">62. </text:span><text:span text:style-name="T4"><text:s/>The Inquiry recognises the importance of the principle of protecting the </text:span></text:p>
          </draw:text-box>
        </draw:frame>
        <draw:frame draw:style-name="gr1" draw:text-style-name="P2" draw:layer="layout" svg:width="16.647cm" svg:height="0.475cm" svg:x="2.2cm" svg:y="21.444cm">
          <draw:text-box>
            <text:p text:style-name="P1"><text:span text:style-name="T4">confidentiality of Cabinet discussions in order to support collective Cabinet responsibility </text:span></text:p>
          </draw:text-box>
        </draw:frame>
        <draw:frame draw:style-name="gr1" draw:text-style-name="P2" draw:layer="layout" svg:width="16.216cm" svg:height="0.475cm" svg:x="2.2cm" svg:y="22.008cm">
          <draw:text-box>
            <text:p text:style-name="P1"><text:span text:style-name="T4">and effective government. But, for the reasons set out above, it also considered that it </text:span></text:p>
          </draw:text-box>
        </draw:frame>
        <draw:frame draw:style-name="gr1" draw:text-style-name="P2" draw:layer="layout" svg:width="15.991cm" svg:height="0.475cm" svg:x="2.2cm" svg:y="22.573cm">
          <draw:text-box>
            <text:p text:style-name="P1"><text:span text:style-name="T4">would not be possible to complete its task effectively without the ability to refer to the </text:span></text:p>
          </draw:text-box>
        </draw:frame>
        <draw:frame draw:style-name="gr1" draw:text-style-name="P2" draw:layer="layout" svg:width="16.059cm" svg:height="0.475cm" svg:x="2.2cm" svg:y="23.137cm">
          <draw:text-box>
            <text:p text:style-name="P1"><text:span text:style-name="T4">records of Cabinet meetings (entitled Cabinet Conclusions) or the records of relevant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line draw:style-name="gr9" draw:text-style-name="P8" draw:layer="layout" svg:x1="2.531cm" svg:y1="26.714cm" svg:x2="14.729cm" svg:y2="26.714cm">
          <text:p/>
        </draw:line>
        <draw:line draw:style-name="gr9" draw:text-style-name="P8" draw:layer="layout" svg:x1="14.925cm" svg:y1="26.714cm" svg:x2="17.886cm" svg:y2="26.714cm">
          <text:p/>
        </draw:line>
        <draw:line draw:style-name="gr9" draw:text-style-name="P8" draw:layer="layout" svg:x1="2.199cm" svg:y1="27.137cm" svg:x2="12.651cm" svg:y2="27.137cm">
          <text:p/>
        </draw:line>
        <draw:frame draw:style-name="gr1" draw:text-style-name="P2" draw:layer="layout" svg:width="5.455cm" svg:height="0.475cm" svg:x="2.2cm" svg:y="23.702cm">
          <draw:text-box>
            <text:p text:style-name="P1"><text:span text:style-name="T4">Sub-Committees of Cabinet. 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14 </text:span></text:p>
          </draw:text-box>
        </draw:frame>
        <draw:frame draw:style-name="gr4" draw:text-style-name="P5" draw:layer="layout" svg:width="15.263cm" svg:height="0.395cm" svg:x="2.532cm" svg:y="26.357cm">
          <draw:text-box>
            <text:p text:style-name="P1"><text:span text:style-name="T5">Letter Heywood to Aldred, 21 January 2014, ‘Chilcot Inquiry – Cabinet Papers’</text:span><text:span text:style-name="T12">; </text:span><text:span text:style-name="T5">Letter Heywood to </text:span></text:p>
          </draw:text-box>
        </draw:frame>
        <draw:frame draw:style-name="gr4" draw:text-style-name="P5" draw:layer="layout" svg:width="10.492cm" svg:height="0.395cm" svg:x="2.2cm" svg:y="26.781cm">
          <draw:text-box>
            <text:p text:style-name="P1"><text:span text:style-name="T5">Aldred, 22 May 2014, ‘UK/US Records – Declassification Request’.</text:span><text:span text:style-name="T12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6.131cm" svg:height="0.475cm" svg:x="2.2cm" svg:y="2.525cm">
          <draw:text-box>
            <text:p text:style-name="P1"><text:span text:style-name="T7">63. </text:span><text:span text:style-name="T4"><text:s/>This report refers to 92 records of the meeting of Cabinet itself. Of those records, </text:span></text:p>
          </draw:text-box>
        </draw:frame>
        <draw:frame draw:style-name="gr1" draw:text-style-name="P2" draw:layer="layout" svg:width="15.009cm" svg:height="0.475cm" svg:x="2.2cm" svg:y="3.09cm">
          <draw:text-box>
            <text:p text:style-name="P1"><text:span text:style-name="T4">the Inquiry considered that five were of such significance that the text recording </text:span></text:p>
          </draw:text-box>
        </draw:frame>
        <draw:frame draw:style-name="gr1" draw:text-style-name="P2" draw:layer="layout" svg:width="14.967cm" svg:height="0.475cm" svg:x="2.2cm" svg:y="3.654cm">
          <draw:text-box>
            <text:p text:style-name="P1"><text:span text:style-name="T4">discussion of Iraq should be published in its entirety. Those extracts appear on <text:s/></text:span></text:p>
          </draw:text-box>
        </draw:frame>
        <draw:frame draw:style-name="gr1" draw:text-style-name="P2" draw:layer="layout" svg:width="11.385cm" svg:height="0.475cm" svg:x="2.2cm" svg:y="4.218cm">
          <draw:text-box>
            <text:p text:style-name="P1"><text:span text:style-name="T4">the Inquiry’s website and relate to Cabinet meetings held on:</text:span></text:p>
          </draw:text-box>
        </draw:frame>
        <draw:frame draw:style-name="gr2" draw:text-style-name="P3" draw:layer="layout" svg:width="0.634cm" svg:height="0.712cm" svg:x="2.95cm" svg:y="4.977cm">
          <draw:text-box>
            <text:p text:style-name="P1"><text:span text:style-name="T9">• </text:span></text:p>
          </draw:text-box>
        </draw:frame>
        <draw:frame draw:style-name="gr1" draw:text-style-name="P2" draw:layer="layout" svg:width="2.72cm" svg:height="0.475cm" svg:x="3.7cm" svg:y="5.133cm">
          <draw:text-box>
            <text:p text:style-name="P1"><text:span text:style-name="T4">7 March 2002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9">• </text:span></text:p>
          </draw:text-box>
        </draw:frame>
        <draw:frame draw:style-name="gr1" draw:text-style-name="P2" draw:layer="layout" svg:width="3.859cm" svg:height="0.475cm" svg:x="3.7cm" svg:y="5.797cm">
          <draw:text-box>
            <text:p text:style-name="P1"><text:span text:style-name="T4">23 September 2002;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9">• </text:span></text:p>
          </draw:text-box>
        </draw:frame>
        <draw:frame draw:style-name="gr1" draw:text-style-name="P2" draw:layer="layout" svg:width="3.291cm" svg:height="0.475cm" svg:x="3.7cm" svg:y="6.462cm">
          <draw:text-box>
            <text:p text:style-name="P1"><text:span text:style-name="T4">16 January 2003;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9">• </text:span></text:p>
          </draw:text-box>
        </draw:frame>
        <draw:frame draw:style-name="gr1" draw:text-style-name="P2" draw:layer="layout" svg:width="3.787cm" svg:height="0.475cm" svg:x="3.7cm" svg:y="7.126cm">
          <draw:text-box>
            <text:p text:style-name="P1"><text:span text:style-name="T4">13 March 2003; and</text:span></text:p>
          </draw:text-box>
        </draw:frame>
        <draw:frame draw:style-name="gr2" draw:text-style-name="P3" draw:layer="layout" svg:width="0.634cm" svg:height="0.712cm" svg:x="2.95cm" svg:y="7.634cm">
          <draw:text-box>
            <text:p text:style-name="P1"><text:span text:style-name="T9">• </text:span></text:p>
          </draw:text-box>
        </draw:frame>
        <draw:frame draw:style-name="gr1" draw:text-style-name="P2" draw:layer="layout" svg:width="3.075cm" svg:height="0.475cm" svg:x="3.7cm" svg:y="7.791cm">
          <draw:text-box>
            <text:p text:style-name="P1"><text:span text:style-name="T4">17 March 2003. </text:span></text:p>
          </draw:text-box>
        </draw:frame>
        <draw:frame draw:style-name="gr1" draw:text-style-name="P2" draw:layer="layout" svg:width="16.652cm" svg:height="0.475cm" svg:x="2.2cm" svg:y="8.705cm">
          <draw:text-box>
            <text:p text:style-name="P1"><text:span text:style-name="T7">64. </text:span><text:span text:style-name="T4"><text:s/>The Inquiry has also reviewed extracts from the notebooks of the Cabinet Secretary </text:span></text:p>
          </draw:text-box>
        </draw:frame>
        <draw:frame draw:style-name="gr1" draw:text-style-name="P2" draw:layer="layout" svg:width="15.416cm" svg:height="0.475cm" svg:x="2.2cm" svg:y="9.27cm">
          <draw:text-box>
            <text:p text:style-name="P1"><text:span text:style-name="T4">and Cabinet Secretariat relating to Cabinet discussions of Iraq between 2001 and </text:span></text:p>
          </draw:text-box>
        </draw:frame>
        <draw:frame draw:style-name="gr1" draw:text-style-name="P2" draw:layer="layout" svg:width="15.89cm" svg:height="0.475cm" svg:x="2.2cm" svg:y="9.834cm">
          <draw:text-box>
            <text:p text:style-name="P1"><text:span text:style-name="T4">20 March 2003 to satisfy itself that there were no material omissions from the formal </text:span></text:p>
          </draw:text-box>
        </draw:frame>
        <draw:frame draw:style-name="gr1" draw:text-style-name="P2" draw:layer="layout" svg:width="1.606cm" svg:height="0.475cm" svg:x="2.2cm" svg:y="10.398cm">
          <draw:text-box>
            <text:p text:style-name="P1"><text:span text:style-name="T4">minutes.</text:span></text:p>
          </draw:text-box>
        </draw:frame>
        <draw:frame draw:style-name="gr1" draw:text-style-name="P2" draw:layer="layout" svg:width="16.359cm" svg:height="0.475cm" svg:x="2.2cm" svg:y="11.313cm">
          <draw:text-box>
            <text:p text:style-name="P1"><text:span text:style-name="T7">65. </text:span><text:span text:style-name="T4"><text:s/>The committee structure below Cabinet, which usually changes after the arrival of <text:s/></text:span></text:p>
          </draw:text-box>
        </draw:frame>
        <draw:frame draw:style-name="gr1" draw:text-style-name="P2" draw:layer="layout" svg:width="9.015cm" svg:height="0.475cm" svg:x="2.2cm" svg:y="11.877cm">
          <draw:text-box>
            <text:p text:style-name="P1"><text:span text:style-name="T4">a new Prime Minister, is described in Section 2. </text:span></text:p>
          </draw:text-box>
        </draw:frame>
        <draw:frame draw:style-name="gr1" draw:text-style-name="P2" draw:layer="layout" svg:width="16.228cm" svg:height="0.475cm" svg:x="2.2cm" svg:y="12.792cm">
          <draw:text-box>
            <text:p text:style-name="P1"><text:span text:style-name="T7">66. </text:span><text:span text:style-name="T4"><text:s/>This Report includes descriptions of discussions and decisions in 111 meetings of </text:span></text:p>
          </draw:text-box>
        </draw:frame>
        <draw:frame draw:style-name="gr1" draw:text-style-name="P2" draw:layer="layout" svg:width="9.815cm" svg:height="0.475cm" svg:x="2.2cm" svg:y="13.356cm">
          <draw:text-box>
            <text:p text:style-name="P1"><text:span text:style-name="T4">Cabinet Committees, held between 2002 and 2009. </text:span></text:p>
          </draw:text-box>
        </draw:frame>
        <draw:frame draw:style-name="gr1" draw:text-style-name="P2" draw:layer="layout" svg:width="15.352cm" svg:height="0.475cm" svg:x="2.2cm" svg:y="14.471cm">
          <draw:text-box>
            <text:p text:style-name="P1"><text:span text:style-name="T1">COMMUNICATION BETWEEN THE UK PRIME MINISTER AND US PRESIDENT</text:span></text:p>
          </draw:text-box>
        </draw:frame>
        <draw:frame draw:style-name="gr1" draw:text-style-name="P2" draw:layer="layout" svg:width="16.732cm" svg:height="0.475cm" svg:x="2.2cm" svg:y="15.235cm">
          <draw:text-box>
            <text:p text:style-name="P1"><text:span text:style-name="T7">67. </text:span><text:span text:style-name="T4"><text:s/>As already described, in many instances the approach taken by the UK Government </text:span></text:p>
          </draw:text-box>
        </draw:frame>
        <draw:frame draw:style-name="gr1" draw:text-style-name="P2" draw:layer="layout" svg:width="16.516cm" svg:height="0.475cm" svg:x="2.2cm" svg:y="15.8cm">
          <draw:text-box>
            <text:p text:style-name="P1"><text:span text:style-name="T4">can only be understood in the context of its dialogue with Washington and the evolution </text:span></text:p>
          </draw:text-box>
        </draw:frame>
        <draw:frame draw:style-name="gr1" draw:text-style-name="P2" draw:layer="layout" svg:width="2.47cm" svg:height="0.475cm" svg:x="2.2cm" svg:y="16.364cm">
          <draw:text-box>
            <text:p text:style-name="P1"><text:span text:style-name="T4">of US policy. </text:span></text:p>
          </draw:text-box>
        </draw:frame>
        <draw:frame draw:style-name="gr1" draw:text-style-name="P2" draw:layer="layout" svg:width="16.431cm" svg:height="0.475cm" svg:x="2.2cm" svg:y="17.278cm">
          <draw:text-box>
            <text:p text:style-name="P1"><text:span text:style-name="T7">68. </text:span><text:span text:style-name="T4"><text:s/>As a consequence, some of the clearest expressions of Mr Blair’s thoughts on Iraq </text:span></text:p>
          </draw:text-box>
        </draw:frame>
        <draw:frame draw:style-name="gr1" draw:text-style-name="P2" draw:layer="layout" svg:width="13.168cm" svg:height="0.475cm" svg:x="2.2cm" svg:y="17.843cm">
          <draw:text-box>
            <text:p text:style-name="P1"><text:span text:style-name="T4">are to be found in his oral and written exchanges with President Bush.</text:span></text:p>
          </draw:text-box>
        </draw:frame>
        <draw:frame draw:style-name="gr1" draw:text-style-name="P2" draw:layer="layout" svg:width="15.238cm" svg:height="0.475cm" svg:x="2.2cm" svg:y="18.757cm">
          <draw:text-box>
            <text:p text:style-name="P1"><text:span text:style-name="T7">69. </text:span><text:span text:style-name="T4"><text:s/>Discussions between Prime Minister and President – by telephone, by video </text:span></text:p>
          </draw:text-box>
        </draw:frame>
        <draw:frame draw:style-name="gr1" draw:text-style-name="P2" draw:layer="layout" svg:width="16.156cm" svg:height="0.475cm" svg:x="2.2cm" svg:y="19.322cm">
          <draw:text-box>
            <text:p text:style-name="P1"><text:span text:style-name="T4">conference or in person – were in most cases recorded by a No.10 Private Secretary <text:s/></text:span></text:p>
          </draw:text-box>
        </draw:frame>
        <draw:frame draw:style-name="gr1" draw:text-style-name="P2" draw:layer="layout" svg:width="16.584cm" svg:height="0.475cm" svg:x="2.2cm" svg:y="19.886cm">
          <draw:text-box>
            <text:p text:style-name="P1"><text:span text:style-name="T4">or Adviser in the form of a letter to the department(s) with a policy interest in the content </text:span></text:p>
          </draw:text-box>
        </draw:frame>
        <draw:frame draw:style-name="gr1" draw:text-style-name="P2" draw:layer="layout" svg:width="11.398cm" svg:height="0.475cm" svg:x="2.2cm" svg:y="20.451cm">
          <draw:text-box>
            <text:p text:style-name="P1"><text:span text:style-name="T4">of the conversation, in line with normal Civil Service practice.</text:span></text:p>
          </draw:text-box>
        </draw:frame>
        <draw:frame draw:style-name="gr1" draw:text-style-name="P2" draw:layer="layout" svg:width="16.808cm" svg:height="0.475cm" svg:x="2.2cm" svg:y="21.365cm">
          <draw:text-box>
            <text:p text:style-name="P1"><text:span text:style-name="T7">70. </text:span><text:span text:style-name="T4"><text:s/>This report refers to 212 of those records, covering discussions held by both Mr Blair </text:span></text:p>
          </draw:text-box>
        </draw:frame>
        <draw:frame draw:style-name="gr1" draw:text-style-name="P2" draw:layer="layout" svg:width="16.44cm" svg:height="0.475cm" svg:x="2.2cm" svg:y="21.93cm">
          <draw:text-box>
            <text:p text:style-name="P1"><text:span text:style-name="T4">and subsequently Mr Brown with President Bush, and a small number of conversations </text:span></text:p>
          </draw:text-box>
        </draw:frame>
        <draw:frame draw:style-name="gr1" draw:text-style-name="P2" draw:layer="layout" svg:width="8.033cm" svg:height="0.475cm" svg:x="2.2cm" svg:y="22.494cm">
          <draw:text-box>
            <text:p text:style-name="P1"><text:span text:style-name="T4">between Mr Brown and President Obama. </text:span></text:p>
          </draw:text-box>
        </draw:frame>
        <draw:frame draw:style-name="gr1" draw:text-style-name="P2" draw:layer="layout" svg:width="16.457cm" svg:height="0.475cm" svg:x="2.2cm" svg:y="23.408cm">
          <draw:text-box>
            <text:p text:style-name="P1"><text:span text:style-name="T7">71. </text:span><text:span text:style-name="T4"><text:s/>Mr Blair also, throughout his time in office, wrote ‘Notes’ directly to President Bush. </text:span></text:p>
          </draw:text-box>
        </draw:frame>
        <draw:frame draw:style-name="gr1" draw:text-style-name="P2" draw:layer="layout" svg:width="16.359cm" svg:height="0.475cm" svg:x="2.2cm" svg:y="24.323cm">
          <draw:text-box>
            <text:p text:style-name="P1"><text:span text:style-name="T7">72. </text:span><text:span text:style-name="T4"><text:s/>This report refers to 30 Notes from Mr Blair to President Bush, all but one of which </text:span></text:p>
          </draw:text-box>
        </draw:frame>
        <draw:frame draw:style-name="gr1" draw:text-style-name="P2" draw:layer="layout" svg:width="16.787cm" svg:height="0.475cm" svg:x="2.2cm" svg:y="24.887cm">
          <draw:text-box>
            <text:p text:style-name="P1"><text:span text:style-name="T4">are published as documents in their own right on the Inquiry’s website. Redactions which </text:span></text:p>
          </draw:text-box>
        </draw:frame>
        <draw:frame draw:style-name="gr1" draw:text-style-name="P2" draw:layer="layout" svg:width="15.737cm" svg:height="0.475cm" svg:x="2.2cm" svg:y="25.452cm">
          <draw:text-box>
            <text:p text:style-name="P1"><text:span text:style-name="T4">the Government has considered necessary in order to approve their publication are </text:span></text:p>
          </draw:text-box>
        </draw:frame>
        <draw:frame draw:style-name="gr1" draw:text-style-name="P2" draw:layer="layout" svg:width="9.383cm" svg:height="0.475cm" svg:x="2.2cm" svg:y="26.016cm">
          <draw:text-box>
            <text:p text:style-name="P1"><text:span text:style-name="T4">included as blank white space, not as black lines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1.835cm" svg:height="0.395cm" svg:x="16.957cm" svg:y="1.138cm">
          <draw:text-box>
            <text:p text:style-name="P1"><text:span text:style-name="T5">Introduc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15.365cm" svg:height="0.475cm" svg:x="2.2cm" svg:y="2.525cm">
          <draw:text-box>
            <text:p text:style-name="P1"><text:span text:style-name="T1">LEGAL PROFESSIONAL PRIVILEGE AND THE LAW OFFICERS’ CONVENTION</text:span></text:p>
          </draw:text-box>
        </draw:frame>
        <draw:frame draw:style-name="gr1" draw:text-style-name="P2" draw:layer="layout" svg:width="16.326cm" svg:height="0.475cm" svg:x="2.2cm" svg:y="3.29cm">
          <draw:text-box>
            <text:p text:style-name="P1"><text:span text:style-name="T7">73. </text:span><text:span text:style-name="T4"><text:s/>A further category of sensitive document which the Inquiry has considered relates <text:s/></text:span></text:p>
          </draw:text-box>
        </draw:frame>
        <draw:frame draw:style-name="gr1" draw:text-style-name="P2" draw:layer="layout" svg:width="8.346cm" svg:height="0.475cm" svg:x="2.2cm" svg:y="3.854cm">
          <draw:text-box>
            <text:p text:style-name="P1"><text:span text:style-name="T4">to legal advice provided to the Government. </text:span></text:p>
          </draw:text-box>
        </draw:frame>
        <draw:frame draw:style-name="gr1" draw:text-style-name="P2" draw:layer="layout" svg:width="16.19cm" svg:height="0.475cm" svg:x="2.2cm" svg:y="4.768cm">
          <draw:text-box>
            <text:p text:style-name="P1"><text:span text:style-name="T7">74. </text:span><text:span text:style-name="T4"><text:s/>The Government is entitled to obtain legal advice in confidence, and to be certain </text:span></text:p>
          </draw:text-box>
        </draw:frame>
        <draw:frame draw:style-name="gr1" draw:text-style-name="P2" draw:layer="layout" svg:width="15.894cm" svg:height="0.475cm" svg:x="2.2cm" svg:y="5.333cm">
          <draw:text-box>
            <text:p text:style-name="P1"><text:span text:style-name="T4">that the advice it receives will remain confidential unless the right to confidentiality is </text:span></text:p>
          </draw:text-box>
        </draw:frame>
        <draw:frame draw:style-name="gr1" draw:text-style-name="P2" draw:layer="layout" svg:width="15.737cm" svg:height="0.475cm" svg:x="2.2cm" svg:y="5.897cm">
          <draw:text-box>
            <text:p text:style-name="P1"><text:span text:style-name="T4">expressly waived. This is in accordance with a long-established principle known as <text:s/></text:span></text:p>
          </draw:text-box>
        </draw:frame>
        <draw:frame draw:style-name="gr1" draw:text-style-name="P2" draw:layer="layout" svg:width="6.682cm" svg:height="0.475cm" svg:x="2.2cm" svg:y="6.462cm">
          <draw:text-box>
            <text:p text:style-name="P1"><text:span text:style-name="T4">Legal Professional Privilege (LPP). </text:span></text:p>
          </draw:text-box>
        </draw:frame>
        <draw:frame draw:style-name="gr1" draw:text-style-name="P2" draw:layer="layout" svg:width="14.78cm" svg:height="0.475cm" svg:x="2.2cm" svg:y="7.376cm">
          <draw:text-box>
            <text:p text:style-name="P1"><text:span text:style-name="T7">75. </text:span><text:span text:style-name="T4"><text:s/>In addition, there is a long-standing convention, adhered to by successive </text:span></text:p>
          </draw:text-box>
        </draw:frame>
        <draw:frame draw:style-name="gr1" draw:text-style-name="P2" draw:layer="layout" svg:width="15.013cm" svg:height="0.475cm" svg:x="2.2cm" svg:y="7.941cm">
          <draw:text-box>
            <text:p text:style-name="P1"><text:span text:style-name="T4">governments and reflected in the Ministerial Code, that neither the fact that the <text:s/></text:span></text:p>
          </draw:text-box>
        </draw:frame>
        <draw:frame draw:style-name="gr1" draw:text-style-name="P2" draw:layer="layout" svg:width="16.203cm" svg:height="0.475cm" svg:x="2.2cm" svg:y="8.505cm">
          <draw:text-box>
            <text:p text:style-name="P1"><text:span text:style-name="T4">Law Officers have been consulted in relation to a particular matter, nor the substance <text:s/></text:span></text:p>
          </draw:text-box>
        </draw:frame>
        <draw:frame draw:style-name="gr1" draw:text-style-name="P2" draw:layer="layout" svg:width="16.038cm" svg:height="0.475cm" svg:x="2.2cm" svg:y="9.07cm">
          <draw:text-box>
            <text:p text:style-name="P1"><text:span text:style-name="T4">of the advice they have given, is disclosed outside government without their authority.</text:span></text:p>
          </draw:text-box>
        </draw:frame>
        <draw:frame draw:style-name="gr1" draw:text-style-name="P2" draw:layer="layout" svg:width="14.806cm" svg:height="0.475cm" svg:x="2.2cm" svg:y="9.984cm">
          <draw:text-box>
            <text:p text:style-name="P1"><text:span text:style-name="T7">76. </text:span><text:span text:style-name="T4"><text:s/>On 12 January 2004, in response to a question asked by Lord Alexander, <text:s/></text:span></text:p>
          </draw:text-box>
        </draw:frame>
        <draw:frame draw:style-name="gr1" draw:text-style-name="P2" draw:layer="layout" svg:width="10.115cm" svg:height="0.475cm" svg:x="2.2cm" svg:y="10.548cm">
          <draw:text-box>
            <text:p text:style-name="P1"><text:span text:style-name="T4">Baroness Amos told the House of Lords that she was:</text:span></text:p>
          </draw:text-box>
        </draw:frame>
        <draw:frame draw:style-name="gr1" draw:text-style-name="P2" draw:layer="layout" svg:width="15.179cm" svg:height="0.475cm" svg:x="2.95cm" svg:y="11.463cm">
          <draw:text-box>
            <text:p text:style-name="P1"><text:span text:style-name="T4">“… </text:span><text:span text:style-name="T4">aware of only two cases in which Law Officers’ advice was disclosed. In both </text:span></text:p>
          </draw:text-box>
        </draw:frame>
        <draw:frame draw:style-name="gr1" draw:text-style-name="P2" draw:layer="layout" svg:width="14.721cm" svg:height="0.475cm" svg:x="2.95cm" svg:y="12.027cm">
          <draw:text-box>
            <text:p text:style-name="P1"><text:span text:style-name="T4">cases, disclosure was made for the purposes of judicial proceedings. In 1993, </text:span></text:p>
          </draw:text-box>
        </draw:frame>
        <draw:frame draw:style-name="gr1" draw:text-style-name="P2" draw:layer="layout" svg:width="15.348cm" svg:height="0.475cm" svg:x="2.95cm" svg:y="12.592cm">
          <draw:text-box>
            <text:p text:style-name="P1"><text:span text:style-name="T4">Law Officers’ advice relevant to the subject matter of the Arms to Iraq Inquiry was </text:span></text:p>
          </draw:text-box>
        </draw:frame>
        <draw:frame draw:style-name="gr1" draw:text-style-name="P2" draw:layer="layout" svg:width="15.538cm" svg:height="0.475cm" svg:x="2.95cm" svg:y="13.156cm">
          <draw:text-box>
            <text:p text:style-name="P1"><text:span text:style-name="T4">disclosed to the Scott Inquiry. The advice was published in an annex to the Inquiry </text:span></text:p>
          </draw:text-box>
        </draw:frame>
        <draw:frame draw:style-name="gr1" draw:text-style-name="P2" draw:layer="layout" svg:width="15.924cm" svg:height="0.475cm" svg:x="2.95cm" svg:y="13.721cm">
          <draw:text-box>
            <text:p text:style-name="P1"><text:span text:style-name="T4">report. Law Officers’ advice on the 1988 Merchant Shipping Act was disclosed to the </text:span></text:p>
          </draw:text-box>
        </draw:frame>
        <draw:frame draw:style-name="gr1" draw:text-style-name="P2" draw:layer="layout" svg:width="15.449cm" svg:height="0.475cm" svg:x="2.95cm" svg:y="14.285cm">
          <draw:text-box>
            <text:p text:style-name="P1"><text:span text:style-name="T4">other parties in the course of the Factortame litigation in which Spanish fishermen </text:span></text:p>
          </draw:text-box>
        </draw:frame>
        <draw:frame draw:style-name="gr1" draw:text-style-name="P2" draw:layer="layout" svg:width="14.615cm" svg:height="0.475cm" svg:x="2.95cm" svg:y="14.85cm">
          <draw:text-box>
            <text:p text:style-name="P1"><text:span text:style-name="T4">were seeking damages from the Government for a breach of Community Law.</text:span></text:p>
          </draw:text-box>
        </draw:frame>
        <draw:frame draw:style-name="gr1" draw:text-style-name="P2" draw:layer="layout" svg:width="14.379cm" svg:height="0.475cm" svg:x="2.95cm" svg:y="15.764cm">
          <draw:text-box>
            <text:p text:style-name="P1"><text:span text:style-name="T4">“</text:span><text:span text:style-name="T4">I am aware of three other cases in which the views of the Law Officers on a </text:span></text:p>
          </draw:text-box>
        </draw:frame>
        <draw:frame draw:style-name="gr1" draw:text-style-name="P2" draw:layer="layout" svg:width="15.267cm" svg:height="0.475cm" svg:x="2.95cm" svg:y="16.328cm">
          <draw:text-box>
            <text:p text:style-name="P1"><text:span text:style-name="T4">particular matter were disclosed, but not the actual advice. In February 1971, the </text:span></text:p>
          </draw:text-box>
        </draw:frame>
        <draw:frame draw:style-name="gr1" draw:text-style-name="P2" draw:layer="layout" svg:width="15.864cm" svg:height="0.475cm" svg:x="2.95cm" svg:y="16.893cm">
          <draw:text-box>
            <text:p text:style-name="P1"><text:span text:style-name="T4">substance of the Law Officers’ advice relating to the UK’s obligations to supply arms </text:span></text:p>
          </draw:text-box>
        </draw:frame>
        <draw:frame draw:style-name="gr1" draw:text-style-name="P2" draw:layer="layout" svg:width="15.001cm" svg:height="0.475cm" svg:x="2.95cm" svg:y="17.457cm">
          <draw:text-box>
            <text:p text:style-name="P1"><text:span text:style-name="T4">to South Africa under the Simonstown Agreement was published in a command </text:span></text:p>
          </draw:text-box>
        </draw:frame>
        <draw:frame draw:style-name="gr1" draw:text-style-name="P2" draw:layer="layout" svg:width="15.399cm" svg:height="0.475cm" svg:x="2.95cm" svg:y="18.022cm">
          <draw:text-box>
            <text:p text:style-name="P1"><text:span text:style-name="T4">paper (Cmnd 4589). In February 1993, the views of the Law Officers’ advice were </text:span></text:p>
          </draw:text-box>
        </draw:frame>
        <draw:frame draw:style-name="gr1" draw:text-style-name="P2" draw:layer="layout" svg:width="15.373cm" svg:height="0.475cm" svg:x="2.95cm" svg:y="18.586cm">
          <draw:text-box>
            <text:p text:style-name="P1"><text:span text:style-name="T4">disclosed in the debate in the other House on the Maastricht Treaty. In March this </text:span></text:p>
          </draw:text-box>
        </draw:frame>
        <draw:frame draw:style-name="gr1" draw:text-style-name="P2" draw:layer="layout" svg:width="15.03cm" svg:height="0.475cm" svg:x="2.95cm" svg:y="19.151cm">
          <draw:text-box>
            <text:p text:style-name="P1"><text:span text:style-name="T4">year the Attorney General set out in a Written Answer a summary of his view of <text:s/></text:span></text:p>
          </draw:text-box>
        </draw:frame>
        <draw:frame draw:style-name="gr1" draw:text-style-name="P2" draw:layer="layout" svg:width="8.985cm" svg:height="0.475cm" svg:x="2.95cm" svg:y="19.715cm">
          <draw:text-box>
            <text:p text:style-name="P1"><text:span text:style-name="T4">the legal basis for the use of force against Iraq.”</text:span></text:p>
          </draw:text-box>
        </draw:frame>
        <draw:frame draw:style-name="gr6" draw:text-style-name="P7" draw:layer="layout" svg:width="0.273cm" svg:height="0.276cm" svg:x="11.892cm" svg:y="19.734cm">
          <draw:text-box>
            <text:p text:style-name="P1"><text:span text:style-name="T8">15</text:span></text:p>
          </draw:text-box>
        </draw:frame>
        <draw:frame draw:style-name="gr1" draw:text-style-name="P2" draw:layer="layout" svg:width="16.483cm" svg:height="0.475cm" svg:x="2.2cm" svg:y="20.63cm">
          <draw:text-box>
            <text:p text:style-name="P1"><text:span text:style-name="T7">77. </text:span><text:span text:style-name="T4"><text:s/>In his </text:span><text:span text:style-name="T10">Review of Intelligence on Weapons of Mass Destruction</text:span><text:span text:style-name="T4"> Lord Butler</text:span><text:span text:style-name="T10"> </text:span><text:span text:style-name="T4">reported </text:span></text:p>
          </draw:text-box>
        </draw:frame>
        <draw:frame draw:style-name="gr1" draw:text-style-name="P2" draw:layer="layout" svg:width="16.643cm" svg:height="0.475cm" svg:x="2.2cm" svg:y="21.194cm">
          <draw:text-box>
            <text:p text:style-name="P1"><text:span text:style-name="T4">that his Committee had read Lord Goldsmith’s advice of 7 March 2003 and referred very </text:span></text:p>
          </draw:text-box>
        </draw:frame>
        <draw:frame draw:style-name="gr1" draw:text-style-name="P2" draw:layer="layout" svg:width="3.994cm" svg:height="0.475cm" svg:x="2.2cm" svg:y="21.758cm">
          <draw:text-box>
            <text:p text:style-name="P1"><text:span text:style-name="T4">briefly to its contents.</text:span></text:p>
          </draw:text-box>
        </draw:frame>
        <draw:frame draw:style-name="gr6" draw:text-style-name="P7" draw:layer="layout" svg:width="0.273cm" svg:height="0.276cm" svg:x="6.176cm" svg:y="21.777cm">
          <draw:text-box>
            <text:p text:style-name="P1"><text:span text:style-name="T8">16</text:span></text:p>
          </draw:text-box>
        </draw:frame>
        <draw:frame draw:style-name="gr1" draw:text-style-name="P2" draw:layer="layout" svg:width="10.937cm" svg:height="0.475cm" svg:x="6.451cm" svg:y="21.758cm">
          <draw:text-box>
            <text:p text:style-name="P1"><text:span text:style-name="T4"><text:s/></text:span><text:span text:style-name="T4">His report did not, however, disclose details of the advice.</text:span></text:p>
          </draw:text-box>
        </draw:frame>
        <draw:frame draw:style-name="gr6" draw:text-style-name="P7" draw:layer="layout" svg:width="0.273cm" svg:height="0.276cm" svg:x="17.346cm" svg:y="21.777cm">
          <draw:text-box>
            <text:p text:style-name="P1"><text:span text:style-name="T8">17</text:span></text:p>
          </draw:text-box>
        </draw:frame>
        <draw:frame draw:style-name="gr1" draw:text-style-name="P2" draw:layer="layout" svg:width="1.306cm" svg:height="0.475cm" svg:x="17.62cm" svg:y="21.758cm">
          <draw:text-box>
            <text:p text:style-name="P1"><text:span text:style-name="T4"><text:s/></text:span><text:span text:style-name="T4">In the </text:span></text:p>
          </draw:text-box>
        </draw:frame>
        <draw:frame draw:style-name="gr1" draw:text-style-name="P2" draw:layer="layout" svg:width="16.741cm" svg:height="0.475cm" svg:x="2.2cm" svg:y="22.323cm">
          <draw:text-box>
            <text:p text:style-name="P1"><text:span text:style-name="T4">spring of 2005, Lord Goldsmith’s advice was leaked and, following a number of Freedom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6.377cm" svg:height="0.475cm" svg:x="2.2cm" svg:y="22.887cm">
          <draw:text-box>
            <text:p text:style-name="P1"><text:span text:style-name="T4">of Information Act requests, the Government disclosed the full advice on 28 April 2005. 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1">15 </text:span></text:p>
          </draw:text-box>
        </draw:frame>
        <draw:frame draw:style-name="gr4" draw:text-style-name="P5" draw:layer="layout" svg:width="10.755cm" svg:height="0.395cm" svg:x="2.532cm" svg:y="24.664cm">
          <draw:text-box>
            <text:p text:style-name="P1"><text:span text:style-name="T12">House of Lords, </text:span><text:span text:style-name="T13">Official Report</text:span><text:span text:style-name="T12">, 12 January 2004, columns WA63-64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16 </text:span></text:p>
          </draw:text-box>
        </draw:frame>
        <draw:frame draw:style-name="gr4" draw:text-style-name="P5" draw:layer="layout" svg:width="15.733cm" svg:height="0.395cm" svg:x="2.532cm" svg:y="25.087cm">
          <draw:text-box>
            <text:p text:style-name="P1"><text:span text:style-name="T13">Review of Intelligence on Weapons of Mass Destruction </text:span><text:span text:style-name="T12">[“The Butler Report”], 14 July 2004, HC 898, </text:span></text:p>
          </draw:text-box>
        </draw:frame>
        <draw:frame draw:style-name="gr4" draw:text-style-name="P5" draw:layer="layout" svg:width="1.463cm" svg:height="0.395cm" svg:x="2.2cm" svg:y="25.511cm">
          <draw:text-box>
            <text:p text:style-name="P1"><text:span text:style-name="T12">page 94. 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17 </text:span></text:p>
          </draw:text-box>
        </draw:frame>
        <draw:frame draw:style-name="gr4" draw:text-style-name="P5" draw:layer="layout" svg:width="15.399cm" svg:height="0.395cm" svg:x="2.532cm" svg:y="25.934cm">
          <draw:text-box>
            <text:p text:style-name="P1"><text:span text:style-name="T12">Lord Butler identified one other occasion when Law Officers’ advice had been disclosed: during the </text:span></text:p>
          </draw:text-box>
        </draw:frame>
        <draw:frame draw:style-name="gr4" draw:text-style-name="P5" draw:layer="layout" svg:width="15.704cm" svg:height="0.395cm" svg:x="2.2cm" svg:y="26.357cm">
          <draw:text-box>
            <text:p text:style-name="P1"><text:span text:style-name="T12">“</text:span><text:span text:style-name="T12">Westland Affair”, which resulted in the resignation of two Cabinet Ministers, a letter from the Solicitor </text:span></text:p>
          </draw:text-box>
        </draw:frame>
        <draw:frame draw:style-name="gr4" draw:text-style-name="P5" draw:layer="layout" svg:width="13.921cm" svg:height="0.395cm" svg:x="2.2cm" svg:y="26.781cm">
          <draw:text-box>
            <text:p text:style-name="P1"><text:span text:style-name="T12">General to the Defence Secretary, which had already been leaked in part, was published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1" draw:text-style-name="P2" draw:layer="layout" svg:width="16.097cm" svg:height="0.475cm" svg:x="2.2cm" svg:y="2.525cm">
          <draw:text-box>
            <text:p text:style-name="P1"><text:span text:style-name="T7">78. </text:span><text:span text:style-name="T4"><text:s/>In October 2009, Baroness Scotland, the Attorney General, agreed to waive LPP </text:span></text:p>
          </draw:text-box>
        </draw:frame>
        <draw:frame draw:style-name="gr1" draw:text-style-name="P2" draw:layer="layout" svg:width="15.708cm" svg:height="0.475cm" svg:x="2.2cm" svg:y="3.09cm">
          <draw:text-box>
            <text:p text:style-name="P1"><text:span text:style-name="T4">in respect of legal advice given to Government up to the commencement of military </text:span></text:p>
          </draw:text-box>
        </draw:frame>
        <draw:frame draw:style-name="gr1" draw:text-style-name="P2" draw:layer="layout" svg:width="16.123cm" svg:height="0.475cm" svg:x="2.2cm" svg:y="3.654cm">
          <draw:text-box>
            <text:p text:style-name="P1"><text:span text:style-name="T4">action on 20 March 2003. Baroness Scotland also confirmed that she was content for </text:span></text:p>
          </draw:text-box>
        </draw:frame>
        <draw:frame draw:style-name="gr1" draw:text-style-name="P2" draw:layer="layout" svg:width="15.521cm" svg:height="0.475cm" svg:x="2.2cm" svg:y="4.218cm">
          <draw:text-box>
            <text:p text:style-name="P1"><text:span text:style-name="T4">witnesses called by the Inquiry to give evidence, notwithstanding the Law Officers’ </text:span></text:p>
          </draw:text-box>
        </draw:frame>
        <draw:frame draw:style-name="gr1" draw:text-style-name="P2" draw:layer="layout" svg:width="7.072cm" svg:height="0.475cm" svg:x="2.2cm" svg:y="4.783cm">
          <draw:text-box>
            <text:p text:style-name="P1"><text:span text:style-name="T4">Convention, on an exceptional basis. </text:span></text:p>
          </draw:text-box>
        </draw:frame>
        <draw:frame draw:style-name="gr1" draw:text-style-name="P2" draw:layer="layout" svg:width="15.005cm" svg:height="0.475cm" svg:x="2.2cm" svg:y="5.697cm">
          <draw:text-box>
            <text:p text:style-name="P1"><text:span text:style-name="T7">79. </text:span><text:span text:style-name="T4"><text:s/>In June 2010, following the Inquiry’s request for the declassification of Lord </text:span></text:p>
          </draw:text-box>
        </draw:frame>
        <draw:frame draw:style-name="gr1" draw:text-style-name="P2" draw:layer="layout" svg:width="15.276cm" svg:height="0.475cm" svg:x="2.2cm" svg:y="6.262cm">
          <draw:text-box>
            <text:p text:style-name="P1"><text:span text:style-name="T4">Goldsmith’s draft advice of 14 January 2003 on the legal basis for military action, </text:span></text:p>
          </draw:text-box>
        </draw:frame>
        <draw:frame draw:style-name="gr1" draw:text-style-name="P2" draw:layer="layout" svg:width="15.483cm" svg:height="0.475cm" svg:x="2.2cm" svg:y="6.826cm">
          <draw:text-box>
            <text:p text:style-name="P1"><text:span text:style-name="T4">Sir Gus O’Donnell wrote to Sir John Chilcot setting out the Government’s position. </text:span></text:p>
          </draw:text-box>
        </draw:frame>
        <draw:frame draw:style-name="gr1" draw:text-style-name="P2" draw:layer="layout" svg:width="16.169cm" svg:height="0.475cm" svg:x="2.2cm" svg:y="7.391cm">
          <draw:text-box>
            <text:p text:style-name="P1"><text:span text:style-name="T4">Sir Gus advised that the Government had decided to declassify the draft legal advice, </text:span></text:p>
          </draw:text-box>
        </draw:frame>
        <draw:frame draw:style-name="gr1" draw:text-style-name="P2" draw:layer="layout" svg:width="14.975cm" svg:height="0.475cm" svg:x="2.2cm" svg:y="7.955cm">
          <draw:text-box>
            <text:p text:style-name="P1"><text:span text:style-name="T4">but emphasised the exceptional nature of that decision, and that it reflected the </text:span></text:p>
          </draw:text-box>
        </draw:frame>
        <draw:frame draw:style-name="gr1" draw:text-style-name="P2" draw:layer="layout" svg:width="16.656cm" svg:height="0.475cm" svg:x="2.2cm" svg:y="8.52cm">
          <draw:text-box>
            <text:p text:style-name="P1"><text:span text:style-name="T4">exceptional and unusual circumstances of the Iraq Inquiry. He stated that the legal basis </text:span></text:p>
          </draw:text-box>
        </draw:frame>
        <draw:frame draw:style-name="gr1" draw:text-style-name="P2" draw:layer="layout" svg:width="16.453cm" svg:height="0.475cm" svg:x="2.2cm" svg:y="9.084cm">
          <draw:text-box>
            <text:p text:style-name="P1"><text:span text:style-name="T4">for military action might be considered to hold a unique status and emphasised that the </text:span></text:p>
          </draw:text-box>
        </draw:frame>
        <draw:frame draw:style-name="gr1" draw:text-style-name="P2" draw:layer="layout" svg:width="16.343cm" svg:height="0.475cm" svg:x="2.2cm" svg:y="9.648cm">
          <draw:text-box>
            <text:p text:style-name="P1"><text:span text:style-name="T4">Government’s position remained that there is a strong public interest in protecting both </text:span></text:p>
          </draw:text-box>
        </draw:frame>
        <draw:frame draw:style-name="gr1" draw:text-style-name="P2" draw:layer="layout" svg:width="16.008cm" svg:height="0.475cm" svg:x="2.2cm" svg:y="10.213cm">
          <draw:text-box>
            <text:p text:style-name="P1"><text:span text:style-name="T4">the convention that neither the advice of the Law Officers, nor the fact that they have </text:span></text:p>
          </draw:text-box>
        </draw:frame>
        <draw:frame draw:style-name="gr1" draw:text-style-name="P2" draw:layer="layout" svg:width="14.103cm" svg:height="0.475cm" svg:x="2.2cm" svg:y="10.777cm">
          <draw:text-box>
            <text:p text:style-name="P1"><text:span text:style-name="T4">been consulted, is disclosed outside government, and the principle of LPP. </text:span></text:p>
          </draw:text-box>
        </draw:frame>
        <draw:frame draw:style-name="gr1" draw:text-style-name="P2" draw:layer="layout" svg:width="15.331cm" svg:height="0.475cm" svg:x="2.2cm" svg:y="11.692cm">
          <draw:text-box>
            <text:p text:style-name="P1"><text:span text:style-name="T7">80. </text:span><text:span text:style-name="T4"><text:s/>Sir Gus asked the Inquiry to publish his letter on its website in order to clarify </text:span></text:p>
          </draw:text-box>
        </draw:frame>
        <draw:frame draw:style-name="gr1" draw:text-style-name="P2" draw:layer="layout" svg:width="15.564cm" svg:height="0.475cm" svg:x="2.2cm" svg:y="12.256cm">
          <draw:text-box>
            <text:p text:style-name="P1"><text:span text:style-name="T4">publicly the grounds on which the decision had been taken, and the Inquiry did so. </text:span></text:p>
          </draw:text-box>
        </draw:frame>
        <draw:frame draw:style-name="gr1" draw:text-style-name="P2" draw:layer="layout" svg:width="15.61cm" svg:height="0.475cm" svg:x="2.2cm" svg:y="12.821cm">
          <draw:text-box>
            <text:p text:style-name="P1"><text:span text:style-name="T4">The Inquiry accepts the Government’s position that there is a strong public interest </text:span></text:p>
          </draw:text-box>
        </draw:frame>
        <draw:frame draw:style-name="gr1" draw:text-style-name="P2" draw:layer="layout" svg:width="15.839cm" svg:height="0.475cm" svg:x="2.2cm" svg:y="13.385cm">
          <draw:text-box>
            <text:p text:style-name="P1"><text:span text:style-name="T4">in protecting the principle of LPP and the Law Officers’ Convention. The Inquiry also </text:span></text:p>
          </draw:text-box>
        </draw:frame>
        <draw:frame draw:style-name="gr1" draw:text-style-name="P2" draw:layer="layout" svg:width="15.564cm" svg:height="0.475cm" svg:x="2.2cm" svg:y="13.95cm">
          <draw:text-box>
            <text:p text:style-name="P1"><text:span text:style-name="T4">recognises the exceptional nature of the Government’s decision to declassify legal </text:span></text:p>
          </draw:text-box>
        </draw:frame>
        <draw:frame draw:style-name="gr1" draw:text-style-name="P2" draw:layer="layout" svg:width="15.725cm" svg:height="0.475cm" svg:x="2.2cm" svg:y="14.514cm">
          <draw:text-box>
            <text:p text:style-name="P1"><text:span text:style-name="T4">advice on the basis for military action. The Inquiry accepts that there is a distinction </text:span></text:p>
          </draw:text-box>
        </draw:frame>
        <draw:frame draw:style-name="gr1" draw:text-style-name="P2" draw:layer="layout" svg:width="15.526cm" svg:height="0.475cm" svg:x="2.2cm" svg:y="15.078cm">
          <draw:text-box>
            <text:p text:style-name="P1"><text:span text:style-name="T4">between legal advice on the decision to take military action, which we agree has a </text:span></text:p>
          </draw:text-box>
        </draw:frame>
        <draw:frame draw:style-name="gr1" draw:text-style-name="P2" draw:layer="layout" svg:width="16.008cm" svg:height="0.475cm" svg:x="2.2cm" svg:y="15.643cm">
          <draw:text-box>
            <text:p text:style-name="P1"><text:span text:style-name="T4">unique status, and legal advice on the numerous issues that arose during the course </text:span></text:p>
          </draw:text-box>
        </draw:frame>
        <draw:frame draw:style-name="gr1" draw:text-style-name="P2" draw:layer="layout" svg:width="15.102cm" svg:height="0.475cm" svg:x="2.2cm" svg:y="16.207cm">
          <draw:text-box>
            <text:p text:style-name="P1"><text:span text:style-name="T4">of the UK’s joint Occupation of Iraq, and the continued presence of UK troops in </text:span></text:p>
          </draw:text-box>
        </draw:frame>
        <draw:frame draw:style-name="gr1" draw:text-style-name="P2" draw:layer="layout" svg:width="2.813cm" svg:height="0.475cm" svg:x="2.2cm" svg:y="16.772cm">
          <draw:text-box>
            <text:p text:style-name="P1"><text:span text:style-name="T4">sovereign Iraq.</text:span></text:p>
          </draw:text-box>
        </draw:frame>
        <draw:frame draw:style-name="gr1" draw:text-style-name="P2" draw:layer="layout" svg:width="16.33cm" svg:height="0.475cm" svg:x="2.2cm" svg:y="17.686cm">
          <draw:text-box>
            <text:p text:style-name="P1"><text:span text:style-name="T7">81. </text:span><text:span text:style-name="T4"><text:s/>The Government subsequently agreed to the declassification of a number of other </text:span></text:p>
          </draw:text-box>
        </draw:frame>
        <draw:frame draw:style-name="gr1" draw:text-style-name="P2" draw:layer="layout" svg:width="16.415cm" svg:height="0.475cm" svg:x="2.2cm" svg:y="18.251cm">
          <draw:text-box>
            <text:p text:style-name="P1"><text:span text:style-name="T4">documents from the pre-invasion period to which the Law Officers’ Convention applied. </text:span></text:p>
          </draw:text-box>
        </draw:frame>
        <draw:frame draw:style-name="gr1" draw:text-style-name="P2" draw:layer="layout" svg:width="16.584cm" svg:height="0.475cm" svg:x="2.2cm" svg:y="19.165cm">
          <draw:text-box>
            <text:p text:style-name="P1"><text:span text:style-name="T7">82. </text:span><text:span text:style-name="T4"><text:s/>In a letter to the Inquiry dated 9 June 2014, the Attorney General’s Office confirmed </text:span></text:p>
          </draw:text-box>
        </draw:frame>
        <draw:frame draw:style-name="gr1" draw:text-style-name="P2" draw:layer="layout" svg:width="16.22cm" svg:height="0.475cm" svg:x="2.2cm" svg:y="19.73cm">
          <draw:text-box>
            <text:p text:style-name="P1"><text:span text:style-name="T4">that, without prejudice to the importance of the convention governing the disclosure of </text:span></text:p>
          </draw:text-box>
        </draw:frame>
        <draw:frame draw:style-name="gr1" draw:text-style-name="P2" draw:layer="layout" svg:width="16.66cm" svg:height="0.475cm" svg:x="2.2cm" svg:y="20.294cm">
          <draw:text-box>
            <text:p text:style-name="P1"><text:span text:style-name="T4">Law Officers’ advice, it would consider requests for permission to publish material drawn </text:span></text:p>
          </draw:text-box>
        </draw:frame>
        <draw:frame draw:style-name="gr1" draw:text-style-name="P2" draw:layer="layout" svg:width="15.915cm" svg:height="0.475cm" svg:x="2.2cm" svg:y="20.858cm">
          <draw:text-box>
            <text:p text:style-name="P1"><text:span text:style-name="T4">from Law Officers’ documents relating to the post-invasion period on a case-by-case </text:span></text:p>
          </draw:text-box>
        </draw:frame>
        <draw:frame draw:style-name="gr1" draw:text-style-name="P2" draw:layer="layout" svg:width="16.609cm" svg:height="0.475cm" svg:x="2.2cm" svg:y="21.423cm">
          <draw:text-box>
            <text:p text:style-name="P1"><text:span text:style-name="T4">basis. It would do so on the basis that the Inquiry agreed that the use of direct quotation </text:span></text:p>
          </draw:text-box>
        </draw:frame>
        <draw:frame draw:style-name="gr1" draw:text-style-name="P2" draw:layer="layout" svg:width="16.728cm" svg:height="0.475cm" svg:x="2.2cm" svg:y="21.987cm">
          <draw:text-box>
            <text:p text:style-name="P1"><text:span text:style-name="T4">from the documents should be the minimum necessary to enable the Inquiry to articulate </text:span></text:p>
          </draw:text-box>
        </draw:frame>
        <draw:frame draw:style-name="gr1" draw:text-style-name="P2" draw:layer="layout" svg:width="2.881cm" svg:height="0.475cm" svg:x="2.2cm" svg:y="22.552cm">
          <draw:text-box>
            <text:p text:style-name="P1"><text:span text:style-name="T4">its conclusions.</text:span></text:p>
          </draw:text-box>
        </draw:frame>
        <draw:frame draw:style-name="gr6" draw:text-style-name="P7" draw:layer="layout" svg:width="0.273cm" svg:height="0.276cm" svg:x="5.071cm" svg:y="22.571cm">
          <draw:text-box>
            <text:p text:style-name="P1"><text:span text:style-name="T8">18</text:span></text:p>
          </draw:text-box>
        </draw:frame>
        <draw:frame draw:style-name="gr1" draw:text-style-name="P2" draw:layer="layout" svg:width="15.932cm" svg:height="0.475cm" svg:x="2.2cm" svg:y="23.466cm">
          <draw:text-box>
            <text:p text:style-name="P1"><text:span text:style-name="T7">83. </text:span><text:span text:style-name="T4"><text:s/>On that basis, the Inquiry sought and received permission to make reference to <text:s/>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5.399cm" svg:height="0.475cm" svg:x="2.2cm" svg:y="24.031cm">
          <draw:text-box>
            <text:p text:style-name="P1"><text:span text:style-name="T4">a number of further documents covered by LPP and the Law Officers’ Convention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18 </text:span></text:p>
          </draw:text-box>
        </draw:frame>
        <draw:frame draw:style-name="gr4" draw:text-style-name="P5" draw:layer="layout" svg:width="12.744cm" svg:height="0.395cm" svg:x="2.532cm" svg:y="26.781cm">
          <draw:text-box>
            <text:p text:style-name="P1"><text:span text:style-name="T12">Letter Wilson to Hammond, 9 June 2014, ‘Iraq Inquiry – Law Officers’ Convention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1.835cm" svg:height="0.395cm" svg:x="16.957cm" svg:y="1.138cm">
          <draw:text-box>
            <text:p text:style-name="P1"><text:span text:style-name="T5">Introduc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7">84. </text:span><text:span text:style-name="T4"><text:s/>The Inquiry is satisfied that it has been provided with copies of all relevant legal </text:span></text:p>
          </draw:text-box>
        </draw:frame>
        <draw:frame draw:style-name="gr1" draw:text-style-name="P2" draw:layer="layout" svg:width="16.567cm" svg:height="0.475cm" svg:x="2.2cm" svg:y="3.09cm">
          <draw:text-box>
            <text:p text:style-name="P1"><text:span text:style-name="T4">advice and other legal papers to which it has sought access. It is entirely satisfied that it </text:span></text:p>
          </draw:text-box>
        </draw:frame>
        <draw:frame draw:style-name="gr1" draw:text-style-name="P2" draw:layer="layout" svg:width="16.736cm" svg:height="0.475cm" svg:x="2.2cm" svg:y="3.654cm">
          <draw:text-box>
            <text:p text:style-name="P1"><text:span text:style-name="T4">has been allowed to draw on such material to the extent that it considers necessary both </text:span></text:p>
          </draw:text-box>
        </draw:frame>
        <draw:frame draw:style-name="gr1" draw:text-style-name="P2" draw:layer="layout" svg:width="15.771cm" svg:height="0.475cm" svg:x="2.2cm" svg:y="4.218cm">
          <draw:text-box>
            <text:p text:style-name="P1"><text:span text:style-name="T4">to report its findings and explain the basis on which those findings have been made.</text:span></text:p>
          </draw:text-box>
        </draw:frame>
        <draw:frame draw:style-name="gr5" draw:text-style-name="P6" draw:layer="layout" svg:width="5.069cm" svg:height="0.556cm" svg:x="2.2cm" svg:y="5.34cm">
          <draw:text-box>
            <text:p text:style-name="P1"><text:span text:style-name="T6">Open source material</text:span></text:p>
          </draw:text-box>
        </draw:frame>
        <draw:frame draw:style-name="gr1" draw:text-style-name="P2" draw:layer="layout" svg:width="16.529cm" svg:height="0.475cm" svg:x="2.2cm" svg:y="6.168cm">
          <draw:text-box>
            <text:p text:style-name="P1"><text:span text:style-name="T7">85. </text:span><text:span text:style-name="T4"><text:s/>Although the Inquiry relied heavily on official documents as the most reliable record </text:span></text:p>
          </draw:text-box>
        </draw:frame>
        <draw:frame draw:style-name="gr1" draw:text-style-name="P2" draw:layer="layout" svg:width="15.356cm" svg:height="0.475cm" svg:x="2.2cm" svg:y="6.732cm">
          <draw:text-box>
            <text:p text:style-name="P1"><text:span text:style-name="T4">of government business, it also drew on a wide variety of open source material to </text:span></text:p>
          </draw:text-box>
        </draw:frame>
        <draw:frame draw:style-name="gr1" draw:text-style-name="P2" draw:layer="layout" svg:width="3.926cm" svg:height="0.475cm" svg:x="2.2cm" svg:y="7.297cm">
          <draw:text-box>
            <text:p text:style-name="P1"><text:span text:style-name="T4">produce its account. </text:span></text:p>
          </draw:text-box>
        </draw:frame>
        <draw:frame draw:style-name="gr1" draw:text-style-name="P2" draw:layer="layout" svg:width="7.381cm" svg:height="0.475cm" svg:x="2.2cm" svg:y="8.211cm">
          <draw:text-box>
            <text:p text:style-name="P1"><text:span text:style-name="T7">86. </text:span><text:span text:style-name="T4"><text:s/>That material particularly includes: </text:span></text:p>
          </draw:text-box>
        </draw:frame>
        <draw:frame draw:style-name="gr2" draw:text-style-name="P3" draw:layer="layout" svg:width="0.634cm" svg:height="0.712cm" svg:x="2.95cm" svg:y="8.969cm">
          <draw:text-box>
            <text:p text:style-name="P1"><text:span text:style-name="T9">• </text:span></text:p>
          </draw:text-box>
        </draw:frame>
        <draw:frame draw:style-name="gr1" draw:text-style-name="P2" draw:layer="layout" svg:width="12.583cm" svg:height="0.475cm" svg:x="3.7cm" svg:y="9.126cm">
          <draw:text-box>
            <text:p text:style-name="P1"><text:span text:style-name="T4">diaries, memoirs, books and articles published by key participants; </text:span></text:p>
          </draw:text-box>
        </draw:frame>
        <draw:frame draw:style-name="gr2" draw:text-style-name="P3" draw:layer="layout" svg:width="0.634cm" svg:height="0.712cm" svg:x="2.95cm" svg:y="9.634cm">
          <draw:text-box>
            <text:p text:style-name="P1"><text:span text:style-name="T9">• </text:span></text:p>
          </draw:text-box>
        </draw:frame>
        <draw:frame draw:style-name="gr1" draw:text-style-name="P2" draw:layer="layout" svg:width="13.583cm" svg:height="0.475cm" svg:x="3.7cm" svg:y="9.79cm">
          <draw:text-box>
            <text:p text:style-name="P1"><text:span text:style-name="T4">books and articles published by academics, experts and commentators; </text:span></text:p>
          </draw:text-box>
        </draw:frame>
        <draw:frame draw:style-name="gr2" draw:text-style-name="P3" draw:layer="layout" svg:width="0.634cm" svg:height="0.712cm" svg:x="2.95cm" svg:y="10.298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315cm" svg:height="0.475cm" svg:x="3.7cm" svg:y="10.455cm">
          <draw:text-box>
            <text:p text:style-name="P1"><text:span text:style-name="T4">newspaper articles and reports, and transcripts of speeches and interviews; </text:span></text:p>
          </draw:text-box>
        </draw:frame>
        <draw:frame draw:style-name="gr2" draw:text-style-name="P3" draw:layer="layout" svg:width="0.634cm" svg:height="0.712cm" svg:x="2.95cm" svg:y="10.963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128cm" svg:height="0.475cm" svg:x="3.7cm" svg:y="11.119cm">
          <draw:text-box>
            <text:p text:style-name="P1"><text:span text:style-name="T4">records of Parliamentary proceedings and reports by Parliamentary Committees;</text:span></text:p>
          </draw:text-box>
        </draw:frame>
        <draw:frame draw:style-name="gr2" draw:text-style-name="P3" draw:layer="layout" svg:width="0.634cm" svg:height="0.712cm" svg:x="2.95cm" svg:y="11.627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005cm" svg:height="0.475cm" svg:x="3.7cm" svg:y="11.783cm">
          <draw:text-box>
            <text:p text:style-name="P1"><text:span text:style-name="T4">documents published by UK government departments, including annual reports;</text:span></text:p>
          </draw:text-box>
        </draw:frame>
        <draw:frame draw:style-name="gr2" draw:text-style-name="P3" draw:layer="layout" svg:width="0.634cm" svg:height="0.712cm" svg:x="2.95cm" svg:y="12.292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497cm" svg:height="0.475cm" svg:x="3.7cm" svg:y="12.448cm">
          <draw:text-box>
            <text:p text:style-name="P1"><text:span text:style-name="T4">records of discussions in the UN Security Council and reports to the Security </text:span></text:p>
          </draw:text-box>
        </draw:frame>
        <draw:frame draw:style-name="gr1" draw:text-style-name="P2" draw:layer="layout" svg:width="1.534cm" svg:height="0.475cm" svg:x="3.7cm" svg:y="13.012cm">
          <draw:text-box>
            <text:p text:style-name="P1"><text:span text:style-name="T4">Council;</text:span></text:p>
          </draw:text-box>
        </draw:frame>
        <draw:frame draw:style-name="gr2" draw:text-style-name="P3" draw:layer="layout" svg:width="0.634cm" svg:height="0.712cm" svg:x="2.95cm" svg:y="13.52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195cm" svg:height="0.475cm" svg:x="3.7cm" svg:y="13.677cm">
          <draw:text-box>
            <text:p text:style-name="P1"><text:span text:style-name="T4">documents published by UN agencies, international institutions and international </text:span></text:p>
          </draw:text-box>
        </draw:frame>
        <draw:frame draw:style-name="gr1" draw:text-style-name="P2" draw:layer="layout" svg:width="6.31cm" svg:height="0.475cm" svg:x="3.7cm" svg:y="14.241cm">
          <draw:text-box>
            <text:p text:style-name="P1"><text:span text:style-name="T4">non-governmental organisations; </text:span></text:p>
          </draw:text-box>
        </draw:frame>
        <draw:frame draw:style-name="gr2" draw:text-style-name="P3" draw:layer="layout" svg:width="0.634cm" svg:height="0.712cm" svg:x="2.95cm" svg:y="14.749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289cm" svg:height="0.475cm" svg:x="3.7cm" svg:y="14.906cm">
          <draw:text-box>
            <text:p text:style-name="P1"><text:span text:style-name="T4">reports produced by and for the US Congress, and US Government departments </text:span></text:p>
          </draw:text-box>
        </draw:frame>
        <draw:frame draw:style-name="gr1" draw:text-style-name="P2" draw:layer="layout" svg:width="3.6cm" svg:height="0.475cm" svg:x="3.7cm" svg:y="15.47cm">
          <draw:text-box>
            <text:p text:style-name="P1"><text:span text:style-name="T4">and agencies; and </text:span></text:p>
          </draw:text-box>
        </draw:frame>
        <draw:frame draw:style-name="gr2" draw:text-style-name="P3" draw:layer="layout" svg:width="0.634cm" svg:height="0.712cm" svg:x="2.95cm" svg:y="15.978cm">
          <draw:text-box>
            <text:p text:style-name="P1"><text:span text:style-name="T9">• </text:span></text:p>
          </draw:text-box>
        </draw:frame>
        <draw:frame draw:style-name="gr1" draw:text-style-name="P2" draw:layer="layout" svg:width="13.887cm" svg:height="0.475cm" svg:x="3.7cm" svg:y="16.135cm">
          <draw:text-box>
            <text:p text:style-name="P1"><text:span text:style-name="T4">evidence offered to previous Inquiries and their analysis and conclusions. </text:span></text:p>
          </draw:text-box>
        </draw:frame>
        <draw:frame draw:style-name="gr1" draw:text-style-name="P2" draw:layer="layout" svg:width="16.148cm" svg:height="0.475cm" svg:x="2.2cm" svg:y="17.049cm">
          <draw:text-box>
            <text:p text:style-name="P1"><text:span text:style-name="T7">87. </text:span><text:span text:style-name="T4"><text:s/>Especially when considered alongside official documents, such material provided </text:span></text:p>
          </draw:text-box>
        </draw:frame>
        <draw:frame draw:style-name="gr1" draw:text-style-name="P2" draw:layer="layout" svg:width="14.036cm" svg:height="0.475cm" svg:x="2.2cm" svg:y="17.613cm">
          <draw:text-box>
            <text:p text:style-name="P1"><text:span text:style-name="T4">valuable insights into and context for the events considered by the Inquiry. </text:span></text:p>
          </draw:text-box>
        </draw:frame>
        <draw:frame draw:style-name="gr1" draw:text-style-name="P2" draw:layer="layout" svg:width="15.822cm" svg:height="0.475cm" svg:x="2.2cm" svg:y="18.528cm">
          <draw:text-box>
            <text:p text:style-name="P1"><text:span text:style-name="T7">88. </text:span><text:span text:style-name="T4"><text:s/>The Inquiry recognises that open source material reflects the purpose for which </text:span></text:p>
          </draw:text-box>
        </draw:frame>
        <draw:frame draw:style-name="gr1" draw:text-style-name="P2" draw:layer="layout" svg:width="15.204cm" svg:height="0.475cm" svg:x="2.2cm" svg:y="19.092cm">
          <draw:text-box>
            <text:p text:style-name="P1"><text:span text:style-name="T4">it was produced and the knowledge and perspective of its author. In a number of </text:span></text:p>
          </draw:text-box>
        </draw:frame>
        <draw:frame draw:style-name="gr1" draw:text-style-name="P2" draw:layer="layout" svg:width="16.106cm" svg:height="0.475cm" svg:x="2.2cm" svg:y="19.657cm">
          <draw:text-box>
            <text:p text:style-name="P1"><text:span text:style-name="T4">cases, the Inquiry has not been able to take evidence from the author to explore their </text:span></text:p>
          </draw:text-box>
        </draw:frame>
        <draw:frame draw:style-name="gr1" draw:text-style-name="P2" draw:layer="layout" svg:width="15.454cm" svg:height="0.475cm" svg:x="2.2cm" svg:y="20.221cm">
          <draw:text-box>
            <text:p text:style-name="P1"><text:span text:style-name="T4">perspective. The Inquiry has therefore considered carefully the nature of the open </text:span></text:p>
          </draw:text-box>
        </draw:frame>
        <draw:frame draw:style-name="gr1" draw:text-style-name="P2" draw:layer="layout" svg:width="16.377cm" svg:height="0.475cm" svg:x="2.2cm" svg:y="20.786cm">
          <draw:text-box>
            <text:p text:style-name="P1"><text:span text:style-name="T4">source material that it has used, and how it has presented such material in its account. </text:span></text:p>
          </draw:text-box>
        </draw:frame>
        <draw:frame draw:style-name="gr1" draw:text-style-name="P2" draw:layer="layout" svg:width="16.178cm" svg:height="0.475cm" svg:x="2.2cm" svg:y="21.35cm">
          <draw:text-box>
            <text:p text:style-name="P1"><text:span text:style-name="T4">Wherever possible, it has compared open source material to the documentary record, </text:span></text:p>
          </draw:text-box>
        </draw:frame>
        <draw:frame draw:style-name="gr1" draw:text-style-name="P2" draw:layer="layout" svg:width="16.3cm" svg:height="0.475cm" svg:x="2.2cm" svg:y="21.915cm">
          <draw:text-box>
            <text:p text:style-name="P1"><text:span text:style-name="T4">and in many cases (for instance Mr Alastair Campbell’s diaries) there is a high degree <text:s/></text:span></text:p>
          </draw:text-box>
        </draw:frame>
        <draw:frame draw:style-name="gr1" draw:text-style-name="P2" draw:layer="layout" svg:width="2.898cm" svg:height="0.475cm" svg:x="2.2cm" svg:y="22.479cm">
          <draw:text-box>
            <text:p text:style-name="P1"><text:span text:style-name="T4">of consistency. </text:span></text:p>
          </draw:text-box>
        </draw:frame>
        <draw:frame draw:style-name="gr1" draw:text-style-name="P2" draw:layer="layout" svg:width="14.62cm" svg:height="0.475cm" svg:x="2.2cm" svg:y="23.393cm">
          <draw:text-box>
            <text:p text:style-name="P1"><text:span text:style-name="T7">89. </text:span><text:span text:style-name="T4"><text:s/>The conclusions reached in the Inquiry’s Report remain the Inquiry’s own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5" draw:text-style-name="P6" draw:layer="layout" svg:width="6.356cm" svg:height="0.556cm" svg:x="2.2cm" svg:y="2.513cm">
          <draw:text-box>
            <text:p text:style-name="P1"><text:span text:style-name="T6">Submissions to the Inquiry</text:span></text:p>
          </draw:text-box>
        </draw:frame>
        <draw:frame draw:style-name="gr1" draw:text-style-name="P2" draw:layer="layout" svg:width="16.592cm" svg:height="0.475cm" svg:x="2.2cm" svg:y="3.341cm">
          <draw:text-box>
            <text:p text:style-name="P1"><text:span text:style-name="T7">90. </text:span><text:span text:style-name="T4"><text:s/>In October 2009, before the Inquiry held its first evidence hearings, Sir John Chilcot </text:span></text:p>
          </draw:text-box>
        </draw:frame>
        <draw:frame draw:style-name="gr1" draw:text-style-name="P2" draw:layer="layout" svg:width="15.322cm" svg:height="0.475cm" svg:x="2.2cm" svg:y="3.905cm">
          <draw:text-box>
            <text:p text:style-name="P1"><text:span text:style-name="T4">invited anyone with information relevant to its Terms of Reference to get in touch. </text:span></text:p>
          </draw:text-box>
        </draw:frame>
        <draw:frame draw:style-name="gr1" draw:text-style-name="P2" draw:layer="layout" svg:width="2.576cm" svg:height="0.475cm" svg:x="2.2cm" svg:y="4.47cm">
          <draw:text-box>
            <text:p text:style-name="P1"><text:span text:style-name="T4">Sir John said:</text:span></text:p>
          </draw:text-box>
        </draw:frame>
        <draw:frame draw:style-name="gr1" draw:text-style-name="P2" draw:layer="layout" svg:width="15.822cm" svg:height="0.475cm" svg:x="2.95cm" svg:y="5.384cm">
          <draw:text-box>
            <text:p text:style-name="P1"><text:span text:style-name="T4">“</text:span><text:span text:style-name="T4">There may be someone out there with a crucial bit of information which could show </text:span></text:p>
          </draw:text-box>
        </draw:frame>
        <draw:frame draw:style-name="gr1" draw:text-style-name="P2" draw:layer="layout" svg:width="16.038cm" svg:height="0.475cm" svg:x="2.95cm" svg:y="5.949cm">
          <draw:text-box>
            <text:p text:style-name="P1"><text:span text:style-name="T4">an issue in a different light. It would be a great shame if that opportunity was missed.”</text:span></text:p>
          </draw:text-box>
        </draw:frame>
        <draw:frame draw:style-name="gr1" draw:text-style-name="P2" draw:layer="layout" svg:width="16.059cm" svg:height="0.475cm" svg:x="2.2cm" svg:y="6.863cm">
          <draw:text-box>
            <text:p text:style-name="P1"><text:span text:style-name="T7">91. </text:span><text:span text:style-name="T4"><text:s/>In response, almost 1,500 contributions were received between 2009 and 2016. <text:s/></text:span></text:p>
          </draw:text-box>
        </draw:frame>
        <draw:frame draw:style-name="gr1" draw:text-style-name="P2" draw:layer="layout" svg:width="16.224cm" svg:height="0.475cm" svg:x="2.2cm" svg:y="7.428cm">
          <draw:text-box>
            <text:p text:style-name="P1"><text:span text:style-name="T4">The Inquiry has considered every submission carefully and is very grateful to all those </text:span></text:p>
          </draw:text-box>
        </draw:frame>
        <draw:frame draw:style-name="gr1" draw:text-style-name="P2" draw:layer="layout" svg:width="4.938cm" svg:height="0.475cm" svg:x="2.2cm" svg:y="7.992cm">
          <draw:text-box>
            <text:p text:style-name="P1"><text:span text:style-name="T4">who took the time to write.</text:span></text:p>
          </draw:text-box>
        </draw:frame>
        <draw:frame draw:style-name="gr1" draw:text-style-name="P2" draw:layer="layout" svg:width="16.097cm" svg:height="0.475cm" svg:x="2.2cm" svg:y="8.906cm">
          <draw:text-box>
            <text:p text:style-name="P1"><text:span text:style-name="T7">92. </text:span><text:span text:style-name="T4"><text:s/>A small number of articles submitted for a series of seminars with experts on Iraq </text:span></text:p>
          </draw:text-box>
        </draw:frame>
        <draw:frame draw:style-name="gr1" draw:text-style-name="P2" draw:layer="layout" svg:width="15.403cm" svg:height="0.475cm" svg:x="2.2cm" svg:y="9.471cm">
          <draw:text-box>
            <text:p text:style-name="P1"><text:span text:style-name="T4">were published in 2009. After considering which other submissions to publish, the </text:span></text:p>
          </draw:text-box>
        </draw:frame>
        <draw:frame draw:style-name="gr1" draw:text-style-name="P2" draw:layer="layout" svg:width="3.003cm" svg:height="0.475cm" svg:x="2.2cm" svg:y="10.035cm">
          <draw:text-box>
            <text:p text:style-name="P1"><text:span text:style-name="T4">Inquiry decided:</text:span></text:p>
          </draw:text-box>
        </draw:frame>
        <draw:frame draw:style-name="gr2" draw:text-style-name="P3" draw:layer="layout" svg:width="0.634cm" svg:height="0.712cm" svg:x="2.95cm" svg:y="10.794cm">
          <draw:text-box>
            <text:p text:style-name="P1"><text:span text:style-name="T9">• </text:span></text:p>
          </draw:text-box>
        </draw:frame>
        <draw:frame draw:style-name="gr1" draw:text-style-name="P2" draw:layer="layout" svg:width="13.752cm" svg:height="0.475cm" svg:x="3.7cm" svg:y="10.95cm">
          <draw:text-box>
            <text:p text:style-name="P1"><text:span text:style-name="T4">not to publish those submissions that offered suggested questions for, or </text:span></text:p>
          </draw:text-box>
        </draw:frame>
        <draw:frame draw:style-name="gr1" draw:text-style-name="P2" draw:layer="layout" svg:width="15.217cm" svg:height="0.475cm" svg:x="3.7cm" svg:y="11.514cm">
          <draw:text-box>
            <text:p text:style-name="P1"><text:span text:style-name="T4">analysis of, evidence hearings, although they were of value whilst hearings were </text:span></text:p>
          </draw:text-box>
        </draw:frame>
        <draw:frame draw:style-name="gr1" draw:text-style-name="P2" draw:layer="layout" svg:width="2.39cm" svg:height="0.475cm" svg:x="3.7cm" svg:y="12.079cm">
          <draw:text-box>
            <text:p text:style-name="P1"><text:span text:style-name="T4">taking place;</text:span></text:p>
          </draw:text-box>
        </draw:frame>
        <draw:frame draw:style-name="gr2" draw:text-style-name="P3" draw:layer="layout" svg:width="0.634cm" svg:height="0.712cm" svg:x="2.95cm" svg:y="12.587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51cm" svg:height="0.475cm" svg:x="3.7cm" svg:y="12.743cm">
          <draw:text-box>
            <text:p text:style-name="P1"><text:span text:style-name="T4">not to publish submissions offering suggestions on the conduct of the Inquiry;</text:span></text:p>
          </draw:text-box>
        </draw:frame>
        <draw:frame draw:style-name="gr2" draw:text-style-name="P3" draw:layer="layout" svg:width="0.634cm" svg:height="0.712cm" svg:x="2.95cm" svg:y="13.251cm">
          <draw:text-box>
            <text:p text:style-name="P1"><text:span text:style-name="T9">• </text:span></text:p>
          </draw:text-box>
        </draw:frame>
        <draw:frame draw:style-name="gr1" draw:text-style-name="P2" draw:layer="layout" svg:width="13.98cm" svg:height="0.475cm" svg:x="3.7cm" svg:y="13.408cm">
          <draw:text-box>
            <text:p text:style-name="P1"><text:span text:style-name="T4">not to publish submissions concerning matters outside the Inquiry’s Terms </text:span></text:p>
          </draw:text-box>
        </draw:frame>
        <draw:frame draw:style-name="gr1" draw:text-style-name="P2" draw:layer="layout" svg:width="2.555cm" svg:height="0.475cm" svg:x="3.7cm" svg:y="13.972cm">
          <draw:text-box>
            <text:p text:style-name="P1"><text:span text:style-name="T4">of Reference;</text:span></text:p>
          </draw:text-box>
        </draw:frame>
        <draw:frame draw:style-name="gr2" draw:text-style-name="P3" draw:layer="layout" svg:width="0.634cm" svg:height="0.712cm" svg:x="2.95cm" svg:y="14.48cm">
          <draw:text-box>
            <text:p text:style-name="P1"><text:span text:style-name="T9">• </text:span></text:p>
          </draw:text-box>
        </draw:frame>
        <draw:frame draw:style-name="gr1" draw:text-style-name="P2" draw:layer="layout" svg:width="12.863cm" svg:height="0.475cm" svg:x="3.7cm" svg:y="14.636cm">
          <draw:text-box>
            <text:p text:style-name="P1"><text:span text:style-name="T4">not to publish details of personal experiences that were shared on a </text:span></text:p>
          </draw:text-box>
        </draw:frame>
        <draw:frame draw:style-name="gr1" draw:text-style-name="P2" draw:layer="layout" svg:width="2.504cm" svg:height="0.475cm" svg:x="3.7cm" svg:y="15.201cm">
          <draw:text-box>
            <text:p text:style-name="P1"><text:span text:style-name="T4">private basis;</text:span></text:p>
          </draw:text-box>
        </draw:frame>
        <draw:frame draw:style-name="gr2" draw:text-style-name="P3" draw:layer="layout" svg:width="0.634cm" svg:height="0.712cm" svg:x="2.95cm" svg:y="15.709cm">
          <draw:text-box>
            <text:p text:style-name="P1"><text:span text:style-name="T9">• </text:span></text:p>
          </draw:text-box>
        </draw:frame>
        <draw:frame draw:style-name="gr1" draw:text-style-name="P2" draw:layer="layout" svg:width="13.252cm" svg:height="0.475cm" svg:x="3.7cm" svg:y="15.865cm">
          <draw:text-box>
            <text:p text:style-name="P1"><text:span text:style-name="T4">not to re-publish information already in the public domain, for example </text:span></text:p>
          </draw:text-box>
        </draw:frame>
        <draw:frame draw:style-name="gr1" draw:text-style-name="P2" draw:layer="layout" svg:width="14.531cm" svg:height="0.475cm" svg:x="3.7cm" svg:y="16.43cm">
          <draw:text-box>
            <text:p text:style-name="P1"><text:span text:style-name="T4">newspaper articles or published reports, although the Inquiry was grateful for </text:span></text:p>
          </draw:text-box>
        </draw:frame>
        <draw:frame draw:style-name="gr1" draw:text-style-name="P2" draw:layer="layout" svg:width="9.832cm" svg:height="0.475cm" svg:x="3.7cm" svg:y="16.994cm">
          <draw:text-box>
            <text:p text:style-name="P1"><text:span text:style-name="T4">the many articles, books and papers it received; and</text:span></text:p>
          </draw:text-box>
        </draw:frame>
        <draw:frame draw:style-name="gr2" draw:text-style-name="P3" draw:layer="layout" svg:width="0.634cm" svg:height="0.712cm" svg:x="2.95cm" svg:y="17.502cm">
          <draw:text-box>
            <text:p text:style-name="P1"><text:span text:style-name="T9">• </text:span></text:p>
          </draw:text-box>
        </draw:frame>
        <draw:frame draw:style-name="gr1" draw:text-style-name="P2" draw:layer="layout" svg:width="12.236cm" svg:height="0.475cm" svg:x="3.7cm" svg:y="17.659cm">
          <draw:text-box>
            <text:p text:style-name="P1"><text:span text:style-name="T4">not to publish anything it deemed offensive or incomprehensible. </text:span></text:p>
          </draw:text-box>
        </draw:frame>
        <draw:frame draw:style-name="gr1" draw:text-style-name="P2" draw:layer="layout" svg:width="15.458cm" svg:height="0.475cm" svg:x="2.2cm" svg:y="18.573cm">
          <draw:text-box>
            <text:p text:style-name="P1"><text:span text:style-name="T7">93. </text:span><text:span text:style-name="T4"><text:s/>The submissions published on the Inquiry’s website alongside this Report are </text:span></text:p>
          </draw:text-box>
        </draw:frame>
        <draw:frame draw:style-name="gr1" draw:text-style-name="P2" draw:layer="layout" svg:width="15.657cm" svg:height="0.475cm" svg:x="2.2cm" svg:y="19.138cm">
          <draw:text-box>
            <text:p text:style-name="P1"><text:span text:style-name="T4">therefore those which provide evidence to the Inquiry. In many cases they are from </text:span></text:p>
          </draw:text-box>
        </draw:frame>
        <draw:frame draw:style-name="gr1" draw:text-style-name="P2" draw:layer="layout" svg:width="13.858cm" svg:height="0.475cm" svg:x="2.2cm" svg:y="19.702cm">
          <draw:text-box>
            <text:p text:style-name="P1"><text:span text:style-name="T4">individuals or organisations with directly relevant expertise or experience. </text:span></text:p>
          </draw:text-box>
        </draw:frame>
        <draw:frame draw:style-name="gr1" draw:text-style-name="P2" draw:layer="layout" svg:width="14.962cm" svg:height="0.475cm" svg:x="2.2cm" svg:y="20.616cm">
          <draw:text-box>
            <text:p text:style-name="P1"><text:span text:style-name="T7">94. </text:span><text:span text:style-name="T4"><text:s/>The fact of publishing a submission does not in any way imply the Inquiry’s </text:span></text:p>
          </draw:text-box>
        </draw:frame>
        <draw:frame draw:style-name="gr1" draw:text-style-name="P2" draw:layer="layout" svg:width="9.502cm" svg:height="0.475cm" svg:x="2.2cm" svg:y="21.181cm">
          <draw:text-box>
            <text:p text:style-name="P1"><text:span text:style-name="T4">acceptance of the views or statements it contains. </text:span></text:p>
          </draw:text-box>
        </draw:frame>
        <draw:frame draw:style-name="gr1" draw:text-style-name="P2" draw:layer="layout" svg:width="7.427cm" svg:height="0.475cm" svg:x="2.2cm" svg:y="22.295cm">
          <draw:text-box>
            <text:p text:style-name="P1"><text:span text:style-name="T1">INTERNATIONAL LAW SUBMISSIONS</text:span></text:p>
          </draw:text-box>
        </draw:frame>
        <draw:frame draw:style-name="gr1" draw:text-style-name="P2" draw:layer="layout" svg:width="16.304cm" svg:height="0.475cm" svg:x="2.2cm" svg:y="23.06cm">
          <draw:text-box>
            <text:p text:style-name="P1"><text:span text:style-name="T7">95. </text:span><text:span text:style-name="T4"><text:s/>Between 12 July and 13 September 2010, the Inquiry extended an open invitation </text:span></text:p>
          </draw:text-box>
        </draw:frame>
        <draw:frame draw:style-name="gr1" draw:text-style-name="P2" draw:layer="layout" svg:width="15.856cm" svg:height="0.475cm" svg:x="2.2cm" svg:y="23.624cm">
          <draw:text-box>
            <text:p text:style-name="P1"><text:span text:style-name="T4">to international lawyers to submit their analyses of the arguments relied upon by the </text:span></text:p>
          </draw:text-box>
        </draw:frame>
        <draw:frame draw:style-name="gr1" draw:text-style-name="P2" draw:layer="layout" svg:width="16.338cm" svg:height="0.475cm" svg:x="2.2cm" svg:y="24.189cm">
          <draw:text-box>
            <text:p text:style-name="P1"><text:span text:style-name="T4">UK Government as the legal basis for military intervention in Iraq. In a small number of </text:span></text:p>
          </draw:text-box>
        </draw:frame>
        <draw:frame draw:style-name="gr1" draw:text-style-name="P2" draw:layer="layout" svg:width="16.656cm" svg:height="0.475cm" svg:x="2.2cm" svg:y="24.753cm">
          <draw:text-box>
            <text:p text:style-name="P1"><text:span text:style-name="T4">cases, the Inquiry also approached expert individuals directly and invited them to submit </text:span></text:p>
          </draw:text-box>
        </draw:frame>
        <draw:frame draw:style-name="gr1" draw:text-style-name="P2" draw:layer="layout" svg:width="2.241cm" svg:height="0.475cm" svg:x="2.2cm" svg:y="25.318cm">
          <draw:text-box>
            <text:p text:style-name="P1"><text:span text:style-name="T4">their views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1.835cm" svg:height="0.395cm" svg:x="16.957cm" svg:y="1.138cm">
          <draw:text-box>
            <text:p text:style-name="P1"><text:span text:style-name="T5">Introduc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5.775cm" svg:height="0.475cm" svg:x="2.2cm" svg:y="2.525cm">
          <draw:text-box>
            <text:p text:style-name="P1"><text:span text:style-name="T7">96. </text:span><text:span text:style-name="T4"><text:s/>The Inquiry specifically invited analysis of the arguments set out in the Attorney </text:span></text:p>
          </draw:text-box>
        </draw:frame>
        <draw:frame draw:style-name="gr1" draw:text-style-name="P2" draw:layer="layout" svg:width="16.415cm" svg:height="0.475cm" svg:x="2.2cm" svg:y="3.09cm">
          <draw:text-box>
            <text:p text:style-name="P1"><text:span text:style-name="T4">General’s advice of 7 March 2003, his written answer to a question asked in the House </text:span></text:p>
          </draw:text-box>
        </draw:frame>
        <draw:frame draw:style-name="gr1" draw:text-style-name="P2" draw:layer="layout" svg:width="16.753cm" svg:height="0.475cm" svg:x="2.2cm" svg:y="3.654cm">
          <draw:text-box>
            <text:p text:style-name="P1"><text:span text:style-name="T4">of Lords on 17 March and the FCO memorandum ‘Iraq: Legal Basis for the Use of Force’ </text:span></text:p>
          </draw:text-box>
        </draw:frame>
        <draw:frame draw:style-name="gr1" draw:text-style-name="P2" draw:layer="layout" svg:width="3.41cm" svg:height="0.475cm" svg:x="2.2cm" svg:y="4.218cm">
          <draw:text-box>
            <text:p text:style-name="P1"><text:span text:style-name="T4">of the same date. </text:span></text:p>
          </draw:text-box>
        </draw:frame>
        <draw:frame draw:style-name="gr1" draw:text-style-name="P2" draw:layer="layout" svg:width="15.813cm" svg:height="0.475cm" svg:x="2.2cm" svg:y="5.133cm">
          <draw:text-box>
            <text:p text:style-name="P1"><text:span text:style-name="T7">97. </text:span><text:span text:style-name="T4"><text:s/>Respondents were asked not to address their submissions to the legal grounds </text:span></text:p>
          </draw:text-box>
        </draw:frame>
        <draw:frame draw:style-name="gr1" draw:text-style-name="P2" draw:layer="layout" svg:width="15.72cm" svg:height="0.475cm" svg:x="2.2cm" svg:y="5.697cm">
          <draw:text-box>
            <text:p text:style-name="P1"><text:span text:style-name="T4">relied upon by countries other than the UK. Rather, they were asked to address the </text:span></text:p>
          </draw:text-box>
        </draw:frame>
        <draw:frame draw:style-name="gr1" draw:text-style-name="P2" draw:layer="layout" svg:width="9.747cm" svg:height="0.475cm" svg:x="2.2cm" svg:y="6.262cm">
          <draw:text-box>
            <text:p text:style-name="P1"><text:span text:style-name="T4">issues of law relating to the UK’s position, including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497cm" svg:height="0.475cm" svg:x="3.7cm" svg:y="7.176cm">
          <draw:text-box>
            <text:p text:style-name="P1"><text:span text:style-name="T4">the legal effect of operative paragraphs (OPs) 1, 4, 11 and 12 of UN Security </text:span></text:p>
          </draw:text-box>
        </draw:frame>
        <draw:frame draw:style-name="gr1" draw:text-style-name="P2" draw:layer="layout" svg:width="5.908cm" svg:height="0.475cm" svg:x="3.7cm" svg:y="7.741cm">
          <draw:text-box>
            <text:p text:style-name="P1"><text:span text:style-name="T4">Council resolution 1441 (2002);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9">• </text:span></text:p>
          </draw:text-box>
        </draw:frame>
        <draw:frame draw:style-name="gr1" draw:text-style-name="P2" draw:layer="layout" svg:width="8.93cm" svg:height="0.475cm" svg:x="3.7cm" svg:y="8.405cm">
          <draw:text-box>
            <text:p text:style-name="P1"><text:span text:style-name="T4">the significance of the word “consider” in OP12;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92cm" svg:height="0.475cm" svg:x="3.7cm" svg:y="9.07cm">
          <draw:text-box>
            <text:p text:style-name="P1"><text:span text:style-name="T4">whether by virtue of resolutions 678 (1990), 687 (1991) and 1441 the elements </text:span></text:p>
          </draw:text-box>
        </draw:frame>
        <draw:frame draw:style-name="gr1" draw:text-style-name="P2" draw:layer="layout" svg:width="9.688cm" svg:height="0.475cm" svg:x="3.7cm" svg:y="9.634cm">
          <draw:text-box>
            <text:p text:style-name="P1"><text:span text:style-name="T4">were in place for a properly authorised use of force;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217cm" svg:height="0.475cm" svg:x="3.7cm" svg:y="10.298cm">
          <draw:text-box>
            <text:p text:style-name="P1"><text:span text:style-name="T4">the interpretation and effect of the statements made by the Permanent Members </text:span></text:p>
          </draw:text-box>
        </draw:frame>
        <draw:frame draw:style-name="gr1" draw:text-style-name="P2" draw:layer="layout" svg:width="13.591cm" svg:height="0.475cm" svg:x="3.7cm" svg:y="10.863cm">
          <draw:text-box>
            <text:p text:style-name="P1"><text:span text:style-name="T4">of the Security Council following the unanimous vote on resolution 1441;</text:span></text:p>
          </draw:text-box>
        </draw:frame>
        <draw:frame draw:style-name="gr2" draw:text-style-name="P3" draw:layer="layout" svg:width="0.634cm" svg:height="0.712cm" svg:x="2.95cm" svg:y="11.371cm">
          <draw:text-box>
            <text:p text:style-name="P1"><text:span text:style-name="T9">• </text:span></text:p>
          </draw:text-box>
        </draw:frame>
        <draw:frame draw:style-name="gr1" draw:text-style-name="P2" draw:layer="layout" svg:width="14.463cm" svg:height="0.475cm" svg:x="3.7cm" svg:y="11.527cm">
          <draw:text-box>
            <text:p text:style-name="P1"><text:span text:style-name="T4">the correct approach to the interpretation of Security Council resolutions; and</text:span></text:p>
          </draw:text-box>
        </draw:frame>
        <draw:frame draw:style-name="gr2" draw:text-style-name="P3" draw:layer="layout" svg:width="0.634cm" svg:height="0.712cm" svg:x="2.95cm" svg:y="12.035cm">
          <draw:text-box>
            <text:p text:style-name="P1"><text:span text:style-name="T9">• </text:span></text:p>
          </draw:text-box>
        </draw:frame>
        <draw:frame draw:style-name="gr1" draw:text-style-name="P2" draw:layer="layout" svg:width="15.191cm" svg:height="0.475cm" svg:x="3.7cm" svg:y="12.192cm">
          <draw:text-box>
            <text:p text:style-name="P1"><text:span text:style-name="T4">Lord Goldsmith’s evidence that the precedent was that a reasonable case was a </text:span></text:p>
          </draw:text-box>
        </draw:frame>
        <draw:frame draw:style-name="gr1" draw:text-style-name="P2" draw:layer="layout" svg:width="8.795cm" svg:height="0.475cm" svg:x="3.7cm" svg:y="12.756cm">
          <draw:text-box>
            <text:p text:style-name="P1"><text:span text:style-name="T4">sufficient lawful basis for taking military action. </text:span></text:p>
          </draw:text-box>
        </draw:frame>
        <draw:frame draw:style-name="gr1" draw:text-style-name="P2" draw:layer="layout" svg:width="16.558cm" svg:height="0.475cm" svg:x="2.2cm" svg:y="13.671cm">
          <draw:text-box>
            <text:p text:style-name="P1"><text:span text:style-name="T7">98. </text:span><text:span text:style-name="T4"><text:s/>All 37 of the legal submissions received by the Inquiry which met the criteria set out </text:span></text:p>
          </draw:text-box>
        </draw:frame>
        <draw:frame draw:style-name="gr1" draw:text-style-name="P2" draw:layer="layout" svg:width="16.008cm" svg:height="0.475cm" svg:x="2.2cm" svg:y="14.235cm">
          <draw:text-box>
            <text:p text:style-name="P1"><text:span text:style-name="T4">above are published on the Inquiry’s website alongside this Report. The Inquiry used </text:span></text:p>
          </draw:text-box>
        </draw:frame>
        <draw:frame draw:style-name="gr1" draw:text-style-name="P2" draw:layer="layout" svg:width="16.512cm" svg:height="0.475cm" svg:x="2.2cm" svg:y="14.8cm">
          <draw:text-box>
            <text:p text:style-name="P1"><text:span text:style-name="T4">those submissions to inform its consideration of legal issues and is grateful to everyone </text:span></text:p>
          </draw:text-box>
        </draw:frame>
        <draw:frame draw:style-name="gr1" draw:text-style-name="P2" draw:layer="layout" svg:width="7.008cm" svg:height="0.475cm" svg:x="2.2cm" svg:y="15.364cm">
          <draw:text-box>
            <text:p text:style-name="P1"><text:span text:style-name="T4">who took the time to offer their views.</text:span></text:p>
          </draw:text-box>
        </draw:frame>
        <draw:frame draw:style-name="gr1" draw:text-style-name="P2" draw:layer="layout" svg:width="15.983cm" svg:height="0.475cm" svg:x="2.2cm" svg:y="16.278cm">
          <draw:text-box>
            <text:p text:style-name="P1"><text:span text:style-name="T7">99. </text:span><text:span text:style-name="T4"><text:s/>The Inquiry has not expressed a view as to whether or not the UK’s participation </text:span></text:p>
          </draw:text-box>
        </draw:frame>
        <draw:frame draw:style-name="gr1" draw:text-style-name="P2" draw:layer="layout" svg:width="15.555cm" svg:height="0.475cm" svg:x="2.2cm" svg:y="16.843cm">
          <draw:text-box>
            <text:p text:style-name="P1"><text:span text:style-name="T4">in the conflict was lawful. Although the Inquiry has had the benefit of advice from a </text:span></text:p>
          </draw:text-box>
        </draw:frame>
        <draw:frame draw:style-name="gr1" draw:text-style-name="P2" draw:layer="layout" svg:width="16.025cm" svg:height="0.475cm" svg:x="2.2cm" svg:y="17.407cm">
          <draw:text-box>
            <text:p text:style-name="P1"><text:span text:style-name="T4">distinguished international lawyer, it was not constituted as a Court of Law and none <text:s/></text:span></text:p>
          </draw:text-box>
        </draw:frame>
        <draw:frame draw:style-name="gr1" draw:text-style-name="P2" draw:layer="layout" svg:width="6.348cm" svg:height="0.475cm" svg:x="2.2cm" svg:y="17.972cm">
          <draw:text-box>
            <text:p text:style-name="P1"><text:span text:style-name="T4">of its members is legally qualified.</text:span></text:p>
          </draw:text-box>
        </draw:frame>
        <draw:frame draw:style-name="gr1" draw:text-style-name="P2" draw:layer="layout" svg:width="16.186cm" svg:height="0.475cm" svg:x="2.2cm" svg:y="18.886cm">
          <draw:text-box>
            <text:p text:style-name="P1"><text:span text:style-name="T7">100. </text:span><text:span text:style-name="T4"><text:s/>The opinion of this Inquiry would in any case not resolve the issue of the legality </text:span></text:p>
          </draw:text-box>
        </draw:frame>
        <draw:frame draw:style-name="gr1" draw:text-style-name="P2" draw:layer="layout" svg:width="15.835cm" svg:height="0.475cm" svg:x="2.2cm" svg:y="19.451cm">
          <draw:text-box>
            <text:p text:style-name="P1"><text:span text:style-name="T4">of the conflict, or the UK’s participation in it. In the Inquiry’s view, that issue can only </text:span></text:p>
          </draw:text-box>
        </draw:frame>
        <draw:frame draw:style-name="gr1" draw:text-style-name="P2" draw:layer="layout" svg:width="15.996cm" svg:height="0.475cm" svg:x="2.2cm" svg:y="20.015cm">
          <draw:text-box>
            <text:p text:style-name="P1"><text:span text:style-name="T4">be resolved by a properly constituted and internationally recognised Court which has </text:span></text:p>
          </draw:text-box>
        </draw:frame>
        <draw:frame draw:style-name="gr1" draw:text-style-name="P2" draw:layer="layout" svg:width="16.749cm" svg:height="0.475cm" svg:x="2.2cm" svg:y="20.58cm">
          <draw:text-box>
            <text:p text:style-name="P1"><text:span text:style-name="T4">considered the issue with the benefit of submissions from Counsel representing all those </text:span></text:p>
          </draw:text-box>
        </draw:frame>
        <draw:frame draw:style-name="gr1" draw:text-style-name="P2" draw:layer="layout" svg:width="9.328cm" svg:height="0.475cm" svg:x="2.2cm" svg:y="21.144cm">
          <draw:text-box>
            <text:p text:style-name="P1"><text:span text:style-name="T4">parties with an interest in or affected by the issue.</text:span></text:p>
          </draw:text-box>
        </draw:frame>
        <draw:frame draw:style-name="gr5" draw:text-style-name="P6" draw:layer="layout" svg:width="7.973cm" svg:height="0.556cm" svg:x="2.2cm" svg:y="22.265cm">
          <draw:text-box>
            <text:p text:style-name="P1"><text:span text:style-name="T6">The actions of other governments</text:span></text:p>
          </draw:text-box>
        </draw:frame>
        <draw:frame draw:style-name="gr1" draw:text-style-name="P2" draw:layer="layout" svg:width="16.207cm" svg:height="0.475cm" svg:x="2.2cm" svg:y="23.093cm">
          <draw:text-box>
            <text:p text:style-name="P1"><text:span text:style-name="T7">101. </text:span><text:span text:style-name="T4"><text:s/>This Inquiry was asked to consider the actions of the UK Government, not those </text:span></text:p>
          </draw:text-box>
        </draw:frame>
        <draw:frame draw:style-name="gr1" draw:text-style-name="P2" draw:layer="layout" svg:width="16.338cm" svg:height="0.475cm" svg:x="2.2cm" svg:y="23.658cm">
          <draw:text-box>
            <text:p text:style-name="P1"><text:span text:style-name="T4">of its allies. The existence of a Coalition of states working in Iraq, however, means that </text:span></text:p>
          </draw:text-box>
        </draw:frame>
        <draw:frame draw:style-name="gr1" draw:text-style-name="P2" draw:layer="layout" svg:width="16.326cm" svg:height="0.475cm" svg:x="2.2cm" svg:y="24.222cm">
          <draw:text-box>
            <text:p text:style-name="P1"><text:span text:style-name="T4">this report inevitably considers the decisions and actions of other countries where they </text:span></text:p>
          </draw:text-box>
        </draw:frame>
        <draw:frame draw:style-name="gr1" draw:text-style-name="P2" draw:layer="layout" svg:width="6.471cm" svg:height="0.475cm" svg:x="2.2cm" svg:y="24.787cm">
          <draw:text-box>
            <text:p text:style-name="P1"><text:span text:style-name="T4">affected choices made by the UK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1" draw:text-style-name="P2" draw:layer="layout" svg:width="16.16cm" svg:height="0.475cm" svg:x="2.2cm" svg:y="2.525cm">
          <draw:text-box>
            <text:p text:style-name="P1"><text:span text:style-name="T7">102. </text:span><text:span text:style-name="T4"><text:s/>That is particularly true of the US: in many instances the approach taken by the <text:s/></text:span></text:p>
          </draw:text-box>
        </draw:frame>
        <draw:frame draw:style-name="gr1" draw:text-style-name="P2" draw:layer="layout" svg:width="16.317cm" svg:height="0.475cm" svg:x="2.2cm" svg:y="3.09cm">
          <draw:text-box>
            <text:p text:style-name="P1"><text:span text:style-name="T4">UK Government can only be understood in the context of its dialogue with Washington </text:span></text:p>
          </draw:text-box>
        </draw:frame>
        <draw:frame draw:style-name="gr1" draw:text-style-name="P2" draw:layer="layout" svg:width="5.713cm" svg:height="0.475cm" svg:x="2.2cm" svg:y="3.654cm">
          <draw:text-box>
            <text:p text:style-name="P1"><text:span text:style-name="T4">and the evolution of US policy.</text:span></text:p>
          </draw:text-box>
        </draw:frame>
        <draw:frame draw:style-name="gr1" draw:text-style-name="P2" draw:layer="layout" svg:width="16.77cm" svg:height="0.475cm" svg:x="2.2cm" svg:y="4.568cm">
          <draw:text-box>
            <text:p text:style-name="P1"><text:span text:style-name="T7">103. </text:span><text:span text:style-name="T4"><text:s/>The Inquiry has not been given access to the closed official records of other states, </text:span></text:p>
          </draw:text-box>
        </draw:frame>
        <draw:frame draw:style-name="gr1" draw:text-style-name="P2" draw:layer="layout" svg:width="16.355cm" svg:height="0.475cm" svg:x="2.2cm" svg:y="5.133cm">
          <draw:text-box>
            <text:p text:style-name="P1"><text:span text:style-name="T4">except when those documents were shared with the UK Government and so appear in </text:span></text:p>
          </draw:text-box>
        </draw:frame>
        <draw:frame draw:style-name="gr1" draw:text-style-name="P2" draw:layer="layout" svg:width="1.534cm" svg:height="0.475cm" svg:x="2.2cm" svg:y="5.697cm">
          <draw:text-box>
            <text:p text:style-name="P1"><text:span text:style-name="T4">its files. </text:span></text:p>
          </draw:text-box>
        </draw:frame>
        <draw:frame draw:style-name="gr1" draw:text-style-name="P2" draw:layer="layout" svg:width="16.135cm" svg:height="0.475cm" svg:x="2.2cm" svg:y="6.612cm">
          <draw:text-box>
            <text:p text:style-name="P1"><text:span text:style-name="T7">104. </text:span><text:span text:style-name="T4"><text:s/>In May 2010, members of the Iraq Inquiry Committee visited France and the US </text:span></text:p>
          </draw:text-box>
        </draw:frame>
        <draw:frame draw:style-name="gr1" draw:text-style-name="P2" draw:layer="layout" svg:width="16.495cm" svg:height="0.475cm" svg:x="2.2cm" svg:y="7.176cm">
          <draw:text-box>
            <text:p text:style-name="P1"><text:span text:style-name="T4">for meetings with a range of individuals, to gain a wider international perspective on the </text:span></text:p>
          </draw:text-box>
        </draw:frame>
        <draw:frame draw:style-name="gr1" draw:text-style-name="P2" draw:layer="layout" svg:width="16.605cm" svg:height="0.475cm" svg:x="2.2cm" svg:y="7.741cm">
          <draw:text-box>
            <text:p text:style-name="P1"><text:span text:style-name="T4">UK’s involvement in Iraq over the period covered by the Inquiry and to provide a context </text:span></text:p>
          </draw:text-box>
        </draw:frame>
        <draw:frame draw:style-name="gr1" draw:text-style-name="P2" draw:layer="layout" svg:width="16.563cm" svg:height="0.475cm" svg:x="2.2cm" svg:y="8.305cm">
          <draw:text-box>
            <text:p text:style-name="P1"><text:span text:style-name="T4">for accounts given to the Inquiry by UK witnesses. Ambassador L Paul Bremer provided </text:span></text:p>
          </draw:text-box>
        </draw:frame>
        <draw:frame draw:style-name="gr1" draw:text-style-name="P2" draw:layer="layout" svg:width="11.572cm" svg:height="0.475cm" svg:x="2.2cm" svg:y="8.87cm">
          <draw:text-box>
            <text:p text:style-name="P1"><text:span text:style-name="T4">a statement to the Inquiry, which is published on our website. </text:span></text:p>
          </draw:text-box>
        </draw:frame>
        <draw:frame draw:style-name="gr1" draw:text-style-name="P2" draw:layer="layout" svg:width="16.817cm" svg:height="0.475cm" svg:x="2.2cm" svg:y="9.784cm">
          <draw:text-box>
            <text:p text:style-name="P1"><text:span text:style-name="T7">105. </text:span><text:span text:style-name="T4"><text:s/>Four members of the Iraq Inquiry Committee visited Iraq in September and October </text:span></text:p>
          </draw:text-box>
        </draw:frame>
        <draw:frame draw:style-name="gr1" draw:text-style-name="P2" draw:layer="layout" svg:width="13.083cm" svg:height="0.475cm" svg:x="2.2cm" svg:y="10.348cm">
          <draw:text-box>
            <text:p text:style-name="P1"><text:span text:style-name="T4">2010, to receive an Iraqi perspective on the UK’s involvement in Iraq. </text:span></text:p>
          </draw:text-box>
        </draw:frame>
        <draw:frame draw:style-name="gr1" draw:text-style-name="P2" draw:layer="layout" svg:width="16.656cm" svg:height="0.475cm" svg:x="2.2cm" svg:y="11.263cm">
          <draw:text-box>
            <text:p text:style-name="P1"><text:span text:style-name="T7">106. </text:span><text:span text:style-name="T4"><text:s/>The Committee’s discussions in France, the US and Iraq were not formal evidence </text:span></text:p>
          </draw:text-box>
        </draw:frame>
        <draw:frame draw:style-name="gr1" draw:text-style-name="P2" draw:layer="layout" svg:width="16.563cm" svg:height="0.475cm" svg:x="2.2cm" svg:y="11.827cm">
          <draw:text-box>
            <text:p text:style-name="P1"><text:span text:style-name="T4">sessions and therefore records of the discussions have not been published. The names </text:span></text:p>
          </draw:text-box>
        </draw:frame>
        <draw:frame draw:style-name="gr1" draw:text-style-name="P2" draw:layer="layout" svg:width="16.207cm" svg:height="0.475cm" svg:x="2.2cm" svg:y="12.392cm">
          <draw:text-box>
            <text:p text:style-name="P1"><text:span text:style-name="T4">of the individuals that the Committee met during those visits, who have confirmed that </text:span></text:p>
          </draw:text-box>
        </draw:frame>
        <draw:frame draw:style-name="gr1" draw:text-style-name="P2" draw:layer="layout" svg:width="15.758cm" svg:height="0.475cm" svg:x="2.2cm" svg:y="12.956cm">
          <draw:text-box>
            <text:p text:style-name="P1"><text:span text:style-name="T4">they are content for their names to be published, are listed on the Inquiry’s website. </text:span></text:p>
          </draw:text-box>
        </draw:frame>
        <draw:frame draw:style-name="gr1" draw:text-style-name="P2" draw:layer="layout" svg:width="16.038cm" svg:height="0.475cm" svg:x="2.2cm" svg:y="13.871cm">
          <draw:text-box>
            <text:p text:style-name="P1"><text:span text:style-name="T7">107. </text:span><text:span text:style-name="T4"><text:s/>Most senior members of the Bush Administration whom the Inquiry approached </text:span></text:p>
          </draw:text-box>
        </draw:frame>
        <draw:frame draw:style-name="gr1" draw:text-style-name="P2" draw:layer="layout" svg:width="15.179cm" svg:height="0.475cm" svg:x="2.2cm" svg:y="14.435cm">
          <draw:text-box>
            <text:p text:style-name="P1"><text:span text:style-name="T4">declined the request for such a meeting but the Inquiry was nevertheless able to </text:span></text:p>
          </draw:text-box>
        </draw:frame>
        <draw:frame draw:style-name="gr1" draw:text-style-name="P2" draw:layer="layout" svg:width="15.826cm" svg:height="0.475cm" svg:x="2.2cm" svg:y="15cm">
          <draw:text-box>
            <text:p text:style-name="P1"><text:span text:style-name="T4">meet a number of officials who had been closely involved with the development and </text:span></text:p>
          </draw:text-box>
        </draw:frame>
        <draw:frame draw:style-name="gr1" draw:text-style-name="P2" draw:layer="layout" svg:width="5.467cm" svg:height="0.475cm" svg:x="2.2cm" svg:y="15.564cm">
          <draw:text-box>
            <text:p text:style-name="P1"><text:span text:style-name="T4">implementation of US policy. </text:span></text:p>
          </draw:text-box>
        </draw:frame>
        <draw:frame draw:style-name="gr5" draw:text-style-name="P6" draw:layer="layout" svg:width="11.546cm" svg:height="0.556cm" svg:x="2.2cm" svg:y="16.685cm">
          <draw:text-box>
            <text:p text:style-name="P1"><text:span text:style-name="T6">The criticism of individuals and “Maxwellisation”</text:span></text:p>
          </draw:text-box>
        </draw:frame>
        <draw:frame draw:style-name="gr1" draw:text-style-name="P2" draw:layer="layout" svg:width="16.165cm" svg:height="0.475cm" svg:x="2.2cm" svg:y="17.513cm">
          <draw:text-box>
            <text:p text:style-name="P1"><text:span text:style-name="T7">108. </text:span><text:span text:style-name="T4"><text:s/>One of the last activities the Inquiry completed before publishing its Report was <text:s/></text:span></text:p>
          </draw:text-box>
        </draw:frame>
        <draw:frame draw:style-name="gr1" draw:text-style-name="P2" draw:layer="layout" svg:width="7.406cm" svg:height="0.475cm" svg:x="2.2cm" svg:y="18.078cm">
          <draw:text-box>
            <text:p text:style-name="P1"><text:span text:style-name="T4">the so-called “Maxwellisation” process. </text:span></text:p>
          </draw:text-box>
        </draw:frame>
        <draw:frame draw:style-name="gr1" draw:text-style-name="P2" draw:layer="layout" svg:width="16.088cm" svg:height="0.475cm" svg:x="2.2cm" svg:y="18.992cm">
          <draw:text-box>
            <text:p text:style-name="P1"><text:span text:style-name="T7">109. </text:span><text:span text:style-name="T4"><text:s/>In the course of its work, the Inquiry formed judgements which are critical of the </text:span></text:p>
          </draw:text-box>
        </draw:frame>
        <draw:frame draw:style-name="gr1" draw:text-style-name="P2" draw:layer="layout" svg:width="16.55cm" svg:height="0.475cm" svg:x="2.2cm" svg:y="19.557cm">
          <draw:text-box>
            <text:p text:style-name="P1"><text:span text:style-name="T4">decisions or actions of individuals who occupied positions of responsibility. Although the </text:span></text:p>
          </draw:text-box>
        </draw:frame>
        <draw:frame draw:style-name="gr1" draw:text-style-name="P2" draw:layer="layout" svg:width="16.546cm" svg:height="0.475cm" svg:x="2.2cm" svg:y="20.121cm">
          <draw:text-box>
            <text:p text:style-name="P1"><text:span text:style-name="T4">main focus of this Inquiry has been on learning lessons, where the Inquiry has reached <text:s/></text:span></text:p>
          </draw:text-box>
        </draw:frame>
        <draw:frame draw:style-name="gr1" draw:text-style-name="P2" draw:layer="layout" svg:width="16.927cm" svg:height="0.475cm" svg:x="2.2cm" svg:y="20.686cm">
          <draw:text-box>
            <text:p text:style-name="P1"><text:span text:style-name="T4">a critical view it has expressed it frankly. Such views can be found throughout this Report. </text:span></text:p>
          </draw:text-box>
        </draw:frame>
        <draw:frame draw:style-name="gr1" draw:text-style-name="P2" draw:layer="layout" svg:width="15.53cm" svg:height="0.475cm" svg:x="2.2cm" svg:y="21.6cm">
          <draw:text-box>
            <text:p text:style-name="P1"><text:span text:style-name="T7">110. </text:span><text:span text:style-name="T4"><text:s/>When the Inquiry has felt it necessary to be critical, it has sought to be fair to </text:span></text:p>
          </draw:text-box>
        </draw:frame>
        <draw:frame draw:style-name="gr1" draw:text-style-name="P2" draw:layer="layout" svg:width="16cm" svg:height="0.475cm" svg:x="2.2cm" svg:y="22.165cm">
          <draw:text-box>
            <text:p text:style-name="P1"><text:span text:style-name="T4">the individual in question. Fairness requires individuals to be given the opportunity to </text:span></text:p>
          </draw:text-box>
        </draw:frame>
        <draw:frame draw:style-name="gr1" draw:text-style-name="P2" draw:layer="layout" svg:width="15.873cm" svg:height="0.475cm" svg:x="2.2cm" svg:y="22.729cm">
          <draw:text-box>
            <text:p text:style-name="P1"><text:span text:style-name="T4">respond to potential criticism. That is the purpose of the process often referred to as </text:span></text:p>
          </draw:text-box>
        </draw:frame>
        <draw:frame draw:style-name="gr1" draw:text-style-name="P2" draw:layer="layout" svg:width="3.156cm" svg:height="0.475cm" svg:x="2.2cm" svg:y="23.293cm">
          <draw:text-box>
            <text:p text:style-name="P1"><text:span text:style-name="T4">“</text:span><text:span text:style-name="T4">Maxwellisation”.</text:span></text:p>
          </draw:text-box>
        </draw:frame>
        <draw:frame draw:style-name="gr1" draw:text-style-name="P2" draw:layer="layout" svg:width="16.08cm" svg:height="0.475cm" svg:x="2.2cm" svg:y="24.208cm">
          <draw:text-box>
            <text:p text:style-name="P1"><text:span text:style-name="T7">111. </text:span><text:span text:style-name="T4"><text:s/>The Inquiry has not criticised any individual who has not given evidence to it. All </text:span></text:p>
          </draw:text-box>
        </draw:frame>
        <draw:frame draw:style-name="gr1" draw:text-style-name="P2" draw:layer="layout" svg:width="16.305cm" svg:height="0.475cm" svg:x="2.2cm" svg:y="24.772cm">
          <draw:text-box>
            <text:p text:style-name="P1"><text:span text:style-name="T4">those who gave evidence did so in accordance with the terms of the Witness Protocol, </text:span></text:p>
          </draw:text-box>
        </draw:frame>
        <draw:frame draw:style-name="gr1" draw:text-style-name="P2" draw:layer="layout" svg:width="5.32cm" svg:height="0.475cm" svg:x="2.2cm" svg:y="25.337cm">
          <draw:text-box>
            <text:p text:style-name="P1"><text:span text:style-name="T4">paragraph</text:span><text:span text:style-name="T10"> </text:span><text:span text:style-name="T4">10 of which says: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1.835cm" svg:height="0.395cm" svg:x="16.957cm" svg:y="1.138cm">
          <draw:text-box>
            <text:p text:style-name="P1"><text:span text:style-name="T5">Introduc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1" draw:text-style-name="P2" draw:layer="layout" svg:width="15.399cm" svg:height="0.475cm" svg:x="2.95cm" svg:y="2.525cm">
          <draw:text-box>
            <text:p text:style-name="P1"><text:span text:style-name="T4">“</text:span><text:span text:style-name="T4">The prime purpose of the Inquiry is to identify lessons to be learned. The Inquiry <text:s/></text:span></text:p>
          </draw:text-box>
        </draw:frame>
        <draw:frame draw:style-name="gr1" draw:text-style-name="P2" draw:layer="layout" svg:width="15.758cm" svg:height="0.475cm" svg:x="2.95cm" svg:y="3.09cm">
          <draw:text-box>
            <text:p text:style-name="P1"><text:span text:style-name="T4">is not a court of law and nobody will be on trial, although the Committee will not shy </text:span></text:p>
          </draw:text-box>
        </draw:frame>
        <draw:frame draw:style-name="gr1" draw:text-style-name="P2" draw:layer="layout" svg:width="15.716cm" svg:height="0.475cm" svg:x="2.95cm" svg:y="3.654cm">
          <draw:text-box>
            <text:p text:style-name="P1"><text:span text:style-name="T4">away from making criticisms if warranted. In the event that a particular witness may </text:span></text:p>
          </draw:text-box>
        </draw:frame>
        <draw:frame draw:style-name="gr1" draw:text-style-name="P2" draw:layer="layout" svg:width="15.504cm" svg:height="0.475cm" svg:x="2.95cm" svg:y="4.218cm">
          <draw:text-box>
            <text:p text:style-name="P1"><text:span text:style-name="T4">be the subject of criticism by the Inquiry, the Inquiry Secretariat will, in accordance </text:span></text:p>
          </draw:text-box>
        </draw:frame>
        <draw:frame draw:style-name="gr1" draw:text-style-name="P2" draw:layer="layout" svg:width="15.339cm" svg:height="0.475cm" svg:x="2.95cm" svg:y="4.783cm">
          <draw:text-box>
            <text:p text:style-name="P1"><text:span text:style-name="T4">with normal practice, notify that witness separately, in writing at least seven days <text:s/></text:span></text:p>
          </draw:text-box>
        </draw:frame>
        <draw:frame draw:style-name="gr1" draw:text-style-name="P2" draw:layer="layout" svg:width="14.874cm" svg:height="0.475cm" svg:x="2.95cm" svg:y="5.347cm">
          <draw:text-box>
            <text:p text:style-name="P1"><text:span text:style-name="T4">in advance of the evidence session, of the nature of the potential criticism and <text:s/></text:span></text:p>
          </draw:text-box>
        </draw:frame>
        <draw:frame draw:style-name="gr1" draw:text-style-name="P2" draw:layer="layout" svg:width="5.582cm" svg:height="0.475cm" svg:x="2.95cm" svg:y="5.912cm">
          <draw:text-box>
            <text:p text:style-name="P1"><text:span text:style-name="T4">the evidence that supports it.”</text:span></text:p>
          </draw:text-box>
        </draw:frame>
        <draw:frame draw:style-name="gr1" draw:text-style-name="P2" draw:layer="layout" svg:width="10.048cm" svg:height="0.475cm" svg:x="2.2cm" svg:y="6.826cm">
          <draw:text-box>
            <text:p text:style-name="P1"><text:span text:style-name="T7">112. </text:span><text:span text:style-name="T4"><text:s/>Paragraph 30 of the Witness Protocol</text:span><text:span text:style-name="T10"> </text:span><text:span text:style-name="T4">says that:</text:span></text:p>
          </draw:text-box>
        </draw:frame>
        <draw:frame draw:style-name="gr1" draw:text-style-name="P2" draw:layer="layout" svg:width="14.908cm" svg:height="0.475cm" svg:x="2.95cm" svg:y="7.741cm">
          <draw:text-box>
            <text:p text:style-name="P1"><text:span text:style-name="T4">“</text:span><text:span text:style-name="T4">If the Inquiry expects to criticise an individual in the final report, that individual <text:s/></text:span></text:p>
          </draw:text-box>
        </draw:frame>
        <draw:frame draw:style-name="gr1" draw:text-style-name="P2" draw:layer="layout" svg:width="15.301cm" svg:height="0.475cm" svg:x="2.95cm" svg:y="8.305cm">
          <draw:text-box>
            <text:p text:style-name="P1"><text:span text:style-name="T4">will, in accordance with normal practice, be provided with relevant sections of the </text:span></text:p>
          </draw:text-box>
        </draw:frame>
        <draw:frame draw:style-name="gr1" draw:text-style-name="P2" draw:layer="layout" svg:width="15.162cm" svg:height="0.475cm" svg:x="2.95cm" svg:y="8.87cm">
          <draw:text-box>
            <text:p text:style-name="P1"><text:span text:style-name="T4">draft report in order to make any representations on the proposed criticism prior <text:s/></text:span></text:p>
          </draw:text-box>
        </draw:frame>
        <draw:frame draw:style-name="gr1" draw:text-style-name="P2" draw:layer="layout" svg:width="6.077cm" svg:height="0.475cm" svg:x="2.95cm" svg:y="9.434cm">
          <draw:text-box>
            <text:p text:style-name="P1"><text:span text:style-name="T4">to publication of the final report.”</text:span></text:p>
          </draw:text-box>
        </draw:frame>
        <draw:frame draw:style-name="gr1" draw:text-style-name="P2" draw:layer="layout" svg:width="16.216cm" svg:height="0.475cm" svg:x="2.2cm" svg:y="10.348cm">
          <draw:text-box>
            <text:p text:style-name="P1"><text:span text:style-name="T7">113. </text:span><text:span text:style-name="T4"><text:s/>All witnesses who appeared before the Inquiry were told in advance of the areas </text:span></text:p>
          </draw:text-box>
        </draw:frame>
        <draw:frame draw:style-name="gr1" draw:text-style-name="P2" draw:layer="layout" svg:width="16.161cm" svg:height="0.475cm" svg:x="2.2cm" svg:y="10.913cm">
          <draw:text-box>
            <text:p text:style-name="P1"><text:span text:style-name="T4">that would be covered during questioning. A small number were also notified of points </text:span></text:p>
          </draw:text-box>
        </draw:frame>
        <draw:frame draw:style-name="gr1" draw:text-style-name="P2" draw:layer="layout" svg:width="15.255cm" svg:height="0.475cm" svg:x="2.2cm" svg:y="11.477cm">
          <draw:text-box>
            <text:p text:style-name="P1"><text:span text:style-name="T4">of potential criticism before they gave evidence to the Inquiry, in accordance with </text:span></text:p>
          </draw:text-box>
        </draw:frame>
        <draw:frame draw:style-name="gr1" draw:text-style-name="P2" draw:layer="layout" svg:width="2.771cm" svg:height="0.475cm" svg:x="2.2cm" svg:y="12.042cm">
          <draw:text-box>
            <text:p text:style-name="P1"><text:span text:style-name="T4">paragraph 10. </text:span></text:p>
          </draw:text-box>
        </draw:frame>
        <draw:frame draw:style-name="gr1" draw:text-style-name="P2" draw:layer="layout" svg:width="16.648cm" svg:height="0.475cm" svg:x="2.2cm" svg:y="12.956cm">
          <draw:text-box>
            <text:p text:style-name="P1"><text:span text:style-name="T7">114. </text:span><text:span text:style-name="T4"><text:s/>Material which now forms part of the Inquiry’s Report continued to be received and </text:span></text:p>
          </draw:text-box>
        </draw:frame>
        <draw:frame draw:style-name="gr1" draw:text-style-name="P2" draw:layer="layout" svg:width="16.432cm" svg:height="0.475cm" svg:x="2.2cm" svg:y="13.521cm">
          <draw:text-box>
            <text:p text:style-name="P1"><text:span text:style-name="T4">assessed after the conclusion of its hearings. In July 2013, the Inquiry told a number of </text:span></text:p>
          </draw:text-box>
        </draw:frame>
        <draw:frame draw:style-name="gr1" draw:text-style-name="P2" draw:layer="layout" svg:width="16.266cm" svg:height="0.475cm" svg:x="2.2cm" svg:y="14.085cm">
          <draw:text-box>
            <text:p text:style-name="P1"><text:span text:style-name="T4">individuals that they would be given an opportunity to make representations on points <text:s/></text:span></text:p>
          </draw:text-box>
        </draw:frame>
        <draw:frame draw:style-name="gr1" draw:text-style-name="P2" draw:layer="layout" svg:width="10.369cm" svg:height="0.475cm" svg:x="2.2cm" svg:y="14.65cm">
          <draw:text-box>
            <text:p text:style-name="P1"><text:span text:style-name="T4">of potential criticism, in accordance with paragraph 30. </text:span></text:p>
          </draw:text-box>
        </draw:frame>
        <draw:frame draw:style-name="gr1" draw:text-style-name="P2" draw:layer="layout" svg:width="15.699cm" svg:height="0.475cm" svg:x="2.2cm" svg:y="15.564cm">
          <draw:text-box>
            <text:p text:style-name="P1"><text:span text:style-name="T7">115. </text:span><text:span text:style-name="T4"><text:s/>Relevant extracts from the Inquiry’s draft report were sent to those individuals </text:span></text:p>
          </draw:text-box>
        </draw:frame>
        <draw:frame draw:style-name="gr1" draw:text-style-name="P2" draw:layer="layout" svg:width="15.314cm" svg:height="0.475cm" svg:x="2.2cm" svg:y="16.128cm">
          <draw:text-box>
            <text:p text:style-name="P1"><text:span text:style-name="T4">on a confidential basis from October 2014, following completion of the process of </text:span></text:p>
          </draw:text-box>
        </draw:frame>
        <draw:frame draw:style-name="gr1" draw:text-style-name="P2" draw:layer="layout" svg:width="16.334cm" svg:height="0.475cm" svg:x="2.2cm" svg:y="16.693cm">
          <draw:text-box>
            <text:p text:style-name="P1"><text:span text:style-name="T4">declassifying material from the minutes of Cabinet meetings and from communications </text:span></text:p>
          </draw:text-box>
        </draw:frame>
        <draw:frame draw:style-name="gr1" draw:text-style-name="P2" draw:layer="layout" svg:width="15.911cm" svg:height="0.475cm" svg:x="2.2cm" svg:y="17.257cm">
          <draw:text-box>
            <text:p text:style-name="P1"><text:span text:style-name="T4">between Mr Blair and President Bush. A small number of individuals received further </text:span></text:p>
          </draw:text-box>
        </draw:frame>
        <draw:frame draw:style-name="gr1" draw:text-style-name="P2" draw:layer="layout" svg:width="4.299cm" svg:height="0.475cm" svg:x="2.2cm" svg:y="17.822cm">
          <draw:text-box>
            <text:p text:style-name="P1"><text:span text:style-name="T4">material in early 2016. </text:span></text:p>
          </draw:text-box>
        </draw:frame>
        <draw:frame draw:style-name="gr1" draw:text-style-name="P2" draw:layer="layout" svg:width="15.962cm" svg:height="0.475cm" svg:x="2.2cm" svg:y="18.736cm">
          <draw:text-box>
            <text:p text:style-name="P1"><text:span text:style-name="T7">116. </text:span><text:span text:style-name="T4"><text:s/>In the Inquiry’s view, this procedure was necessary to ensure fairness to those <text:s/></text:span></text:p>
          </draw:text-box>
        </draw:frame>
        <draw:frame draw:style-name="gr1" draw:text-style-name="P2" draw:layer="layout" svg:width="16.406cm" svg:height="0.475cm" svg:x="2.2cm" svg:y="19.301cm">
          <draw:text-box>
            <text:p text:style-name="P1"><text:span text:style-name="T4">who might be criticised in the Report. The Inquiry appreciates the constructive manner <text:s/></text:span></text:p>
          </draw:text-box>
        </draw:frame>
        <draw:frame draw:style-name="gr1" draw:text-style-name="P2" draw:layer="layout" svg:width="13.794cm" svg:height="0.475cm" svg:x="2.2cm" svg:y="19.865cm">
          <draw:text-box>
            <text:p text:style-name="P1"><text:span text:style-name="T4">in which all who were engaged in the Maxwellisation process responded. </text:span></text:p>
          </draw:text-box>
        </draw:frame>
        <draw:frame draw:style-name="gr1" draw:text-style-name="P2" draw:layer="layout" svg:width="15.856cm" svg:height="0.475cm" svg:x="2.2cm" svg:y="20.78cm">
          <draw:text-box>
            <text:p text:style-name="P1"><text:span text:style-name="T7">117. </text:span><text:span text:style-name="T4"><text:s/>In reaching its final conclusions, the Inquiry has considered all representations </text:span></text:p>
          </draw:text-box>
        </draw:frame>
        <draw:frame draw:style-name="gr1" draw:text-style-name="P2" draw:layer="layout" svg:width="3.66cm" svg:height="0.475cm" svg:x="2.2cm" svg:y="21.344cm">
          <draw:text-box>
            <text:p text:style-name="P1"><text:span text:style-name="T4">received with care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7"/>
    <meta:generator>LibreOffice/5.1.4.2$Linux_X86_64 LibreOffice_project/10m0$Build-2</meta:generator>
  </office:meta>
</office:document-meta>
</file>